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20100000500000002D0C05133351BEDB42D.png" manifest:media-type="image/png"/>
  <manifest:file-entry manifest:full-path="Pictures/1000020100000500000002D0EF1641FCB1F72DB2.png" manifest:media-type="image/png"/>
  <manifest:file-entry manifest:full-path="Pictures/1000020100000500000002D0FE2D0B1A4700F95D.png" manifest:media-type="image/png"/>
  <manifest:file-entry manifest:full-path="Pictures/1000020100000500000002D0240C3CB0A1FF2EEC.png" manifest:media-type="image/png"/>
  <manifest:file-entry manifest:full-path="Pictures/1000020100000500000002D037ADDE88F0AFB24C.png" manifest:media-type="image/png"/>
  <manifest:file-entry manifest:full-path="styles.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draw:fill="bitmap" draw:fill-image-name="background"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bitmap" draw:fill-image-name="Bitmap_20_6" style:repeat="stretch" presentation:display-footer="true" presentation:display-page-number="false" presentation:display-date-time="true"/>
    </style:style>
    <style:style style:name="dp4" style:family="drawing-page">
      <style:drawing-page-properties presentation:background-visible="true" presentation:background-objects-visible="true" draw:fill="bitmap" draw:fill-image-name="Bitmap_20_3" style:repeat="stretch" presentation:display-footer="true" presentation:display-page-number="false" presentation:display-date-time="true"/>
    </style:style>
    <style:style style:name="dp5" style:family="drawing-page">
      <style:drawing-page-properties presentation:background-visible="true" presentation:background-objects-visible="true" draw:fill="bitmap" draw:fill-image-name="Bitmap_20_5" style:repeat="stretch"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gr1" style:family="graphic" style:parent-style-name="standard">
      <style:graphic-properties draw:stroke="none" svg:stroke-color="#000000" draw:fill="solid" draw:fill-color="#ffffff" draw:opacity="50%" draw:fill-image-width="0cm" draw:fill-image-height="0cm" draw:auto-grow-height="true" draw:auto-grow-width="false" fo:max-height="0cm" fo:min-height="0.319cm" draw:shadow-offset-x="0.203cm" draw:shadow-offset-y="0.203cm" draw:shadow-opacity="50%"/>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justify" draw:textarea-vertical-align="top" draw:auto-grow-height="true" draw:auto-grow-width="false" fo:max-height="0cm" fo:min-height="4.661cm"/>
    </style:style>
    <style:style style:name="gr4" style:family="graphic" style:parent-style-name="standard">
      <style:graphic-properties draw:stroke="none" svg:stroke-color="#000000" draw:fill="solid" draw:fill-color="#ffffff" draw:opacity="50%" draw:fill-image-width="0cm" draw:fill-image-height="0cm" draw:auto-grow-height="true" draw:auto-grow-width="false" fo:max-height="0cm" fo:min-height="0.955cm" draw:shadow-offset-x="0.203cm" draw:shadow-offset-y="0.203cm" draw:shadow-opacity="50%"/>
    </style:style>
    <style:style style:name="gr5" style:family="graphic" style:parent-style-name="standard">
      <style:graphic-properties draw:stroke="none" svg:stroke-color="#000000" draw:fill="none" draw:fill-color="#ffffff" draw:textarea-horizontal-align="justify" draw:textarea-vertical-align="top" draw:auto-grow-height="true" draw:auto-grow-width="false" fo:max-height="0cm" fo:min-height="10.971cm"/>
    </style:style>
    <style:style style:name="gr6"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3.794cm" fo:min-width="3.593cm" fo:padding-top="0.15cm" fo:padding-bottom="0.15cm" fo:padding-left="0.275cm" fo:padding-right="0.275cm"/>
    </style:style>
    <style:style style:name="gr7" style:family="graphic" style:parent-style-name="standard">
      <style:graphic-properties draw:stroke="none" svg:stroke-color="#000000" draw:fill="none" draw:fill-color="#ffffff" draw:auto-grow-height="true" draw:auto-grow-width="false" fo:max-height="0cm" fo:min-height="0.713cm"/>
    </style:style>
    <style:style style:name="gr8"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3.794cm" fo:min-width="3.506cm" fo:padding-top="0.15cm" fo:padding-bottom="0.15cm" fo:padding-left="0.275cm" fo:padding-right="0.275cm"/>
    </style:style>
    <style:style style:name="gr9" style:family="graphic" style:parent-style-name="objectwithoutfill">
      <style:graphic-properties svg:stroke-color="#cc00cc" draw:marker-end="Arrow" draw:marker-end-width="0.3cm" draw:fill="none"/>
    </style:style>
    <style:style style:name="gr10"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9.56cm" fo:min-width="2.12cm" fo:padding-top="0.15cm" fo:padding-bottom="0.15cm" fo:padding-left="0.275cm" fo:padding-right="0.275cm"/>
    </style:style>
    <style:style style:name="gr11"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9.235cm" fo:min-width="1.872cm" fo:padding-top="0.15cm" fo:padding-bottom="0.15cm" fo:padding-left="0.275cm" fo:padding-right="0.275cm"/>
    </style:style>
    <style:style style:name="gr12" style:family="graphic" style:parent-style-name="objectwithoutfill">
      <style:graphic-properties draw:stroke="dash" draw:stroke-dash="Fine_20_Dashed" svg:stroke-color="#cc00cc" draw:marker-end="Arrow" draw:marker-end-width="0.3cm" svg:stroke-opacity="50%" draw:fill="none"/>
    </style:style>
    <style:style style:name="gr13" style:family="graphic" style:parent-style-name="standard">
      <style:graphic-properties draw:stroke="none" svg:stroke-color="#000000" draw:fill="none" draw:fill-color="#ffffff" draw:auto-grow-height="true" draw:auto-grow-width="false" fo:max-height="0cm" fo:min-height="1.867cm"/>
    </style:style>
    <style:style style:name="gr14"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4.317cm" fo:min-width="2.12cm" fo:padding-top="0.15cm" fo:padding-bottom="0.15cm" fo:padding-left="0.275cm" fo:padding-right="0.275cm"/>
    </style:style>
    <style:style style:name="gr15"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4.618cm" fo:min-width="1.872cm" fo:padding-top="0.15cm" fo:padding-bottom="0.15cm" fo:padding-left="0.275cm" fo:padding-right="0.275cm"/>
    </style:style>
    <style:style style:name="gr16" style:family="graphic" style:parent-style-name="standard">
      <style:graphic-properties draw:stroke="none" svg:stroke-color="#000000" draw:fill="none" draw:fill-color="#ffffff" draw:textarea-horizontal-align="justify" draw:textarea-vertical-align="top" draw:auto-grow-height="true" draw:auto-grow-width="false" fo:max-height="0cm" fo:min-height="11.214cm"/>
    </style:style>
    <style:style style:name="gr17" style:family="graphic" style:parent-style-name="objectwithoutfill">
      <style:graphic-properties svg:stroke-color="#009900" draw:marker-end="Arrow" draw:marker-end-width="0.3cm" draw:fill="none"/>
    </style:style>
    <style:style style:name="gr18" style:family="graphic" style:parent-style-name="objectwithoutfill">
      <style:graphic-properties svg:stroke-color="#0000cc" draw:marker-end="Arrow" draw:marker-end-width="0.3cm" draw:fill="none"/>
    </style:style>
    <style:style style:name="gr19" style:family="graphic" style:parent-style-name="standard">
      <style:graphic-properties draw:stroke="none" svg:stroke-color="#000000" draw:fill="none" draw:fill-color="#ffffff" draw:textarea-horizontal-align="left" draw:auto-grow-height="true" draw:auto-grow-width="false" fo:min-height="0.713cm" fo:min-width="0cm"/>
    </style:style>
    <style:style style:name="gr20" style:family="graphic" style:parent-style-name="standard">
      <style:graphic-properties svg:stroke-width="0.102cm" svg:stroke-color="#1c1c1c" draw:marker-start-width="0.352cm" draw:marker-end-width="0.352cm" draw:fill-color="#808080" draw:textarea-horizontal-align="justify" draw:textarea-vertical-align="middle" draw:auto-grow-height="false" fo:min-height="0.02cm" fo:min-width="0cm" fo:padding-top="0.175cm" fo:padding-bottom="0.175cm" fo:padding-left="0.3cm" fo:padding-right="0.3cm"/>
    </style:style>
    <style:style style:name="gr21" style:family="graphic" style:parent-style-name="standard">
      <style:graphic-properties svg:stroke-width="0.102cm" svg:stroke-color="#1c1c1c" draw:marker-start-width="0.352cm" draw:marker-end-width="0.352cm" draw:fill-color="#808080" draw:textarea-horizontal-align="justify" draw:textarea-vertical-align="middle" draw:auto-grow-height="false" fo:min-height="0cm" fo:min-width="0cm" fo:padding-top="0.175cm" fo:padding-bottom="0.175cm" fo:padding-left="0.3cm" fo:padding-right="0.3cm"/>
    </style:style>
    <style:style style:name="gr22" style:family="graphic" style:parent-style-name="standard">
      <style:graphic-properties draw:stroke="none" svg:stroke-color="#000000" draw:fill="none" draw:fill-color="#ffffff" draw:auto-grow-height="true" draw:auto-grow-width="false" fo:max-height="0cm" fo:min-height="1.195cm"/>
    </style:style>
    <style:style style:name="gr23" style:family="graphic" style:parent-style-name="objectwithoutfill">
      <style:graphic-properties svg:stroke-color="#cc00cc" draw:fill="none"/>
    </style:style>
    <style:style style:name="gr24" style:family="graphic" style:parent-style-name="objectwithoutfill">
      <style:graphic-properties svg:stroke-color="#009900" draw:fill="none"/>
    </style:style>
    <style:style style:name="gr25" style:family="graphic" style:parent-style-name="objectwithoutfill">
      <style:graphic-properties svg:stroke-color="#0000cc" draw:fill="none"/>
    </style:style>
    <style:style style:name="gr26" style:family="graphic" style:parent-style-name="standard">
      <style:graphic-properties draw:stroke="none" svg:stroke-color="#000000" draw:fill="none" draw:fill-color="#ffffff" draw:auto-grow-height="true" draw:auto-grow-width="false" fo:max-height="0cm" fo:min-height="1.101cm"/>
    </style:style>
    <style:style style:name="gr27"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2.232cm" fo:min-width="0.799cm" fo:padding-top="0.15cm" fo:padding-bottom="0.15cm" fo:padding-left="0.275cm" fo:padding-right="0.275cm"/>
    </style:style>
    <style:style style:name="gr28"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3.205cm" fo:min-width="1.047cm" fo:padding-top="0.15cm" fo:padding-bottom="0.15cm" fo:padding-left="0.275cm" fo:padding-right="0.275cm"/>
    </style:style>
    <style:style style:name="gr29" style:family="graphic" style:parent-style-name="standard">
      <style:graphic-properties svg:stroke-width="0.102cm" svg:stroke-color="#0000cc" draw:marker-start-width="0.352cm" draw:marker-end-width="0.352cm" draw:fill-color="#ffffff" draw:textarea-horizontal-align="justify" draw:textarea-vertical-align="middle" draw:auto-grow-height="false" fo:min-height="0.562cm" fo:min-width="0.359cm" fo:padding-top="0.175cm" fo:padding-bottom="0.175cm" fo:padding-left="0.3cm" fo:padding-right="0.3cm"/>
    </style:style>
    <style:style style:name="gr30" style:family="graphic" style:parent-style-name="standard">
      <style:graphic-properties svg:stroke-width="0.102cm" svg:stroke-color="#0000cc" draw:marker-start-width="0.352cm" draw:marker-end-width="0.352cm" draw:fill-color="#ffffff" draw:textarea-horizontal-align="justify" draw:textarea-vertical-align="middle" draw:auto-grow-height="false" fo:min-height="0.462cm" fo:min-width="0.259cm" fo:padding-top="0.175cm" fo:padding-bottom="0.175cm" fo:padding-left="0.3cm" fo:padding-right="0.3cm"/>
    </style:style>
    <style:style style:name="gr31"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3.978cm" fo:min-width="0.799cm" fo:padding-top="0.15cm" fo:padding-bottom="0.15cm" fo:padding-left="0.275cm" fo:padding-right="0.275cm"/>
    </style:style>
    <style:style style:name="gr32"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2.844cm" fo:min-width="0.799cm" fo:padding-top="0.15cm" fo:padding-bottom="0.15cm" fo:padding-left="0.275cm" fo:padding-right="0.275cm"/>
    </style:style>
    <style:style style:name="gr33" style:family="graphic" style:parent-style-name="standard">
      <style:graphic-properties draw:stroke="none" svg:stroke-color="#0000cc" draw:fill-color="#ffffff" draw:opacity="75%" draw:textarea-horizontal-align="justify" draw:textarea-vertical-align="middle" draw:auto-grow-height="false" fo:min-height="6.365cm" fo:min-width="17.999cm" draw:shadow-opacity="75%"/>
    </style:style>
    <style:style style:name="gr34" style:family="graphic" style:parent-style-name="standard">
      <style:graphic-properties draw:stroke="none" svg:stroke-color="#0000cc" draw:fill-color="#ffffff" draw:opacity="75%" draw:textarea-horizontal-align="justify" draw:textarea-vertical-align="middle" draw:auto-grow-height="false" fo:min-height="5.636cm" fo:min-width="8.298cm" draw:shadow-opacity="75%"/>
    </style:style>
    <style:style style:name="gr35" style:family="graphic" style:parent-style-name="standard">
      <style:graphic-properties svg:stroke-width="0.102cm" svg:stroke-color="#111111" draw:marker-start-width="0.352cm" draw:marker-end-width="0.352cm" draw:fill-color="#ffff99" fo:padding-top="0.175cm" fo:padding-bottom="0.175cm" fo:padding-left="0.3cm" fo:padding-right="0.3cm"/>
    </style:style>
    <style:style style:name="gr36" style:family="graphic" style:parent-style-name="standard">
      <style:graphic-properties draw:stroke="none" svg:stroke-color="#0000cc" draw:fill-color="#ffffff" draw:opacity="75%" draw:textarea-horizontal-align="justify" draw:textarea-vertical-align="middle" draw:auto-grow-height="false" fo:min-height="4.976cm" fo:min-width="17.999cm" draw:shadow-opacity="75%"/>
    </style:style>
    <style:style style:name="gr37" style:family="graphic" style:parent-style-name="standard">
      <style:graphic-properties draw:stroke="none" svg:stroke-color="#0000cc" draw:fill="solid" draw:fill-color="#ccffff" fo:min-height="2.618cm"/>
    </style:style>
    <style:style style:name="gr38" style:family="graphic" style:parent-style-name="standard">
      <style:graphic-properties draw:stroke="none" svg:stroke-color="#0000cc" draw:fill="solid" draw:fill-color="#ffccff" fo:min-height="2.618cm"/>
    </style:style>
    <style:style style:name="gr39"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4.044cm" fo:min-width="1.047cm" fo:padding-top="0.15cm" fo:padding-bottom="0.15cm" fo:padding-left="0.275cm" fo:padding-right="0.275cm"/>
    </style:style>
    <style:style style:name="gr40"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4.177cm" fo:min-width="0.799cm" fo:padding-top="0.15cm" fo:padding-bottom="0.15cm" fo:padding-left="0.275cm" fo:padding-right="0.275cm"/>
    </style:style>
    <style:style style:name="gr41"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4.127cm" fo:min-width="1.047cm" fo:padding-top="0.15cm" fo:padding-bottom="0.15cm" fo:padding-left="0.275cm" fo:padding-right="0.275cm"/>
    </style:style>
    <style:style style:name="gr42" style:family="graphic" style:parent-style-name="standard">
      <style:graphic-properties svg:stroke-width="0.102cm" svg:stroke-color="#111111" draw:marker-start-width="0.352cm" draw:marker-end-width="0.352cm" draw:fill-color="#ffff99" draw:textarea-horizontal-align="justify" draw:fit-to-size="false" draw:fit-to-contour="false" fo:padding-top="0cm" fo:padding-bottom="0cm" fo:padding-left="0cm" fo:padding-right="0cm"/>
    </style:style>
    <style:style style:name="gr43" style:family="graphic" style:parent-style-name="standard">
      <style:graphic-properties svg:stroke-width="0.051cm" svg:stroke-color="#5e2750" draw:marker-start-width="0.355cm" draw:marker-end-width="0.355cm" draw:fill-color="#cfe7f5" draw:textarea-horizontal-align="justify" draw:textarea-vertical-align="middle" draw:auto-grow-height="false" fo:min-height="5.503cm" fo:min-width="0.799cm" fo:padding-top="0.15cm" fo:padding-bottom="0.15cm" fo:padding-left="0.275cm" fo:padding-right="0.275cm"/>
    </style:style>
    <style:style style:name="gr44" style:family="graphic" style:parent-style-name="standard">
      <style:graphic-properties svg:stroke-width="0.051cm" svg:stroke-color="#cc0000" draw:marker-start-width="0.355cm" draw:marker-end-width="0.355cm" draw:fill-color="#ffffcc" draw:textarea-horizontal-align="justify" draw:textarea-vertical-align="middle" draw:auto-grow-height="false" fo:min-height="5.593cm" fo:min-width="1.047cm" fo:padding-top="0.15cm" fo:padding-bottom="0.15cm" fo:padding-left="0.275cm" fo:padding-right="0.275cm"/>
    </style:style>
    <style:style style:name="gr45" style:family="graphic" style:parent-style-name="standard">
      <style:graphic-properties draw:stroke="none" svg:stroke-color="#cc00cc" draw:fill="solid" draw:fill-color="#ffccff" fo:min-height="1.426cm"/>
    </style:style>
    <style:style style:name="gr46" style:family="graphic" style:parent-style-name="Object_20_with_20_no_20_fill_20_and_20_no_20_line">
      <style:graphic-properties draw:ole-draw-aspect="1" style:protect="size"/>
    </style:style>
    <style:style style:name="pr1" style:family="presentation" style:parent-style-name="Bubbles-title">
      <style:graphic-properties draw:auto-grow-height="true" fo:min-height="13.838cm"/>
    </style:style>
    <style:style style:name="pr2" style:family="presentation" style:parent-style-name="Bubbles-notes">
      <style:graphic-properties draw:fill-color="#ffffff" draw:auto-grow-height="true" fo:min-height="12.572cm"/>
    </style:style>
    <style:style style:name="pr3" style:family="presentation" style:parent-style-name="Bubbles-subtitle" style:list-style-name="L1">
      <style:graphic-properties draw:fill-color="#ffffff" draw:auto-grow-height="true" fo:min-height="10.026cm"/>
    </style:style>
    <style:style style:name="pr4" style:family="presentation" style:parent-style-name="Bubbles-title">
      <style:graphic-properties fo:min-height="1.971cm"/>
    </style:style>
    <style:style style:name="pr5" style:family="presentation" style:parent-style-name="Bubbles-subtitle" style:list-style-name="L2">
      <style:graphic-properties draw:fill-color="#ffffff" draw:textarea-vertical-align="top" draw:auto-grow-height="true" fo:min-height="11.752cm"/>
    </style:style>
    <style:style style:name="pr6" style:family="presentation" style:parent-style-name="Bubbles-subtitle">
      <style:graphic-properties draw:stroke="none" svg:stroke-color="#cc00cc" draw:fill="none" draw:textarea-vertical-align="top" fo:min-height="11.925cm"/>
    </style:style>
    <style:style style:name="pr7" style:family="presentation" style:parent-style-name="Bubbles-title">
      <style:graphic-properties fo:min-height="3.108cm"/>
    </style:style>
    <style:style style:name="pr8" style:family="presentation" style:parent-style-name="Bubbles-subtitle" style:list-style-name="L1">
      <style:graphic-properties draw:fill-color="#ffffff" draw:textarea-horizontal-align="left" draw:textarea-vertical-align="top" draw:auto-grow-height="true" fo:min-height="9.262cm"/>
    </style:style>
    <style:style style:name="pr9" style:family="presentation" style:parent-style-name="Bubbles-subtitle" style:list-style-name="L1">
      <style:graphic-properties draw:fill-color="#ffffff" draw:textarea-horizontal-align="left" draw:textarea-vertical-align="top" draw:auto-grow-height="true" fo:min-height="11.116cm"/>
    </style:style>
    <style:style style:name="pr10" style:family="presentation" style:parent-style-name="Bubbles-subtitle" style:list-style-name="L1">
      <style:graphic-properties draw:fill-color="#ffffff" draw:textarea-horizontal-align="left" draw:textarea-vertical-align="top" draw:auto-grow-height="true" fo:min-height="6.384cm"/>
    </style:style>
    <style:style style:name="pr11" style:family="presentation" style:parent-style-name="Bubbles-subtitle" style:list-style-name="L1">
      <style:graphic-properties draw:fill-color="#ffffff" draw:textarea-horizontal-align="left" draw:textarea-vertical-align="top" draw:auto-grow-height="true" fo:min-height="3.722cm"/>
    </style:style>
    <style:style style:name="pr12" style:family="presentation" style:parent-style-name="Bubbles-subtitle" style:list-style-name="L1">
      <style:graphic-properties draw:fill-color="#ffffff" draw:textarea-horizontal-align="left" draw:textarea-vertical-align="top" draw:auto-grow-height="true" fo:min-height="7.514cm"/>
    </style:style>
    <style:style style:name="pr13" style:family="presentation" style:parent-style-name="Bubbles-subtitle" style:list-style-name="L1">
      <style:graphic-properties draw:fill-color="#ffffff" draw:textarea-horizontal-align="left" draw:textarea-vertical-align="top" draw:auto-grow-height="true" fo:min-height="5.689cm"/>
    </style:style>
    <style:style style:name="pr14" style:family="presentation" style:parent-style-name="Bubbles-subtitle" style:list-style-name="L1">
      <style:graphic-properties draw:fill-color="#ffffff" draw:textarea-horizontal-align="left" draw:textarea-vertical-align="top" draw:auto-grow-height="true" fo:min-height="5.689cm"/>
    </style:style>
    <style:style style:name="pr15" style:family="presentation" style:parent-style-name="Bubbles-subtitle" style:list-style-name="L1">
      <style:graphic-properties draw:fill-color="#ffffff" draw:textarea-horizontal-align="justify" draw:textarea-vertical-align="top" draw:auto-grow-height="true" fo:min-height="8.182cm"/>
    </style:style>
    <style:style style:name="pr16" style:family="presentation" style:parent-style-name="Bubbles-subtitle" style:list-style-name="L1">
      <style:graphic-properties draw:fill-color="#ffffff" draw:textarea-horizontal-align="justify" draw:textarea-vertical-align="top" draw:auto-grow-height="true" fo:min-height="2.751cm"/>
    </style:style>
    <style:style style:name="pr17" style:family="presentation" style:parent-style-name="Bubbles-subtitle" style:list-style-name="L1">
      <style:graphic-properties draw:fill-color="#ffffff" draw:textarea-horizontal-align="justify" draw:textarea-vertical-align="top" draw:auto-grow-height="true" fo:min-height="12.325cm"/>
    </style:style>
    <style:style style:name="pr18" style:family="presentation" style:parent-style-name="Bubbles-subtitle" style:list-style-name="L1">
      <style:graphic-properties draw:fill-color="#ffffff" draw:textarea-horizontal-align="justify" draw:textarea-vertical-align="top" draw:auto-grow-height="true" fo:min-height="5.689cm"/>
    </style:style>
    <style:style style:name="pr19" style:family="presentation" style:parent-style-name="Bubbles-subtitle" style:list-style-name="L1">
      <style:graphic-properties draw:fill-color="#ffffff" draw:textarea-horizontal-align="justify" draw:textarea-vertical-align="top" draw:auto-grow-height="true" fo:min-height="3.442cm"/>
    </style:style>
    <style:style style:name="pr20" style:family="presentation" style:parent-style-name="Bubbles-subtitle" style:list-style-name="L1">
      <style:graphic-properties draw:fill-color="#ffffff" draw:textarea-horizontal-align="justify" draw:textarea-vertical-align="top" draw:auto-grow-height="true" fo:min-height="3.442cm"/>
    </style:style>
    <style:style style:name="pr21" style:family="presentation" style:parent-style-name="Bubbles-subtitle" style:list-style-name="L1">
      <style:graphic-properties draw:fill-color="#ffffff" draw:textarea-horizontal-align="justify" draw:textarea-vertical-align="top" draw:auto-grow-height="true" fo:min-height="3.442cm"/>
    </style:style>
    <style:style style:name="pr22" style:family="presentation" style:parent-style-name="Bubbles-subtitle" style:list-style-name="L1">
      <style:graphic-properties draw:fill-color="#ffffff" draw:textarea-horizontal-align="justify" draw:textarea-vertical-align="top" draw:auto-grow-height="true" fo:min-height="3.442cm"/>
    </style:style>
    <style:style style:name="pr23" style:family="presentation" style:parent-style-name="Bubbles-subtitle" style:list-style-name="L1">
      <style:graphic-properties draw:fill-color="#ffffff" draw:textarea-horizontal-align="justify" draw:textarea-vertical-align="top" draw:auto-grow-height="true" fo:min-height="0.949cm"/>
    </style:style>
    <style:style style:name="pr24" style:family="presentation" style:parent-style-name="Bubbles-subtitle" style:list-style-name="L1">
      <style:graphic-properties draw:fill-color="#ffffff" draw:textarea-horizontal-align="justify" draw:textarea-vertical-align="top" draw:auto-grow-height="true" fo:min-height="4.741cm"/>
    </style:style>
    <style:style style:name="pr25" style:family="presentation" style:parent-style-name="Bubbles-subtitle" style:list-style-name="L1">
      <style:graphic-properties draw:fill-color="#ffffff" draw:textarea-horizontal-align="justify" draw:textarea-vertical-align="top" draw:auto-grow-height="true" fo:min-height="4.741cm"/>
    </style:style>
    <style:style style:name="pr26" style:family="presentation" style:parent-style-name="Bubbles-subtitle" style:list-style-name="L1">
      <style:graphic-properties draw:fill-color="#ffffff" draw:textarea-horizontal-align="justify" draw:textarea-vertical-align="top" draw:auto-grow-height="true" fo:min-height="3.793cm"/>
    </style:style>
    <style:style style:name="pr27" style:family="presentation" style:parent-style-name="Bubbles-subtitle" style:list-style-name="L1">
      <style:graphic-properties draw:fill-color="#ffffff" draw:textarea-horizontal-align="justify" draw:textarea-vertical-align="top" draw:auto-grow-height="true" fo:min-height="0.713cm"/>
    </style:style>
    <style:style style:name="pr28" style:family="presentation" style:parent-style-name="Bubbles-subtitle" style:list-style-name="L1">
      <style:graphic-properties draw:fill-color="#ffffff" draw:textarea-horizontal-align="justify" draw:textarea-vertical-align="top" draw:auto-grow-height="true" fo:min-height="0.713cm"/>
    </style:style>
    <style:style style:name="pr29" style:family="presentation" style:parent-style-name="Bubbles-subtitle" style:list-style-name="L1">
      <style:graphic-properties draw:fill-color="#ffffff" draw:textarea-horizontal-align="justify" draw:textarea-vertical-align="top" draw:auto-grow-height="true" fo:min-height="0.713cm"/>
    </style:style>
    <style:style style:name="pr30" style:family="presentation" style:parent-style-name="Bubbles-subtitle" style:list-style-name="L1">
      <style:graphic-properties draw:fill-color="#ffffff" draw:textarea-horizontal-align="justify" draw:textarea-vertical-align="top" draw:auto-grow-height="true" fo:min-height="0.713cm"/>
    </style:style>
    <style:style style:name="pr31" style:family="presentation" style:parent-style-name="Bubbles-subtitle" style:list-style-name="L1">
      <style:graphic-properties draw:fill-color="#ffffff" draw:textarea-horizontal-align="justify" draw:textarea-vertical-align="top" draw:auto-grow-height="true" fo:min-height="0.713cm"/>
    </style:style>
    <style:style style:name="pr32" style:family="presentation" style:parent-style-name="Bubbles-subtitle" style:list-style-name="L1">
      <style:graphic-properties draw:fill-color="#ffffff" draw:textarea-horizontal-align="left" draw:textarea-vertical-align="top" draw:auto-grow-height="true" fo:min-height="9.105cm"/>
    </style:style>
    <style:style style:name="pr33" style:family="presentation" style:parent-style-name="Bubbles-subtitle" style:list-style-name="L1">
      <style:graphic-properties draw:fill-color="#ffffff" draw:textarea-horizontal-align="left" draw:textarea-vertical-align="top" draw:auto-grow-height="true" fo:min-height="0.903cm"/>
    </style:style>
    <style:style style:name="pr34" style:family="presentation" style:parent-style-name="Bubbles-subtitle" style:list-style-name="L1">
      <style:graphic-properties draw:fill-color="#ffffff" draw:textarea-horizontal-align="left" draw:textarea-vertical-align="top" draw:auto-grow-height="true" fo:min-height="0.903cm"/>
    </style:style>
    <style:style style:name="pr35" style:family="presentation" style:parent-style-name="Bubbles-subtitle" style:list-style-name="L1">
      <style:graphic-properties draw:fill-color="#ffffff" draw:textarea-horizontal-align="justify" draw:textarea-vertical-align="top" draw:auto-grow-height="true" fo:min-height="0.873cm"/>
    </style:style>
    <style:style style:name="pr36" style:family="presentation" style:parent-style-name="Bubbles-subtitle" style:list-style-name="L1">
      <style:graphic-properties draw:fill-color="#ffffff" draw:textarea-horizontal-align="left" draw:textarea-vertical-align="top" draw:auto-grow-height="true" fo:min-height="0.903cm"/>
    </style:style>
    <style:style style:name="pr37" style:family="presentation" style:parent-style-name="Bubbles-subtitle" style:list-style-name="L1">
      <style:graphic-properties draw:fill-color="#ffffff" draw:textarea-horizontal-align="left" draw:textarea-vertical-align="top" draw:auto-grow-height="true" fo:min-height="0.903cm"/>
    </style:style>
    <style:style style:name="pr38" style:family="presentation" style:parent-style-name="Bubbles-subtitle" style:list-style-name="L1">
      <style:graphic-properties draw:fill-color="#ffffff" draw:textarea-horizontal-align="left" draw:textarea-vertical-align="top" draw:auto-grow-height="true" fo:min-height="0.903cm"/>
    </style:style>
    <style:style style:name="pr39" style:family="presentation" style:parent-style-name="Bubbles-subtitle" style:list-style-name="L1">
      <style:graphic-properties draw:fill-color="#ffffff" draw:textarea-horizontal-align="left" draw:textarea-vertical-align="top" draw:auto-grow-height="true" fo:min-height="0.903cm"/>
    </style:style>
    <style:style style:name="pr40" style:family="presentation" style:parent-style-name="Bubbles-subtitle" style:list-style-name="L1">
      <style:graphic-properties draw:fill-color="#ffffff" draw:textarea-horizontal-align="left" draw:textarea-vertical-align="top" draw:auto-grow-height="true" fo:min-height="0.903cm"/>
    </style:style>
    <style:style style:name="pr41" style:family="presentation" style:parent-style-name="Bubbles-subtitle" style:list-style-name="L1">
      <style:graphic-properties draw:fill-color="#ffffff" draw:textarea-horizontal-align="left" draw:textarea-vertical-align="top" draw:auto-grow-height="true" fo:min-height="0.903cm"/>
    </style:style>
    <style:style style:name="pr42" style:family="presentation" style:parent-style-name="Bubbles-subtitle" style:list-style-name="L1">
      <style:graphic-properties draw:fill-color="#ffffff" draw:textarea-horizontal-align="left" draw:textarea-vertical-align="top" draw:auto-grow-height="true" fo:min-height="0.903cm"/>
    </style:style>
    <style:style style:name="pr43" style:family="presentation" style:parent-style-name="Bubbles-subtitle" style:list-style-name="L2">
      <style:graphic-properties draw:fill-color="#ffffff" draw:textarea-vertical-align="top" draw:auto-grow-height="true" fo:min-height="11.921cm"/>
    </style:style>
    <style:style style:name="P1" style:family="paragraph">
      <style:text-properties fo:color="#333333" style:font-name="Ferrum" fo:font-size="80pt" style:font-size-asian="80pt" style:font-size-complex="80pt"/>
    </style:style>
    <style:style style:name="P2" style:family="paragraph">
      <style:paragraph-properties fo:text-align="start"/>
    </style:style>
    <style:style style:name="P3" style:family="paragraph">
      <loext:graphic-properties draw:fill="solid" draw:fill-color="#ffffff" draw:opacity="50%" draw:fill-image-width="0cm" draw:fill-image-height="0cm"/>
      <style:paragraph-properties fo:text-align="start"/>
      <style:text-properties fo:color="#000000" fo:font-size="7.5pt" style:font-size-asian="10pt" style:font-size-complex="10pt"/>
    </style:style>
    <style:style style:name="P4" style:family="paragraph">
      <loext:graphic-properties draw:fill-color="#ffffff"/>
    </style:style>
    <style:style style:name="P5" style:family="paragraph">
      <style:paragraph-properties fo:text-align="justify"/>
    </style:style>
    <style:style style:name="P6" style:family="paragraph">
      <loext:graphic-properties draw:fill-color="#ffffff"/>
      <style:paragraph-properties fo:text-align="justify"/>
      <style:text-properties style:font-name="Ubuntu3" fo:font-size="21pt" style:font-size-asian="28pt" style:font-size-complex="28pt"/>
    </style:style>
    <style:style style:name="P7" style:family="paragraph">
      <style:paragraph-properties fo:text-align="center"/>
    </style:style>
    <style:style style:name="P8" style:family="paragraph">
      <style:paragraph-properties fo:text-align="center"/>
      <style:text-properties fo:color="#cc99ff" style:font-name="Ferrum" fo:font-size="32pt" fo:background-color="transparent" style:font-size-asian="40pt" style:font-size-complex="40pt"/>
    </style:style>
    <style:style style:name="P9" style:family="paragraph">
      <style:text-properties fo:color="#cc99ff" style:font-name="Ferrum" fo:font-size="32pt" fo:background-color="transparent" style:font-size-asian="40pt" style:font-size-complex="40pt"/>
    </style:style>
    <style:style style:name="P10" style:family="paragraph">
      <loext:graphic-properties draw:fill-color="#ffffff"/>
      <style:paragraph-properties fo:text-align="start"/>
      <style:text-properties style:font-name="Ubuntu3" fo:font-size="21pt" style:font-size-asian="28pt" style:font-size-complex="28pt"/>
    </style:style>
    <style:style style:name="P11" style:family="paragraph">
      <loext:graphic-properties draw:fill="none"/>
      <style:paragraph-properties fo:text-align="start"/>
    </style:style>
    <style:style style:name="P12" style:family="paragraph">
      <style:paragraph-properties fo:text-align="center"/>
      <style:text-properties fo:color="#4b1f6f" style:font-name="Ferrum" fo:font-size="32pt" fo:background-color="transparent" style:font-size-asian="40pt" style:font-size-complex="40pt"/>
    </style:style>
    <style:style style:name="P13" style:family="paragraph">
      <loext:graphic-properties draw:fill="none" draw:fill-color="#ffffff"/>
      <style:text-properties fo:font-size="18pt"/>
    </style:style>
    <style:style style:name="P14" style:family="paragraph">
      <style:paragraph-properties fo:text-align="end"/>
    </style:style>
    <style:style style:name="P15" style:family="paragraph">
      <loext:graphic-properties draw:fill="solid" draw:fill-color="#ffffff" draw:opacity="50%" draw:fill-image-width="0cm" draw:fill-image-height="0cm"/>
      <style:paragraph-properties fo:text-align="end"/>
      <style:text-properties fo:color="#000000" fo:font-size="7.5pt" style:font-size-asian="10pt" style:font-size-complex="10pt"/>
    </style:style>
    <style:style style:name="P16" style:family="paragraph">
      <loext:graphic-properties draw:fill-color="#cfe7f5"/>
      <style:paragraph-properties fo:text-align="center"/>
      <style:text-properties fo:font-size="12pt" style:font-size-asian="12pt" style:font-size-complex="12pt"/>
    </style:style>
    <style:style style:name="P17" style:family="paragraph">
      <loext:graphic-properties draw:fill="none" draw:fill-color="#ffffff"/>
      <style:text-properties fo:color="#0000cc" fo:font-weight="bold" style:font-weight-asian="bold" style:font-weight-complex="bold"/>
    </style:style>
    <style:style style:name="P18" style:family="paragraph">
      <loext:graphic-properties draw:fill-color="#ffffcc"/>
      <style:paragraph-properties fo:text-align="center"/>
      <style:text-properties fo:font-size="12pt" style:font-size-asian="12pt" style:font-size-complex="12pt"/>
    </style:style>
    <style:style style:name="P19" style:family="paragraph">
      <loext:graphic-properties draw:fill="none" draw:fill-color="#ffffff"/>
      <style:text-properties fo:color="#cc0000" fo:font-weight="bold" style:font-weight-asian="bold" style:font-weight-complex="bold"/>
    </style:style>
    <style:style style:name="P20" style:family="paragraph">
      <loext:graphic-properties draw:fill="none"/>
      <style:paragraph-properties fo:text-align="center"/>
    </style:style>
    <style:style style:name="P21" style:family="paragraph">
      <loext:graphic-properties draw:fill-color="#cfe7f5"/>
      <style:paragraph-properties fo:text-align="center"/>
      <style:text-properties fo:font-size="14pt" style:font-size-asian="14pt" style:font-size-complex="14pt"/>
    </style:style>
    <style:style style:name="P22" style:family="paragraph">
      <loext:graphic-properties draw:fill="none" draw:fill-color="#ffffff"/>
      <style:paragraph-properties fo:text-align="center"/>
      <style:text-properties fo:color="#cc00cc" fo:font-style="italic" style:font-style-asian="italic" style:font-style-complex="italic"/>
    </style:style>
    <style:style style:name="P23" style:family="paragraph">
      <loext:graphic-properties draw:fill-color="#ffffcc"/>
      <style:paragraph-properties fo:text-align="center"/>
      <style:text-properties fo:font-size="14pt" style:font-size-asian="14pt" style:font-size-complex="14pt"/>
    </style:style>
    <style:style style:name="P24" style:family="paragraph">
      <loext:graphic-properties draw:fill="none" draw:fill-color="#ffffff"/>
    </style:style>
    <style:style style:name="P25" style:family="paragraph">
      <loext:graphic-properties draw:fill-color="#808080"/>
      <style:paragraph-properties fo:text-align="center"/>
    </style:style>
    <style:style style:name="P26" style:family="paragraph">
      <loext:graphic-properties draw:fill="none" draw:fill-color="#ffffff"/>
      <style:text-properties fo:font-style="italic" fo:font-weight="bold" style:font-style-asian="italic" style:font-weight-asian="bold" style:font-style-complex="italic" style:font-weight-complex="bold"/>
    </style:style>
    <style:style style:name="P27" style:family="paragraph">
      <loext:graphic-properties draw:fill="none" draw:fill-color="#ffffff"/>
      <style:text-properties fo:color="#009900" fo:text-shadow="1pt 1pt" fo:font-weight="bold" style:font-weight-asian="bold" style:font-weight-complex="bold"/>
    </style:style>
    <style:style style:name="P28" style:family="paragraph">
      <loext:graphic-properties draw:fill="none" draw:fill-color="#ffffff"/>
      <style:text-properties fo:color="#cc0000" fo:text-shadow="1pt 1pt" fo:font-weight="bold" style:font-weight-asian="bold" style:font-weight-complex="bold"/>
    </style:style>
    <style:style style:name="P29" style:family="paragraph">
      <loext:graphic-properties draw:fill-color="#ffffff"/>
      <style:paragraph-properties fo:text-align="center"/>
      <style:text-properties fo:text-shadow="1pt 1pt" fo:font-weight="bold" style:font-weight-asian="bold" style:font-weight-complex="bold"/>
    </style:style>
    <style:style style:name="P30" style:family="paragraph">
      <loext:graphic-properties draw:fill-color="#ffffff" draw:opacity="75%"/>
      <style:paragraph-properties fo:text-align="center"/>
      <style:text-properties fo:text-shadow="1pt 1pt"/>
    </style:style>
    <style:style style:name="P31" style:family="paragraph">
      <loext:graphic-properties draw:fill-color="#ffff99"/>
      <style:paragraph-properties fo:text-align="center"/>
      <style:text-properties fo:text-shadow="1pt 1pt"/>
    </style:style>
    <style:style style:name="P32" style:family="paragraph">
      <loext:graphic-properties draw:fill="solid" draw:fill-color="#ccffff"/>
      <style:paragraph-properties fo:text-align="start"/>
      <style:text-properties fo:text-shadow="1pt 1pt"/>
    </style:style>
    <style:style style:name="P33" style:family="paragraph">
      <loext:graphic-properties draw:fill-color="#ffffff"/>
      <style:paragraph-properties fo:text-align="end"/>
      <style:text-properties style:font-name="Ubuntu3" fo:font-size="21pt" style:font-size-asian="28pt" style:font-size-complex="28pt"/>
    </style:style>
    <style:style style:name="P34" style:family="paragraph">
      <loext:graphic-properties draw:fill="solid" draw:fill-color="#ffccff"/>
      <style:paragraph-properties fo:text-align="start"/>
      <style:text-properties fo:text-shadow="1pt 1pt"/>
    </style:style>
    <style:style style:name="P35" style:family="paragraph">
      <loext:graphic-properties draw:fill="none" draw:fill-color="#ffffff"/>
      <style:text-properties fo:font-style="italic" fo:text-shadow="1pt 1pt" style:font-style-asian="italic" style:font-style-complex="italic"/>
    </style:style>
    <style:style style:name="P36" style:family="paragraph">
      <style:paragraph-properties fo:text-align="start"/>
      <style:text-properties fo:font-weight="bold" style:font-weight-asian="bold" style:font-weight-complex="bold"/>
    </style:style>
    <style:style style:name="P37" style:family="paragraph">
      <loext:graphic-properties draw:fill-color="#ffffff"/>
      <style:paragraph-properties fo:text-align="start"/>
      <style:text-properties style:font-name="Ubuntu3" fo:font-size="21pt" fo:font-weight="bold" style:font-size-asian="28pt" style:font-weight-asian="bold" style:font-size-complex="28pt" style:font-weight-complex="bold"/>
    </style:style>
    <style:style style:name="P38" style:family="paragraph">
      <loext:graphic-properties draw:fill="solid" draw:fill-color="#ffccff"/>
      <style:paragraph-properties fo:text-align="start"/>
      <style:text-properties fo:font-weight="bold" style:font-weight-asian="bold" style:font-weight-complex="bold"/>
    </style:style>
    <style:style style:name="P39" style:family="paragraph">
      <style:paragraph-properties fo:text-align="center"/>
      <style:text-properties fo:font-weight="bold" style:font-weight-asian="bold" style:font-weight-complex="bold"/>
    </style:style>
    <style:style style:name="P40" style:family="paragraph">
      <style:paragraph-properties fo:text-align="start"/>
      <style:text-properties fo:color="#cc99ff" style:font-name="Ferrum" fo:font-size="32pt" fo:background-color="transparent" style:font-size-asian="40pt" style:font-size-complex="40pt"/>
    </style:style>
    <style:style style:name="P41" style:family="paragraph">
      <loext:graphic-properties draw:fill-color="#ffffff"/>
      <style:text-properties fo:font-size="20pt"/>
    </style:style>
    <style:style style:name="T1" style:family="text">
      <style:text-properties fo:color="#333333" style:font-name="Ferrum" fo:font-size="80pt" style:font-size-asian="80pt" style:font-size-complex="80pt"/>
    </style:style>
    <style:style style:name="T2" style:family="text">
      <style:text-properties fo:color="#666666" fo:font-size="8pt" fo:font-style="italic" style:font-size-asian="8pt" style:font-style-asian="italic" style:font-size-complex="8pt" style:font-style-complex="italic"/>
    </style:style>
    <style:style style:name="T3" style:family="text">
      <style:text-properties style:font-name="Ubuntu3" fo:font-size="28pt" style:font-size-asian="28pt" style:font-size-complex="28pt"/>
    </style:style>
    <style:style style:name="T4" style:family="text">
      <style:text-properties style:font-name="Ubuntu3" fo:font-size="36pt" style:font-size-asian="36pt" style:font-size-complex="36pt"/>
    </style:style>
    <style:style style:name="T5" style:family="text">
      <style:text-properties fo:color="#cc99ff" style:font-name="Ferrum" fo:font-size="48pt" fo:background-color="transparent" style:font-size-asian="66pt" style:font-size-complex="66pt"/>
    </style:style>
    <style:style style:name="T6" style:family="text">
      <style:text-properties style:font-name="Ubuntu3" fo:font-size="40pt" style:font-size-asian="40pt" style:font-size-complex="40pt"/>
    </style:style>
    <style:style style:name="T7" style:family="text">
      <style:text-properties fo:color="#4b1f6f" style:font-name="Ferrum" fo:font-size="88pt" fo:background-color="transparent" style:font-size-asian="116.199996948242pt" style:font-size-complex="116.199996948242pt"/>
    </style:style>
    <style:style style:name="T8" style:family="text">
      <style:text-properties fo:font-size="18pt"/>
    </style:style>
    <style:style style:name="T9" style:family="text">
      <style:text-properties fo:font-size="16pt" fo:font-weight="bold" style:font-size-asian="16pt" style:font-weight-asian="bold" style:font-size-complex="16pt" style:font-weight-complex="bold"/>
    </style:style>
    <style:style style:name="T10" style:family="text">
      <style:text-properties fo:font-size="16pt" style:font-size-asian="16pt" style:font-size-complex="16pt"/>
    </style:style>
    <style:style style:name="T11" style:family="text">
      <style:text-properties style:font-name="Ubuntu3" fo:font-size="26pt" style:font-size-asian="26pt" style:font-size-complex="26pt"/>
    </style:style>
    <style:style style:name="T12" style:family="text">
      <style:text-properties style:font-name="Ubuntu3" fo:font-size="26pt" fo:font-weight="bold" style:font-size-asian="26pt" style:font-weight-asian="bold" style:font-size-complex="26pt" style:font-weight-complex="bold"/>
    </style:style>
    <style:style style:name="T13" style:family="text">
      <style:text-properties style:font-name="Ubuntu3" fo:font-size="26pt" fo:font-style="italic" style:font-size-asian="26pt" style:font-style-asian="italic" style:font-size-complex="26pt" style:font-style-complex="italic"/>
    </style:style>
    <style:style style:name="T14" style:family="text">
      <style:text-properties style:font-name="Ubuntu3" fo:font-size="26pt" fo:font-style="normal" style:font-size-asian="26pt" style:font-style-asian="normal" style:font-size-complex="26pt" style:font-style-complex="normal"/>
    </style:style>
    <style:style style:name="T15" style:family="text">
      <style:text-properties style:font-name="Ubuntu3" fo:font-size="26pt" fo:font-style="normal" fo:font-weight="bold" style:font-size-asian="26pt" style:font-style-asian="normal" style:font-weight-asian="bold" style:font-size-complex="26pt" style:font-style-complex="normal" style:font-weight-complex="bold"/>
    </style:style>
    <style:style style:name="T16" style:family="text">
      <style:text-properties style:font-name="Ubuntu3" fo:font-size="26pt" fo:font-style="normal" fo:font-weight="normal" style:font-size-asian="26pt" style:font-style-asian="normal" style:font-weight-asian="normal" style:font-size-complex="26pt" style:font-style-complex="normal" style:font-weight-complex="normal"/>
    </style:style>
    <style:style style:name="T17" style:family="text">
      <style:text-properties style:font-name="Ubuntu3" fo:font-size="26pt" fo:font-style="italic" fo:font-weight="normal" style:font-size-asian="26pt" style:font-style-asian="italic" style:font-weight-asian="normal" style:font-size-complex="26pt" style:font-style-complex="italic" style:font-weight-complex="normal"/>
    </style:style>
    <style:style style:name="T18" style:family="text">
      <style:text-properties fo:color="#000000" fo:font-size="8pt" fo:font-style="italic" style:font-size-asian="8pt" style:font-style-asian="italic" style:font-size-complex="8pt" style:font-style-complex="italic"/>
    </style:style>
    <style:style style:name="T19" style:family="text">
      <style:text-properties fo:font-size="16pt" fo:font-style="italic" style:font-size-asian="16pt" style:font-style-asian="italic" style:font-size-complex="16pt" style:font-style-complex="italic"/>
    </style:style>
    <style:style style:name="T20" style:family="text">
      <style:text-properties fo:font-size="16pt" fo:font-style="normal" style:font-size-asian="16pt" style:font-style-asian="normal" style:font-size-complex="16pt" style:font-style-complex="normal"/>
    </style:style>
    <style:style style:name="T21" style:family="text">
      <style:text-properties fo:font-size="16pt" fo:font-style="normal" style:text-underline-style="solid" style:text-underline-width="auto" style:text-underline-color="font-color" style:font-size-asian="16pt" style:font-style-asian="normal" style:font-size-complex="16pt" style:font-style-complex="normal"/>
    </style:style>
    <style:style style:name="T22" style:family="text">
      <style:text-properties fo:font-size="16pt" fo:font-style="normal" style:text-underline-style="none" style:font-size-asian="16pt" style:font-style-asian="normal" style:font-size-complex="16pt" style:font-style-complex="normal"/>
    </style:style>
    <style:style style:name="T23" style:family="text">
      <style:text-properties style:font-name="Ubuntu3" fo:font-size="20pt" style:font-size-asian="20pt" style:font-size-complex="20pt"/>
    </style:style>
    <style:style style:name="T24" style:family="text">
      <style:text-properties style:font-name="Ubuntu3" fo:font-size="20pt" fo:font-style="italic" style:font-size-asian="20pt" style:font-style-asian="italic" style:font-size-complex="20pt" style:font-style-complex="italic"/>
    </style:style>
    <style:style style:name="T25" style:family="text">
      <style:text-properties style:font-name="Ubuntu3" fo:font-size="16pt" style:font-size-asian="16pt" style:font-size-complex="16pt"/>
    </style:style>
    <style:style style:name="T26" style:family="text">
      <style:text-properties style:font-name="Ubuntu3" fo:font-size="16pt" fo:font-style="italic" style:font-size-asian="16pt" style:font-style-asian="italic" style:font-size-complex="16pt" style:font-style-complex="italic"/>
    </style:style>
    <style:style style:name="T27" style:family="text">
      <style:text-properties style:font-name="Ubuntu3" fo:font-size="16pt" fo:font-style="normal" style:font-size-asian="16pt" style:font-style-asian="normal" style:font-size-complex="16pt" style:font-style-complex="normal"/>
    </style:style>
    <style:style style:name="T28" style:family="text">
      <style:text-properties style:font-name="Ubuntu3" fo:font-size="16pt" fo:font-style="normal" fo:font-weight="bold" style:font-size-asian="16pt" style:font-style-asian="normal" style:font-weight-asian="bold" style:font-size-complex="16pt" style:font-style-complex="normal" style:font-weight-complex="bold"/>
    </style:style>
    <style:style style:name="T29" style:family="text">
      <style:text-properties style:font-name="Ubuntu3" fo:font-size="20pt" fo:font-style="normal" style:font-size-asian="20pt" style:font-style-asian="normal" style:font-size-complex="20pt" style:font-style-complex="normal"/>
    </style:style>
    <style:style style:name="T30" style:family="text">
      <style:text-properties style:font-name="Ubuntu3" fo:font-size="20pt" fo:font-style="normal" style:text-underline-style="solid" style:text-underline-width="auto" style:text-underline-color="font-color" style:font-size-asian="20pt" style:font-style-asian="normal" style:font-size-complex="20pt" style:font-style-complex="normal"/>
    </style:style>
    <style:style style:name="T31" style:family="text">
      <style:text-properties style:font-name="Ubuntu3" fo:font-size="20pt" fo:font-style="normal" style:text-underline-style="none" style:font-size-asian="20pt" style:font-style-asian="normal" style:font-size-complex="20pt" style:font-style-complex="normal"/>
    </style:style>
    <style:style style:name="T32" style:family="text">
      <style:text-properties style:font-name="Ubuntu3" fo:font-size="26pt" fo:font-style="normal" style:text-underline-style="none" style:font-size-asian="26pt" style:font-style-asian="normal" style:font-size-complex="26pt" style:font-style-complex="normal"/>
    </style:style>
    <style:style style:name="T33" style:family="text">
      <style:text-properties style:font-name="Ubuntu3" fo:font-size="20pt" fo:font-style="normal" style:text-underline-style="none" fo:font-weight="bold" style:font-size-asian="20pt" style:font-style-asian="normal" style:font-weight-asian="bold" style:font-size-complex="20pt" style:font-style-complex="normal" style:font-weight-complex="bold"/>
    </style:style>
    <style:style style:name="T34" style:family="text">
      <style:text-properties style:font-name="Ubuntu3" fo:font-size="20pt" fo:font-style="normal" style:text-underline-style="none" fo:font-weight="normal" style:font-size-asian="20pt" style:font-style-asian="normal" style:font-weight-asian="normal" style:font-size-complex="20pt" style:font-style-complex="normal" style:font-weight-complex="normal"/>
    </style:style>
    <style:style style:name="T35" style:family="text">
      <style:text-properties style:font-name="Ubuntu3" fo:font-size="20pt" fo:font-style="italic" style:text-underline-style="none" fo:font-weight="normal" style:font-size-asian="20pt" style:font-style-asian="italic" style:font-weight-asian="normal" style:font-size-complex="20pt" style:font-style-complex="italic" style:font-weight-complex="normal"/>
    </style:style>
    <style:style style:name="T36" style:family="text">
      <style:text-properties style:font-name="Ubuntu3" fo:font-size="18pt" fo:font-style="normal" style:font-size-asian="18pt" style:font-style-asian="normal" style:font-size-complex="18pt" style:font-style-complex="normal"/>
    </style:style>
    <style:style style:name="T37" style:family="text">
      <style:text-properties style:font-name="Ubuntu3" fo:font-size="15pt" fo:font-style="normal" style:font-size-asian="15pt" style:font-style-asian="normal" style:font-size-complex="15pt" style:font-style-complex="normal"/>
    </style:style>
    <style:style style:name="T38" style:family="text">
      <style:text-properties fo:font-size="12pt" style:font-size-asian="12pt" style:font-size-complex="12pt"/>
    </style:style>
    <style:style style:name="T39" style:family="text">
      <style:text-properties fo:color="#0000cc" fo:font-weight="bold" style:font-weight-asian="bold" style:font-weight-complex="bold"/>
    </style:style>
    <style:style style:name="T40" style:family="text">
      <style:text-properties fo:color="#cc0000" fo:font-weight="bold" style:font-weight-asian="bold" style:font-weight-complex="bold"/>
    </style:style>
    <style:style style:name="T41" style:family="text">
      <style:text-properties style:font-name="Ubuntu3" fo:font-size="24pt" style:font-size-asian="24pt" style:font-size-complex="24pt"/>
    </style:style>
    <style:style style:name="T42" style:family="text">
      <style:text-properties style:font-name="Ubuntu3" fo:font-size="24pt" fo:font-style="italic" style:font-size-asian="24pt" style:font-style-asian="italic" style:font-size-complex="24pt" style:font-style-complex="italic"/>
    </style:style>
    <style:style style:name="T43" style:family="text">
      <style:text-properties fo:font-size="14pt" style:font-size-asian="14pt" style:font-size-complex="14pt"/>
    </style:style>
    <style:style style:name="T44" style:family="text">
      <style:text-properties fo:color="#cc00cc" fo:font-size="13pt" fo:font-style="italic" style:font-size-asian="13pt" style:font-style-asian="italic" style:font-size-complex="13pt" style:font-style-complex="italic"/>
    </style:style>
    <style:style style:name="T45" style:family="text">
      <style:text-properties style:font-name="Ubuntu3" fo:font-size="24pt" fo:font-style="normal" fo:font-weight="bold" style:font-size-asian="24pt" style:font-style-asian="normal" style:font-weight-asian="bold" style:font-size-complex="24pt" style:font-style-complex="normal" style:font-weight-complex="bold"/>
    </style:style>
    <style:style style:name="T46" style:family="text">
      <style:text-properties style:font-name="Ubuntu3" fo:font-size="24pt" fo:font-style="normal" style:font-size-asian="24pt" style:font-style-asian="normal" style:font-size-complex="24pt" style:font-style-complex="normal"/>
    </style:style>
    <style:style style:name="T47" style:family="text">
      <style:text-properties fo:font-size="18pt" style:font-size-asian="18pt" style:font-size-complex="18pt"/>
    </style:style>
    <style:style style:name="T48" style:family="text">
      <style:text-properties fo:font-size="18pt" fo:font-style="italic" style:font-size-asian="18pt" style:font-style-asian="italic" style:font-size-complex="18pt" style:font-style-complex="italic"/>
    </style:style>
    <style:style style:name="T49" style:family="text">
      <style:text-properties style:text-position="33% 58%" style:font-name="Ubuntu3" fo:font-size="24pt" fo:font-style="normal" style:font-size-asian="24pt" style:font-style-asian="normal" style:font-size-complex="24pt" style:font-style-complex="normal"/>
    </style:style>
    <style:style style:name="T50" style:family="text">
      <style:text-properties fo:font-size="15pt" fo:font-style="italic" fo:font-weight="bold" style:font-size-asian="15pt" style:font-style-asian="italic" style:font-weight-asian="bold" style:font-size-complex="15pt" style:font-style-complex="italic" style:font-weight-complex="bold"/>
    </style:style>
    <style:style style:name="T51" style:family="text">
      <style:text-properties fo:font-size="14pt" fo:font-style="italic" fo:font-weight="bold" style:font-size-asian="14pt" style:font-style-asian="italic" style:font-weight-asian="bold" style:font-size-complex="14pt" style:font-style-complex="italic" style:font-weight-complex="bold"/>
    </style:style>
    <style:style style:name="T52" style:family="text">
      <style:text-properties style:font-name="Ubuntu3" fo:font-size="24pt" style:text-underline-style="solid" style:text-underline-width="auto" style:text-underline-color="font-color" style:font-size-asian="24pt" style:font-size-complex="24pt"/>
    </style:style>
    <style:style style:name="T53" style:family="text">
      <style:text-properties style:font-name="Ubuntu3" fo:font-size="24pt" style:text-underline-style="none" style:font-size-asian="24pt" style:font-size-complex="24pt"/>
    </style:style>
    <style:style style:name="T54" style:family="text">
      <style:text-properties fo:color="#009900" fo:font-weight="bold" style:font-weight-asian="bold" style:font-weight-complex="bold"/>
    </style:style>
    <style:style style:name="T55" style:family="text">
      <style:text-properties style:font-name="Ubuntu3" fo:font-size="18pt" style:text-underline-style="none" fo:font-weight="bold" style:font-size-asian="18pt" style:font-weight-asian="bold" style:font-size-complex="18pt" style:font-weight-complex="bold"/>
    </style:style>
    <style:style style:name="T56" style:family="text">
      <style:text-properties style:font-name="Ubuntu3" fo:font-size="18pt" style:text-underline-style="none" style:font-size-asian="18pt" style:font-size-complex="18pt"/>
    </style:style>
    <style:style style:name="T57" style:family="text">
      <style:text-properties fo:text-shadow="1pt 1pt" fo:font-weight="bold" style:font-weight-asian="bold" style:font-weight-complex="bold"/>
    </style:style>
    <style:style style:name="T58" style:family="text">
      <style:text-properties fo:text-shadow="1pt 1pt"/>
    </style:style>
    <style:style style:name="T59" style:family="text">
      <style:text-properties fo:text-shadow="1pt 1pt" style:text-underline-style="solid" style:text-underline-width="auto" style:text-underline-color="font-color"/>
    </style:style>
    <style:style style:name="T60" style:family="text">
      <style:text-properties fo:text-shadow="1pt 1pt" style:text-underline-style="none"/>
    </style:style>
    <style:style style:name="T61" style:family="text">
      <style:text-properties fo:font-size="16pt" fo:text-shadow="1pt 1pt" style:text-underline-style="none" style:font-size-asian="16pt" style:font-size-complex="16pt"/>
    </style:style>
    <style:style style:name="T62" style:family="text">
      <style:text-properties fo:font-size="16pt" fo:font-style="italic" fo:text-shadow="1pt 1pt" style:text-underline-style="none" style:font-size-asian="16pt" style:font-style-asian="italic" style:font-size-complex="16pt" style:font-style-complex="italic"/>
    </style:style>
    <style:style style:name="T63" style:family="text">
      <style:text-properties fo:font-size="16pt" fo:font-style="normal" fo:text-shadow="1pt 1pt" style:text-underline-style="none" style:font-size-asian="16pt" style:font-style-asian="normal" style:font-size-complex="16pt" style:font-style-complex="normal"/>
    </style:style>
    <style:style style:name="T64" style:family="text">
      <style:text-properties fo:font-size="18pt" style:font-size-asian="16pt" style:font-size-complex="16pt"/>
    </style:style>
    <style:style style:name="T65" style:family="text">
      <style:text-properties style:font-name="Ubuntu3" fo:font-size="22pt" style:font-size-asian="22pt" style:font-size-complex="22pt"/>
    </style:style>
    <style:style style:name="T66" style:family="text">
      <style:text-properties style:text-position="33% 58%" style:font-name="Ubuntu3" fo:font-size="26pt" fo:font-style="italic" style:font-size-asian="26pt" style:font-style-asian="italic" style:font-size-complex="26pt" style:font-style-complex="italic"/>
    </style:style>
    <style:style style:name="T67" style:family="text">
      <style:text-properties style:font-name="Ubuntu3" fo:font-size="22pt" fo:font-style="normal" style:font-size-asian="22pt" style:font-style-asian="normal" style:font-size-complex="22pt" style:font-style-complex="normal"/>
    </style:style>
    <style:style style:name="T68" style:family="text">
      <style:text-properties style:text-position="33% 58%" style:font-name="Ubuntu3" fo:font-size="20pt" fo:font-style="italic" style:font-size-asian="20pt" style:font-style-asian="italic" style:font-size-complex="20pt" style:font-style-complex="italic"/>
    </style:style>
    <style:style style:name="T69" style:family="text">
      <style:text-properties fo:color="#cc0000" fo:font-size="16pt" fo:font-weight="bold" style:font-size-asian="16pt" style:font-weight-asian="bold" style:font-size-complex="16pt" style:font-weight-complex="bold"/>
    </style:style>
    <style:style style:name="T70" style:family="text">
      <style:text-properties fo:font-style="italic" style:font-style-asian="italic" style:font-style-complex="italic"/>
    </style:style>
    <style:style style:name="T71" style:family="text">
      <style:text-properties style:text-position="33% 58%" fo:font-style="italic" style:font-style-asian="italic" style:font-style-complex="italic"/>
    </style:style>
    <style:style style:name="T72" style:family="text">
      <style:text-properties fo:font-size="14pt" fo:text-shadow="1pt 1pt" style:font-size-asian="14pt" style:font-size-complex="14pt"/>
    </style:style>
    <style:style style:name="T73" style:family="text">
      <style:text-properties fo:font-size="14pt" fo:text-shadow="1pt 1pt" style:text-underline-style="solid" style:text-underline-width="auto" style:text-underline-color="font-color" style:font-size-asian="14pt" style:font-size-complex="14pt"/>
    </style:style>
    <style:style style:name="T74" style:family="text">
      <style:text-properties fo:font-size="14pt" fo:text-shadow="1pt 1pt" style:text-underline-style="none" style:font-size-asian="14pt" style:font-size-complex="14pt"/>
    </style:style>
    <style:style style:name="T75" style:family="text">
      <style:text-properties style:font-name="Ubuntu3" fo:font-size="18pt" fo:font-style="normal" fo:font-weight="bold" style:font-size-asian="18pt" style:font-style-asian="normal" style:font-weight-asian="bold" style:font-size-complex="18pt" style:font-style-complex="normal" style:font-weight-complex="bold"/>
    </style:style>
    <style:style style:name="T76" style:family="text">
      <style:text-properties style:font-name="Ubuntu3" fo:font-size="18pt" fo:font-style="normal" fo:font-weight="normal" style:font-size-asian="18pt" style:font-style-asian="normal" style:font-weight-asian="normal" style:font-size-complex="18pt" style:font-style-complex="normal" style:font-weight-complex="normal"/>
    </style:style>
    <style:style style:name="T77" style:family="text">
      <style:text-properties style:text-position="33% 58%" style:font-name="Ubuntu3" fo:font-size="18pt" fo:font-style="normal" fo:font-weight="normal" style:font-size-asian="18pt" style:font-style-asian="normal" style:font-weight-asian="normal" style:font-size-complex="18pt" style:font-style-complex="normal" style:font-weight-complex="normal"/>
    </style:style>
    <style:style style:name="T78" style:family="text">
      <style:text-properties fo:color="#4b1f6f" style:font-name="Ferrum" fo:font-size="72pt" fo:background-color="transparent" style:font-size-asian="94.0999984741211pt" style:font-size-complex="94.0999984741211pt"/>
    </style:style>
    <style:style style:name="T79" style:family="text">
      <style:text-properties style:font-name="Ubuntu3" fo:font-size="22pt" fo:font-style="normal" fo:font-weight="normal" style:font-size-asian="22pt" style:font-style-asian="normal" style:font-weight-asian="normal" style:font-size-complex="22pt" style:font-style-complex="normal" style:font-weight-complex="normal"/>
    </style:style>
    <style:style style:name="T80" style:family="text">
      <style:text-properties style:font-name="Ubuntu3" fo:font-size="22pt" fo:font-style="italic" fo:font-weight="normal" style:font-size-asian="22pt" style:font-style-asian="italic" style:font-weight-asian="normal" style:font-size-complex="22pt" style:font-style-complex="italic" style:font-weight-complex="normal"/>
    </style:style>
    <style:style style:name="T81" style:family="text">
      <style:text-properties style:font-name="Ubuntu3" fo:font-size="22pt" fo:font-style="italic" fo:font-weight="bold" style:font-size-asian="22pt" style:font-style-asian="italic" style:font-weight-asian="bold" style:font-size-complex="22pt" style:font-style-complex="italic" style:font-weight-complex="bold"/>
    </style:style>
    <style:style style:name="T82" style:family="text">
      <style:text-properties style:font-name="Ubuntu3" fo:font-size="22pt" fo:font-style="normal" fo:font-weight="bold" style:font-size-asian="22pt" style:font-style-asian="normal" style:font-weight-asian="bold" style:font-size-complex="22pt" style:font-style-complex="normal" style:font-weight-complex="bold"/>
    </style:style>
    <style:style style:name="T83" style:family="text">
      <style:text-properties fo:color="#0000ff" style:font-name="Ubuntu3" fo:font-size="22pt" fo:font-style="normal" fo:font-weight="bold" style:font-size-asian="22pt" style:font-style-asian="normal" style:font-weight-asian="bold" style:font-size-complex="22pt" style:font-style-complex="normal" style:font-weight-complex="bold"/>
    </style:style>
    <style:style style:name="T84" style:family="text">
      <style:text-properties fo:color="#0000ff" style:font-name="Ubuntu3" fo:font-size="22pt" fo:font-style="normal" fo:font-weight="normal" style:font-size-asian="22pt" style:font-style-asian="normal" style:font-weight-asian="normal" style:font-size-complex="22pt" style:font-style-complex="normal" style:font-weight-complex="normal"/>
    </style:style>
    <style:style style:name="T85" style:family="text">
      <style:text-properties fo:color="#0000ff" style:font-name="Ubuntu3" fo:font-size="16pt" fo:font-style="normal" fo:font-weight="normal" style:font-size-asian="16pt" style:font-style-asian="normal" style:font-weight-asian="normal" style:font-size-complex="16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Bubbles" presentation:presentation-page-layout-name="AL1T0">
        <office:forms form:automatic-focus="false" form:apply-design-mode="false"/>
        <draw:frame presentation:style-name="pr1" draw:text-style-name="P1" draw:layer="layout" svg:width="25.691cm" svg:height="13.838cm" svg:x="1.085cm" svg:y="1.032cm" presentation:class="title" presentation:user-transformed="true">
          <draw:text-box>
            <text:p><text:span text:style-name="T1">Intr</text:span><text:span text:style-name="T1">oduc</text:span><text:span text:style-name="T1">tion </text:span><text:span text:style-name="T1">to</text:span><text:span text:style-name="T1"><text:line-break/></text:span><text:span text:style-name="T1">Func</text:span><text:span text:style-name="T1">tions </text:span><text:span text:style-name="T1">and </text:span><text:span text:style-name="T1">Rela</text:span><text:span text:style-name="T1">tions</text:span></text:p>
          </draw:text-box>
        </draw:frame>
        <draw:frame draw:style-name="gr1" draw:text-style-name="P3" draw:layer="layout" svg:width="8.393cm" svg:height="0.569cm" svg:x="0.045cm" svg:y="15.241cm">
          <draw:text-box>
            <text:p text:style-name="P2"><text:span text:style-name="T2">Written by Rachel J. Morris, last updated </text:span><text:span text:style-name="T2"><text:date style:data-style-name="D5" text:date-value="2018-03-20">Mar 20, 2018</text:date></text:span></text:p>
          </draw:text-box>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draw:text-box/>
          </draw:frame>
        </presentation:notes>
      </draw:page>
      <draw:page draw:name="page2" draw:style-name="dp3" draw:master-page-name="Bubbles" presentation:presentation-page-layout-name="AL1T0">
        <office:forms form:automatic-focus="false" form:apply-design-mode="false"/>
        <draw:frame presentation:style-name="pr3" draw:text-style-name="P6" draw:layer="layout" svg:width="21.257cm" svg:height="10.026cm" svg:x="3.754cm" svg:y="2.975cm">
          <draw:text-box>
            <text:p text:style-name="P5"><text:span text:style-name="T3">In algebra, </text:span><text:span text:style-name="T3">we think of </text:span><text:span text:style-name="T3">functions </text:span><text:span text:style-name="T3">as </text:span><text:span text:style-name="T3">something </text:span><text:span text:style-name="T3">like “f(x)”, </text:span><text:span text:style-name="T3">where x is </text:span><text:span text:style-name="T3">the input, </text:span><text:span text:style-name="T3">it’s plugged </text:span><text:span text:style-name="T3">into an </text:span><text:span text:style-name="T3">equation, </text:span><text:span text:style-name="T3">and we get </text:span><text:span text:style-name="T3">some </text:span><text:span text:style-name="T3">output, </text:span><text:span text:style-name="T3">f(x).</text:span></text:p>
            <text:p text:style-name="P5"><text:span text:style-name="T4"/></text:p>
            <text:p text:style-name="P5"><text:span text:style-name="T3">In </text:span><text:span text:style-name="T3">programmi</text:span><text:span text:style-name="T3">ng, we can </text:span><text:span text:style-name="T3">also define </text:span><text:span text:style-name="T3">functions. </text:span><text:span text:style-name="T3">These also </text:span><text:span text:style-name="T3">have inputs </text:span><text:span text:style-name="T3">and </text:span><text:span text:style-name="T3">outputs as </text:span><text:span text:style-name="T3">well.</text:span></text:p>
            <text:p text:style-name="P5"><text:span text:style-name="T3"/></text:p>
            <text:p text:style-name="P5"><text:span text:style-name="T3">Let’s look </text:span><text:span text:style-name="T3">at another </text:span><text:span text:style-name="T3">way to view </text:span><text:span text:style-name="T3">functions.</text:span></text:p>
          </draw:text-box>
        </draw:frame>
        <draw:frame presentation:style-name="pr4" draw:text-style-name="P8" draw:layer="layout" svg:width="22.292cm" svg:height="1.971cm" svg:x="3.284cm" svg:y="0.226cm" presentation:class="title" presentation:user-transformed="true">
          <draw:text-box>
            <text:p text:style-name="P7"><text:span text:style-name="T5">About</text:span></text:p>
          </draw:text-box>
        </draw:frame>
        <presentation:notes draw:style-name="dp2">
          <draw:page-thumbnail draw:style-name="gr2" draw:layer="layout" svg:width="13.968cm" svg:height="10.476cm" svg:x="3.81cm" svg:y="2.123cm" draw:page-number="2" presentation:class="page"/>
          <draw:frame presentation:style-name="pr2" draw:text-style-name="P4" draw:layer="layout" svg:width="17.271cm" svg:height="12.572cm" svg:x="2.159cm" svg:y="13.271cm" presentation:class="notes" presentation:placeholder="true">
            <draw:text-box/>
          </draw:frame>
        </presentation:notes>
      </draw:page>
      <draw:page draw:name="page3" draw:style-name="dp4" draw:master-page-name="Bubbles" presentation:presentation-page-layout-name="AL1T0">
        <office:forms form:automatic-focus="false" form:apply-design-mode="false"/>
        <draw:frame presentation:style-name="pr4" draw:text-style-name="P9" draw:layer="layout" svg:width="25.199cm" svg:height="1.971cm" svg:x="1.448cm" svg:y="0.151cm" presentation:class="title" presentation:user-transformed="true">
          <draw:text-box>
            <text:p><text:span text:style-name="T5">Topics</text:span></text:p>
          </draw:text-box>
        </draw:frame>
        <draw:frame presentation:style-name="pr5" draw:text-style-name="P10" draw:layer="layout" svg:width="12.826cm" svg:height="11.752cm" svg:x="1.263cm" svg:y="3.087cm">
          <draw:text-box>
            <text:p text:style-name="P2"><text:span text:style-name="T4">1.</text:span><text:span text:style-name="T4"><text:tab/></text:span><text:span text:style-name="T4">Function</text:span><text:span text:style-name="T4">s</text:span><text:span text:style-name="T4"><text:line-break/></text:span><text:span text:style-name="T4"/></text:p>
            <text:p text:style-name="P2"><text:span text:style-name="T4">2.</text:span><text:span text:style-name="T4"><text:tab/></text:span><text:span text:style-name="T4">Binary </text:span><text:span text:style-name="T4">Relation</text:span><text:span text:style-name="T4">s</text:span><text:span text:style-name="T4"><text:line-break/></text:span><text:span text:style-name="T4"/></text:p>
            <text:p text:style-name="P2"><text:span text:style-name="T4">3.</text:span><text:span text:style-name="T4"><text:tab/></text:span><text:span text:style-name="T4">Inverses</text:span></text:p>
          </draw:text-box>
        </draw:frame>
        <draw:frame presentation:style-name="pr6" draw:text-style-name="P11" draw:layer="layout" svg:width="13.335cm" svg:height="11.925cm" svg:x="13.824cm" svg:y="3.134cm">
          <draw:text-box>
            <text:p text:style-name="P2"><text:span text:style-name="T4">4. </text:span><text:span text:style-name="T4">Addition</text:span><text:span text:style-name="T4">al </text:span><text:span text:style-name="T4">notation</text:span></text:p>
            <text:p text:style-name="P2"><text:span text:style-name="T6"/></text:p>
            <text:p text:style-name="P2"><text:span text:style-name="T4">5. More </text:span><text:span text:style-name="T4">practice</text:span></text:p>
          </draw:text-box>
        </draw:frame>
        <presentation:notes draw:style-name="dp2">
          <draw:page-thumbnail draw:style-name="gr2" draw:layer="layout" svg:width="13.968cm" svg:height="10.476cm" svg:x="3.81cm" svg:y="2.123cm" draw:page-number="3" presentation:class="page"/>
          <draw:frame presentation:style-name="pr2" draw:text-style-name="P4" draw:layer="layout" svg:width="17.271cm" svg:height="12.572cm" svg:x="2.159cm" svg:y="13.271cm" presentation:class="notes" presentation:placeholder="true">
            <draw:text-box/>
          </draw:frame>
        </presentation:notes>
      </draw:page>
      <draw:page draw:name="page4" draw:style-name="dp3" draw:master-page-name="Bubbles" presentation:presentation-page-layout-name="AL1T0">
        <office:forms form:automatic-focus="false" form:apply-design-mode="false"/>
        <draw:frame presentation:style-name="pr7" draw:text-style-name="P12" draw:layer="layout" svg:width="22.292cm" svg:height="3.108cm" svg:x="3.284cm" svg:y="6.659cm" presentation:class="title" presentation:user-transformed="true">
          <draw:text-box>
            <text:p text:style-name="P7"><text:span text:style-name="T7">1. </text:span><text:span text:style-name="T7">Func</text:span><text:span text:style-name="T7">tion</text:span><text:span text:style-name="T7">s</text:span></text:p>
          </draw:text-box>
        </draw:frame>
        <presentation:notes draw:style-name="dp2">
          <draw:page-thumbnail draw:style-name="gr2" draw:layer="layout" svg:width="13.968cm" svg:height="10.476cm" svg:x="3.81cm" svg:y="2.123cm" draw:page-number="4" presentation:class="page"/>
          <draw:frame presentation:style-name="pr2" draw:text-style-name="P4" draw:layer="layout" svg:width="17.271cm" svg:height="12.572cm" svg:x="2.159cm" svg:y="13.271cm" presentation:class="notes" presentation:placeholder="true">
            <draw:text-box/>
          </draw:frame>
        </presentation:notes>
      </draw:page>
      <draw:page draw:name="page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3" draw:text-style-name="P13" draw:layer="layout" svg:width="5.744cm" svg:height="4.91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draw:text-box>
        </draw:frame>
        <draw:frame presentation:style-name="pr8" draw:text-style-name="P10" draw:layer="layout" svg:width="19.628cm" svg:height="9.262cm" svg:x="1.264cm" svg:y="3.088cm">
          <draw:text-box>
            <text:p text:style-name="P2"><text:span text:style-name="T11">Whether </text:span><text:span text:style-name="T11">we’re </text:span><text:span text:style-name="T11">writing a </text:span><text:span text:style-name="T11">function in </text:span><text:span text:style-name="T11">algebra or </text:span><text:span text:style-name="T11">in a </text:span><text:span text:style-name="T11">computer </text:span><text:span text:style-name="T11">program, </text:span><text:span text:style-name="T11">functions </text:span><text:span text:style-name="T11">will have </text:span><text:span text:style-name="T11">inputs and </text:span><text:span text:style-name="T11">outputs.</text:span></text:p>
            <text:p text:style-name="P2"><text:span text:style-name="T11"/></text:p>
            <text:p text:style-name="P2"><text:span text:style-name="T11">We have a </text:span><text:span text:style-name="T12">set of all </text:span><text:span text:style-name="T12">possible </text:span><text:span text:style-name="T12">inputs</text:span><text:span text:style-name="T11"> of </text:span><text:span text:style-name="T13">f</text:span><text:span text:style-name="T14">, </text:span><text:span text:style-name="T14">and this set </text:span><text:span text:style-name="T14">is called the </text:span><text:span text:style-name="T15">domain.</text:span></text:p>
            <text:p text:style-name="P2"><text:span text:style-name="T15"/></text:p>
            <text:p text:style-name="P2"><text:span text:style-name="T16">The </text:span><text:span text:style-name="T15">set of </text:span><text:span text:style-name="T15">all possible </text:span><text:span text:style-name="T15">outputs</text:span><text:span text:style-name="T16"> of </text:span><text:span text:style-name="T17">f</text:span><text:span text:style-name="T16"> </text:span><text:span text:style-name="T16"><text:s/>is called the </text:span><text:span text:style-name="T15">codomai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draw:page-thumbnail draw:style-name="gr2" draw:layer="layout" svg:width="13.968cm" svg:height="10.476cm" svg:x="3.81cm" svg:y="2.123cm" draw:page-number="5" presentation:class="page"/>
          <draw:frame presentation:style-name="pr2" draw:text-style-name="P4" draw:layer="layout" svg:width="17.271cm" svg:height="12.572cm" svg:x="2.159cm" svg:y="13.271cm" presentation:class="notes" presentation:placeholder="true">
            <draw:text-box/>
          </draw:frame>
        </presentation:notes>
      </draw:page>
      <draw:page draw:name="page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5" draw:text-style-name="P13" draw:layer="layout" svg:width="5.744cm" svg:height="11.22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0">A function </text:span><text:span text:style-name="T19">f</text:span><text:span text:style-name="T20"> <text:s text:c="2"/>maps </text:span><text:span text:style-name="T20">some input from A </text:span><text:span text:style-name="T20">to </text:span><text:span text:style-name="T21">one and only one</text:span><text:span text:style-name="T22"> </text:span><text:span text:style-name="T22">output from B.</text:span></text:p>
          </draw:text-box>
        </draw:frame>
        <draw:frame presentation:style-name="pr9" draw:text-style-name="P10" draw:layer="layout" svg:width="19.628cm" svg:height="11.116cm" svg:x="1.264cm" svg:y="3.088cm">
          <draw:text-box>
            <text:p text:style-name="P2"><text:span text:style-name="T23">While working </text:span><text:span text:style-name="T23">with functions </text:span><text:span text:style-name="T23">in this section, </text:span><text:span text:style-name="T23">we will use this </text:span><text:span text:style-name="T23">notation for a </text:span><text:span text:style-name="T23">function:</text:span></text:p>
            <text:p text:style-name="P2"><text:span text:style-name="T11"/></text:p>
            <text:p text:style-name="P7"><text:span text:style-name="T24">f : A → B</text:span></text:p>
            <text:p text:style-name="P2"><text:span text:style-name="T11"/></text:p>
            <text:p text:style-name="P7"><text:span text:style-name="T25">Where </text:span><text:span text:style-name="T26">f</text:span><text:span text:style-name="T27"> <text:s text:c="2"/>is the </text:span><text:span text:style-name="T27">function name, A is </text:span><text:span text:style-name="T27">the </text:span><text:span text:style-name="T28">domain</text:span><text:span text:style-name="T27">, and B is </text:span><text:span text:style-name="T27">the </text:span><text:span text:style-name="T28">codomain</text:span><text:span text:style-name="T27">.</text:span></text:p>
            <text:p text:style-name="P2"><text:span text:style-name="T14"/></text:p>
            <text:p text:style-name="P2"><text:span text:style-name="T29">The function </text:span><text:span text:style-name="T24">f</text:span><text:span text:style-name="T29"> <text:s/></text:span><text:span text:style-name="T29">associates one </text:span><text:span text:style-name="T29">input from A </text:span><text:span text:style-name="T29">with </text:span><text:span text:style-name="T30">one and </text:span><text:span text:style-name="T30">only one</text:span><text:span text:style-name="T31"> output </text:span><text:span text:style-name="T31">in B.</text:span></text:p>
            <text:p text:style-name="P2"><text:span text:style-name="T32"/></text:p>
            <text:p text:style-name="P2"><text:span text:style-name="T31">The mapping </text:span><text:span text:style-name="T31">between A and </text:span><text:span text:style-name="T31">B is known as </text:span><text:span text:style-name="T31">the </text:span><text:span text:style-name="T33">rule</text:span><text:span text:style-name="T34">. It can </text:span><text:span text:style-name="T34">be a </text:span><text:span text:style-name="T34">mathematical </text:span><text:span text:style-name="T34">expression </text:span><text:span text:style-name="T34">(“</text:span><text:span text:style-name="T35">f(x) = x2</text:span><text:span text:style-name="T34">”) or </text:span><text:span text:style-name="T34">even a set of </text:span><text:span text:style-name="T34">ordered pairs </text:span><text:span text:style-name="T34">{ (a, 1), (b, 2), </text:span><text:span text:style-name="T34">…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draw:page-thumbnail draw:style-name="gr2" draw:layer="layout" svg:width="13.968cm" svg:height="10.476cm" svg:x="3.81cm" svg:y="2.123cm" draw:page-number="6" presentation:class="page"/>
          <draw:frame presentation:style-name="pr2" draw:text-style-name="P4" draw:layer="layout" svg:width="17.271cm" svg:height="12.572cm" svg:x="2.159cm" svg:y="13.271cm" presentation:class="notes" presentation:placeholder="true">
            <draw:text-box/>
          </draw:frame>
        </presentation:notes>
      </draw:page>
      <draw:page draw:name="page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5" draw:text-style-name="P13" draw:layer="layout" svg:width="5.744cm" svg:height="11.22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0">A function </text:span><text:span text:style-name="T19">f</text:span><text:span text:style-name="T20"> <text:s text:c="2"/>maps </text:span><text:span text:style-name="T20">some input from A </text:span><text:span text:style-name="T20">to </text:span><text:span text:style-name="T21">one and only one</text:span><text:span text:style-name="T22"> </text:span><text:span text:style-name="T22">output from B.</text:span></text:p>
          </draw:text-box>
        </draw:frame>
        <draw:frame presentation:style-name="pr10" draw:text-style-name="P10" draw:layer="layout" svg:width="19.628cm" svg:height="6.384cm" svg:x="1.264cm" svg:y="3.088cm">
          <draw:text-box>
            <text:p text:style-name="P2"><text:span text:style-name="T23">Example: </text:span><text:span text:style-name="T24">p : A → </text:span><text:span text:style-name="T24">B</text:span><text:span text:style-name="T29"> <text:s/>is a function </text:span><text:span text:style-name="T29">that maps a </text:span><text:span text:style-name="T29">phone-number </text:span><text:span text:style-name="T29">to a single </text:span><text:span text:style-name="T29">person. Each </text:span><text:span text:style-name="T29">person has a </text:span><text:span text:style-name="T29">unique phone </text:span><text:span text:style-name="T29">number.</text:span></text:p>
            <text:p text:style-name="P2"><text:span text:style-name="T14"/></text:p>
            <text:p text:style-name="P2"><text:span text:style-name="T36">A = { 123-4567, </text:span><text:span text:style-name="T36">123-4568, 123-</text:span><text:span text:style-name="T36">4569, etc. }</text:span></text:p>
            <text:p text:style-name="P2"><text:span text:style-name="T14"/></text:p>
            <text:p text:style-name="P2"><text:span text:style-name="T36">B = { J. Carmack, </text:span><text:span text:style-name="T36">D. Cheadle, W. </text:span><text:span text:style-name="T36">Disney, etc. }</text:span></text:p>
            <text:p text:style-name="P2"><text:span text:style-name="T36"/></text:p>
            <text:p text:style-name="P2"><text:span text:style-name="T37">Rule: { (123-4567, J. </text:span><text:span text:style-name="T37">Carmack), (123-4568, </text:span><text:span text:style-name="T37">D. Cheadle), (123-</text:span><text:span text:style-name="T37">4569, W. Disney), …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6" draw:text-style-name="P16" draw:layer="layout" svg:width="4.143cm" svg:height="4.094cm" svg:x="4.044cm" svg:y="10.334cm">
          <text:p text:style-name="P7"><text:span text:style-name="T38">123-4567 •</text:span></text:p>
          <text:p text:style-name="P7"><text:span text:style-name="T38"/></text:p>
          <text:p text:style-name="P7"><text:span text:style-name="T38">123-4568 •</text:span></text:p>
          <text:p text:style-name="P7"><text:span text:style-name="T38"/></text:p>
          <text:p text:style-name="P7"><text:span text:style-name="T38">123-4569 •</text:span></text:p>
          <draw:enhanced-geometry svg:viewBox="0 0 21600 21600" draw:type="rectangle" draw:enhanced-path="M 0 0 L 21600 0 21600 21600 0 21600 0 0 Z N"/>
        </draw:custom-shape>
        <draw:frame draw:style-name="gr7" draw:text-style-name="P17" draw:layer="layout" svg:width="4.243cm" svg:height="0.963cm" svg:x="4.069cm" svg:y="14.428cm">
          <draw:text-box>
            <text:p><text:span text:style-name="T39">A</text:span></text:p>
          </draw:text-box>
        </draw:frame>
        <draw:custom-shape draw:style-name="gr8" draw:text-style-name="P18" draw:layer="layout" svg:width="4.056cm" svg:height="4.094cm" svg:x="14.365cm" svg:y="10.334cm">
          <text:p text:style-name="P7"><text:span text:style-name="T38">• </text:span><text:span text:style-name="T38">J. Carmack</text:span></text:p>
          <text:p text:style-name="P7"><text:span text:style-name="T38"/></text:p>
          <text:p text:style-name="P7"><text:span text:style-name="T38">• </text:span><text:span text:style-name="T38">D. Cheadle</text:span></text:p>
          <text:p text:style-name="P7"><text:span text:style-name="T38"/></text:p>
          <text:p text:style-name="P7"><text:span text:style-name="T38">• </text:span><text:span text:style-name="T38">W. Disney</text:span></text:p>
          <draw:enhanced-geometry svg:viewBox="0 0 21600 21600" draw:type="rectangle" draw:enhanced-path="M 0 0 L 21600 0 21600 21600 0 21600 0 0 Z N"/>
        </draw:custom-shape>
        <draw:frame draw:style-name="gr7" draw:text-style-name="P19" draw:layer="layout" svg:width="4.055cm" svg:height="0.963cm" svg:x="14.366cm" svg:y="14.429cm">
          <draw:text-box>
            <text:p><text:span text:style-name="T40">B</text:span></text:p>
          </draw:text-box>
        </draw:frame>
        <draw:line draw:style-name="gr9" draw:text-style-name="P20" draw:layer="layout" svg:x1="7.763cm" svg:y1="11.382cm" svg:x2="15.276cm" svg:y2="13.379cm">
          <text:p/>
        </draw:line>
        <draw:line draw:style-name="gr9" draw:text-style-name="P20" draw:layer="layout" svg:x1="7.763cm" svg:y1="12.356cm" svg:x2="15.226cm" svg:y2="11.432cm">
          <text:p/>
        </draw:line>
        <draw:line draw:style-name="gr9" draw:text-style-name="P20" draw:layer="layout" svg:x1="7.763cm" svg:y1="13.279cm" svg:x2="15.176cm" svg:y2="12.381cm">
          <text:p/>
        </draw:line>
        <presentation:notes draw:style-name="dp2">
          <draw:page-thumbnail draw:style-name="gr2" draw:layer="layout" svg:width="13.968cm" svg:height="10.476cm" svg:x="3.81cm" svg:y="2.123cm" draw:page-number="7" presentation:class="page"/>
          <draw:frame presentation:style-name="pr2" draw:text-style-name="P4" draw:layer="layout" svg:width="17.271cm" svg:height="12.572cm" svg:x="2.159cm" svg:y="13.271cm" presentation:class="notes" presentation:placeholder="true">
            <draw:text-box/>
          </draw:frame>
        </presentation:notes>
      </draw:page>
      <draw:page draw:name="page8"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5" draw:text-style-name="P13" draw:layer="layout" svg:width="5.744cm" svg:height="11.22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0">A function </text:span><text:span text:style-name="T19">f</text:span><text:span text:style-name="T20"> <text:s text:c="2"/>maps </text:span><text:span text:style-name="T20">some input from A </text:span><text:span text:style-name="T20">to </text:span><text:span text:style-name="T21">one and only one</text:span><text:span text:style-name="T22"> </text:span><text:span text:style-name="T22">output from B.</text:span></text:p>
          </draw:text-box>
        </draw:frame>
        <draw:frame presentation:style-name="pr11" draw:text-style-name="P10" draw:layer="layout" svg:width="19.628cm" svg:height="3.722cm" svg:x="0.74cm" svg:y="2.564cm">
          <draw:text-box>
            <text:p text:style-name="P2"><text:span text:style-name="T41">Example: </text:span></text:p>
            <text:p text:style-name="P2"><text:span text:style-name="T42">f</text:span><text:span text:style-name="T41"> : ℤ → ℤ <text:s/>is a </text:span><text:span text:style-name="T41">function, </text:span><text:span text:style-name="T41">where the </text:span><text:span text:style-name="T41">rule is f(x) = x </text:span><text:span text:style-name="T41">+ 2</text:span></text:p>
            <text:p text:style-name="P2"><text:span text:style-name="T14"/></text:p>
            <text:p text:style-name="P2"><text:span text:style-name="T29"/></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0" draw:text-style-name="P21" draw:layer="layout" svg:width="2.67cm" svg:height="9.86cm" svg:x="4.893cm" svg:y="4.692cm">
          <text:p text:style-name="P7"><text:span text:style-name="T43">… </text:span></text:p>
          <text:p text:style-name="P7"><text:span text:style-name="T43"/></text:p>
          <text:p text:style-name="P7"><text:span text:style-name="T43">0 •</text:span></text:p>
          <text:p text:style-name="P7"><text:span text:style-name="T43"/></text:p>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text:span></text:p>
          <draw:enhanced-geometry svg:viewBox="0 0 21600 21600" draw:type="rectangle" draw:enhanced-path="M 0 0 L 21600 0 21600 21600 0 21600 0 0 Z N"/>
        </draw:custom-shape>
        <draw:frame draw:style-name="gr7" draw:text-style-name="P17" draw:layer="layout" svg:width="2.72cm" svg:height="0.963cm" svg:x="4.893cm" svg:y="14.552cm">
          <draw:text-box>
            <text:p><text:span text:style-name="T39">A</text:span></text:p>
          </draw:text-box>
        </draw:frame>
        <draw:custom-shape draw:style-name="gr11" draw:text-style-name="P18" draw:layer="layout" svg:width="2.422cm" svg:height="9.535cm" svg:x="14.876cm" svg:y="4.918cm">
          <text:p text:style-name="P7"><text:span text:style-name="T38">…</text:span></text:p>
          <text:p text:style-name="P7"><text:span text:style-name="T38"/></text:p>
          <text:p text:style-name="P7"><text:span text:style-name="T43">• </text:span><text:span text:style-name="T43">0</text:span></text:p>
          <text:p text:style-name="P7"><text:span text:style-name="T43"/></text:p>
          <text:p text:style-name="P7"><text:span text:style-name="T43">• </text:span><text:span text:style-name="T43">1</text:span></text:p>
          <text:p text:style-name="P7"><text:span text:style-name="T43"/></text:p>
          <text:p text:style-name="P7"><text:span text:style-name="T43">• </text:span><text:span text:style-name="T43">2</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4</text:span></text:p>
          <text:p text:style-name="P7"><text:span text:style-name="T43"/></text:p>
          <text:p text:style-name="P7"><text:span text:style-name="T43">• </text:span><text:span text:style-name="T43">5</text:span></text:p>
          <text:p text:style-name="P7"><text:span text:style-name="T43"/></text:p>
          <text:p text:style-name="P7"><text:span text:style-name="T43">…</text:span></text:p>
          <draw:enhanced-geometry svg:viewBox="0 0 21600 21600" draw:type="rectangle" draw:enhanced-path="M 0 0 L 21600 0 21600 21600 0 21600 0 0 Z N"/>
        </draw:custom-shape>
        <draw:frame draw:style-name="gr7" draw:text-style-name="P19" draw:layer="layout" svg:width="2.471cm" svg:height="0.963cm" svg:x="14.802cm" svg:y="14.479cm">
          <draw:text-box>
            <text:p><text:span text:style-name="T40">B</text:span></text:p>
          </draw:text-box>
        </draw:frame>
        <draw:line draw:style-name="gr9" draw:text-style-name="P20" draw:layer="layout" svg:x1="6.641cm" svg:y1="8.017cm" svg:x2="15.701cm" svg:y2="8.986cm">
          <text:p/>
        </draw:line>
        <draw:line draw:style-name="gr9" draw:text-style-name="P20" draw:layer="layout" svg:x1="6.665cm" svg:y1="10.109cm" svg:x2="15.642cm" svg:y2="11.25cm">
          <text:p/>
        </draw:line>
        <draw:line draw:style-name="gr9" draw:text-style-name="P20" draw:layer="layout" svg:x1="6.69cm" svg:y1="9.061cm" svg:x2="15.701cm" svg:y2="10.184cm">
          <text:p/>
        </draw:line>
        <draw:line draw:style-name="gr9" draw:text-style-name="P20" draw:layer="layout" svg:x1="6.64cm" svg:y1="11.282cm" svg:x2="15.676cm" svg:y2="12.331cm">
          <text:p/>
        </draw:line>
        <draw:line draw:style-name="gr12" draw:text-style-name="P20" draw:layer="layout" svg:x1="6.932cm" svg:y1="6.694cm" svg:x2="15.584cm" svg:y2="7.858cm">
          <text:p/>
        </draw:line>
        <draw:line draw:style-name="gr12" draw:text-style-name="P20" draw:layer="layout" svg:x1="6.907cm" svg:y1="5.549cm" svg:x2="15.559cm" svg:y2="6.713cm">
          <text:p/>
        </draw:line>
        <draw:line draw:style-name="gr12" draw:text-style-name="P20" draw:layer="layout" svg:x1="6.907cm" svg:y1="12.56cm" svg:x2="15.559cm" svg:y2="13.724cm">
          <text:p/>
        </draw:line>
        <draw:frame draw:style-name="gr13" draw:text-style-name="P22" draw:layer="layout" svg:width="6.826cm" svg:height="2.117cm" svg:x="7.858cm" svg:y="13.467cm">
          <draw:text-box>
            <text:p text:style-name="P7"><text:span text:style-name="T44">(The set is infinite so I can’t </text:span><text:span text:style-name="T44">diagram out the entire </text:span><text:span text:style-name="T44">thing.)</text:span></text:p>
          </draw:text-box>
        </draw:frame>
        <presentation:notes draw:style-name="dp2">
          <draw:page-thumbnail draw:style-name="gr2" draw:layer="layout" svg:width="13.968cm" svg:height="10.476cm" svg:x="3.81cm" svg:y="2.123cm" draw:page-number="8" presentation:class="page"/>
          <draw:frame presentation:style-name="pr2" draw:text-style-name="P4" draw:layer="layout" svg:width="17.271cm" svg:height="12.572cm" svg:x="2.159cm" svg:y="13.271cm" presentation:class="notes" presentation:placeholder="true">
            <draw:text-box/>
          </draw:frame>
        </presentation:notes>
      </draw:page>
      <draw:page draw:name="page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5" draw:text-style-name="P13" draw:layer="layout" svg:width="5.744cm" svg:height="11.22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0">A function </text:span><text:span text:style-name="T19">f</text:span><text:span text:style-name="T20"> <text:s text:c="2"/>maps </text:span><text:span text:style-name="T20">some input from A </text:span><text:span text:style-name="T20">to </text:span><text:span text:style-name="T21">one and only one</text:span><text:span text:style-name="T22"> </text:span><text:span text:style-name="T22">output from B.</text:span></text:p>
          </draw:text-box>
        </draw:frame>
        <draw:frame presentation:style-name="pr12" draw:text-style-name="P10" draw:layer="layout" svg:width="19.628cm" svg:height="7.514cm" svg:x="0.74cm" svg:y="2.564cm">
          <draw:text-box>
            <text:p text:style-name="P2"><text:span text:style-name="T41">We can also </text:span><text:span text:style-name="T41">specify the </text:span><text:span text:style-name="T41">mapping </text:span><text:span text:style-name="T41">explicitly by </text:span><text:span text:style-name="T41">using a set of </text:span><text:span text:style-name="T41">ordered </text:span><text:span text:style-name="T41">pairs. For </text:span><text:span text:style-name="T41">example:</text:span></text:p>
            <text:p text:style-name="P2"><text:span text:style-name="T41"/></text:p>
            <text:p text:style-name="P2"><text:span text:style-name="T41">Function: </text:span><text:span text:style-name="T42">g : </text:span><text:span text:style-name="T42">A → B</text:span></text:p>
            <text:p text:style-name="P2"><text:span text:style-name="T41">A = { 1, 2, 3 }</text:span><text:span text:style-name="T41"><text:tab/></text:span><text:span text:style-name="T41"><text:tab/></text:span><text:span text:style-name="T41">B = { x, y, z </text:span><text:span text:style-name="T41">}</text:span></text:p>
            <text:p text:style-name="P2"><text:span text:style-name="T41">Rule: { (1, z), </text:span><text:span text:style-name="T41">(2, y), (3, x) }</text:span></text:p>
            <text:p text:style-name="P2"><text:span text:style-name="T14"/></text:p>
            <text:p text:style-name="P2"><text:span text:style-name="T29"/></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4" draw:text-style-name="P21" draw:layer="layout" svg:width="2.67cm" svg:height="4.617cm" svg:x="4.893cm" svg:y="9.93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type="rectangle" draw:enhanced-path="M 0 0 L 21600 0 21600 21600 0 21600 0 0 Z N"/>
        </draw:custom-shape>
        <draw:frame draw:style-name="gr7" draw:text-style-name="P17" draw:layer="layout" svg:width="2.72cm" svg:height="0.963cm" svg:x="4.893cm" svg:y="14.552cm">
          <draw:text-box>
            <text:p><text:span text:style-name="T39">A</text:span></text:p>
          </draw:text-box>
        </draw:frame>
        <draw:custom-shape draw:style-name="gr15" draw:text-style-name="P23" draw:layer="layout" svg:width="2.422cm" svg:height="4.918cm" svg:x="14.876cm" svg:y="9.535cm">
          <text:p text:style-name="P7"><text:span text:style-name="T43">• </text:span><text:span text:style-name="T43">x</text:span></text:p>
          <text:p text:style-name="P7"><text:span text:style-name="T43"/></text:p>
          <text:p text:style-name="P7"><text:span text:style-name="T43">• </text:span><text:span text:style-name="T43">y</text:span></text:p>
          <text:p text:style-name="P7"><text:span text:style-name="T43"/></text:p>
          <text:p text:style-name="P7"><text:span text:style-name="T43">• </text:span><text:span text:style-name="T43">z</text:span></text:p>
          <draw:enhanced-geometry svg:viewBox="0 0 21600 21600" draw:type="rectangle" draw:enhanced-path="M 0 0 L 21600 0 21600 21600 0 21600 0 0 Z N"/>
        </draw:custom-shape>
        <draw:frame draw:style-name="gr7" draw:text-style-name="P19" draw:layer="layout" svg:width="2.471cm" svg:height="0.963cm" svg:x="14.802cm" svg:y="14.479cm">
          <draw:text-box>
            <text:p><text:span text:style-name="T40">B</text:span></text:p>
          </draw:text-box>
        </draw:frame>
        <draw:line draw:style-name="gr9" draw:text-style-name="P20" draw:layer="layout" svg:x1="6.59cm" svg:y1="10.983cm" svg:x2="15.751cm" svg:y2="13.055cm">
          <text:p/>
        </draw:line>
        <draw:line draw:style-name="gr9" draw:text-style-name="P20" draw:layer="layout" svg:x1="6.765cm" svg:y1="12.131cm" svg:x2="15.751cm" svg:y2="12.081cm">
          <text:p/>
        </draw:line>
        <draw:line draw:style-name="gr9" draw:text-style-name="P20" draw:layer="layout" svg:x1="6.715cm" svg:y1="13.329cm" svg:x2="15.775cm" svg:y2="10.833cm">
          <text:p/>
        </draw:line>
        <presentation:notes draw:style-name="dp2">
          <draw:page-thumbnail draw:style-name="gr2" draw:layer="layout" svg:width="13.968cm" svg:height="10.476cm" svg:x="3.81cm" svg:y="2.123cm" draw:page-number="9" presentation:class="page"/>
          <draw:frame presentation:style-name="pr2" draw:text-style-name="P4" draw:layer="layout" svg:width="17.271cm" svg:height="12.572cm" svg:x="2.159cm" svg:y="13.271cm" presentation:class="notes" presentation:placeholder="true">
            <draw:text-box/>
          </draw:frame>
        </presentation:notes>
      </draw:page>
      <draw:page draw:name="page1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5" draw:text-style-name="P13" draw:layer="layout" svg:width="5.744cm" svg:height="11.22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0">A function </text:span><text:span text:style-name="T19">f</text:span><text:span text:style-name="T20"> <text:s text:c="2"/>maps </text:span><text:span text:style-name="T20">some input from A </text:span><text:span text:style-name="T20">to </text:span><text:span text:style-name="T21">one and only one</text:span><text:span text:style-name="T22"> </text:span><text:span text:style-name="T22">output from B.</text:span></text:p>
          </draw:text-box>
        </draw:frame>
        <draw:frame presentation:style-name="pr13" draw:text-style-name="P10" draw:layer="layout" svg:width="19.628cm" svg:height="5.689cm" svg:x="0.74cm" svg:y="2.564cm">
          <draw:text-box>
            <text:p text:style-name="P2"><text:span text:style-name="T45">Practice:</text:span><text:span text:style-name="T46"> </text:span><text:span text:style-name="T46">Diagram the </text:span><text:span text:style-name="T46">following </text:span><text:span text:style-name="T46">function.</text:span></text:p>
            <text:p text:style-name="P2"><text:span text:style-name="T46"/></text:p>
            <text:p text:style-name="P2"><text:span text:style-name="T46">Function:</text:span><text:span text:style-name="T46"><text:tab/></text:span><text:span text:style-name="T46"><text:tab/></text:span><text:span text:style-name="T42">h : X → Y</text:span></text:p>
            <text:p text:style-name="P2"><text:span text:style-name="T46">X = { 2, 4, 6, </text:span><text:span text:style-name="T46">8 }</text:span></text:p>
            <text:p text:style-name="P2"><text:span text:style-name="T46">Y = { 1, 3, 5, </text:span><text:span text:style-name="T46">7 }</text:span></text:p>
            <text:p text:style-name="P2"><text:span text:style-name="T46">Rule: { (2,7), </text:span><text:span text:style-name="T46">(4,3), (6,5), </text:span><text:span text:style-name="T46">(8,1)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draw:page-thumbnail draw:style-name="gr2" draw:layer="layout" svg:width="13.968cm" svg:height="10.476cm" svg:x="3.81cm" svg:y="2.123cm" draw:page-number="10" presentation:class="page"/>
          <draw:frame presentation:style-name="pr2" draw:text-style-name="P4" draw:layer="layout" svg:width="17.271cm" svg:height="12.572cm" svg:x="2.159cm" svg:y="13.271cm" presentation:class="notes" presentation:placeholder="true">
            <draw:text-box/>
          </draw:frame>
        </presentation:notes>
      </draw:page>
      <draw:page draw:name="page1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1. </text:span><text:span text:style-name="T5">Function</text:span><text:span text:style-name="T5">s</text:span></text:p>
          </draw:text-box>
        </draw:frame>
        <draw:frame draw:style-name="gr5" draw:text-style-name="P13" draw:layer="layout" svg:width="5.744cm" svg:height="11.221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0">A function </text:span><text:span text:style-name="T19">f</text:span><text:span text:style-name="T20"> <text:s text:c="2"/>maps </text:span><text:span text:style-name="T20">some input from A </text:span><text:span text:style-name="T20">to </text:span><text:span text:style-name="T21">one and only one</text:span><text:span text:style-name="T22"> </text:span><text:span text:style-name="T22">output from B.</text:span></text:p>
          </draw:text-box>
        </draw:frame>
        <draw:frame presentation:style-name="pr14" draw:text-style-name="P10" draw:layer="layout" svg:width="19.628cm" svg:height="5.689cm" svg:x="0.74cm" svg:y="2.564cm">
          <draw:text-box>
            <text:p text:style-name="P2"><text:span text:style-name="T45">Practice:</text:span><text:span text:style-name="T46"> </text:span><text:span text:style-name="T46">Diagram the </text:span><text:span text:style-name="T46">following </text:span><text:span text:style-name="T46">function.</text:span></text:p>
            <text:p text:style-name="P2"><text:span text:style-name="T46"/></text:p>
            <text:p text:style-name="P2"><text:span text:style-name="T46">Function:</text:span><text:span text:style-name="T46"><text:tab/></text:span><text:span text:style-name="T46"><text:tab/></text:span><text:span text:style-name="T42">h : X → Y</text:span></text:p>
            <text:p text:style-name="P2"><text:span text:style-name="T46">X = { 2, 4, 6, </text:span><text:span text:style-name="T46">8 }</text:span></text:p>
            <text:p text:style-name="P2"><text:span text:style-name="T46">Y = { 1, 3, 5, </text:span><text:span text:style-name="T46">7 }</text:span></text:p>
            <text:p text:style-name="P2"><text:span text:style-name="T46">Rule: { (2,7), </text:span><text:span text:style-name="T46">(4,3), (6,5), </text:span><text:span text:style-name="T46">(8,1)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4" draw:text-style-name="P21" draw:layer="layout" svg:width="2.67cm" svg:height="4.617cm" svg:x="4.893cm" svg:y="9.935cm">
          <text:p text:style-name="P7"><text:span text:style-name="T43">2 •</text:span></text:p>
          <text:p text:style-name="P7"><text:span text:style-name="T43"/></text:p>
          <text:p text:style-name="P7"><text:span text:style-name="T43">4 •</text:span></text:p>
          <text:p text:style-name="P7"><text:span text:style-name="T43"/></text:p>
          <text:p text:style-name="P7"><text:span text:style-name="T43">6 •</text:span></text:p>
          <text:p text:style-name="P7"><text:span text:style-name="T43"/></text:p>
          <text:p text:style-name="P7"><text:span text:style-name="T43">8 •</text:span></text:p>
          <draw:enhanced-geometry svg:viewBox="0 0 21600 21600" draw:type="rectangle" draw:enhanced-path="M 0 0 L 21600 0 21600 21600 0 21600 0 0 Z N"/>
        </draw:custom-shape>
        <draw:frame draw:style-name="gr7" draw:text-style-name="P17" draw:layer="layout" svg:width="2.72cm" svg:height="0.963cm" svg:x="4.893cm" svg:y="14.552cm">
          <draw:text-box>
            <text:p><text:span text:style-name="T39">A</text:span></text:p>
          </draw:text-box>
        </draw:frame>
        <draw:custom-shape draw:style-name="gr15" draw:text-style-name="P23" draw:layer="layout" svg:width="2.422cm" svg:height="4.918cm" svg:x="14.876cm" svg:y="9.535cm">
          <text:p text:style-name="P7"><text:span text:style-name="T43">• </text:span><text:span text:style-name="T43">1</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5</text:span></text:p>
          <text:p text:style-name="P7"><text:span text:style-name="T43"/></text:p>
          <text:p text:style-name="P7"><text:span text:style-name="T43">• </text:span><text:span text:style-name="T43">7</text:span></text:p>
          <draw:enhanced-geometry svg:viewBox="0 0 21600 21600" draw:type="rectangle" draw:enhanced-path="M 0 0 L 21600 0 21600 21600 0 21600 0 0 Z N"/>
        </draw:custom-shape>
        <draw:frame draw:style-name="gr7" draw:text-style-name="P19" draw:layer="layout" svg:width="2.471cm" svg:height="0.963cm" svg:x="14.802cm" svg:y="14.479cm">
          <draw:text-box>
            <text:p><text:span text:style-name="T40">B</text:span></text:p>
          </draw:text-box>
        </draw:frame>
        <draw:line draw:style-name="gr9" draw:text-style-name="P20" draw:layer="layout" svg:x1="6.72cm" svg:y1="10.636cm" svg:x2="15.742cm" svg:y2="13.679cm">
          <text:p/>
        </draw:line>
        <draw:line draw:style-name="gr9" draw:text-style-name="P20" draw:layer="layout" svg:x1="6.72cm" svg:y1="11.721cm" svg:x2="15.663cm" svg:y2="11.483cm">
          <text:p/>
        </draw:line>
        <draw:line draw:style-name="gr9" draw:text-style-name="P20" draw:layer="layout" svg:x1="6.667cm" svg:y1="13.917cm" svg:x2="15.663cm" svg:y2="10.372cm">
          <text:p/>
        </draw:line>
        <draw:line draw:style-name="gr9" draw:text-style-name="P20" draw:layer="layout" svg:x1="6.747cm" svg:y1="12.753cm" svg:x2="15.769cm" svg:y2="12.541cm">
          <text:p/>
        </draw:line>
        <presentation:notes draw:style-name="dp2">
          <draw:page-thumbnail draw:style-name="gr2" draw:layer="layout" svg:width="13.968cm" svg:height="10.476cm" svg:x="3.81cm" svg:y="2.123cm" draw:page-number="11" presentation:class="page"/>
          <draw:frame presentation:style-name="pr2" draw:text-style-name="P4" draw:layer="layout" svg:width="17.271cm" svg:height="12.572cm" svg:x="2.159cm" svg:y="13.271cm" presentation:class="notes" presentation:placeholder="true">
            <draw:text-box/>
          </draw:frame>
        </presentation:notes>
      </draw:page>
      <draw:page draw:name="page12" draw:style-name="dp3" draw:master-page-name="Bubbles" presentation:presentation-page-layout-name="AL1T0">
        <office:forms form:automatic-focus="false" form:apply-design-mode="false"/>
        <draw:frame presentation:style-name="pr7" draw:text-style-name="P12" draw:layer="layout" svg:width="22.292cm" svg:height="3.108cm" svg:x="3.284cm" svg:y="6.659cm" presentation:class="title" presentation:user-transformed="true">
          <draw:text-box>
            <text:p text:style-name="P7"><text:span text:style-name="T7">2. </text:span><text:span text:style-name="T7">Bina</text:span><text:span text:style-name="T7">ry </text:span><text:span text:style-name="T7">Rela</text:span><text:span text:style-name="T7">tion</text:span><text:span text:style-name="T7">s</text:span></text:p>
          </draw:text-box>
        </draw:frame>
        <presentation:notes draw:style-name="dp2">
          <draw:page-thumbnail draw:style-name="gr2" draw:layer="layout" svg:width="13.968cm" svg:height="10.476cm" svg:x="3.81cm" svg:y="2.123cm" draw:page-number="12" presentation:class="page"/>
          <draw:frame presentation:style-name="pr2" draw:text-style-name="P4" draw:layer="layout" svg:width="17.271cm" svg:height="12.572cm" svg:x="2.159cm" svg:y="13.271cm" presentation:class="notes" presentation:placeholder="true">
            <draw:text-box/>
          </draw:frame>
        </presentation:notes>
      </draw:page>
      <draw:page draw:name="page1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15" draw:text-style-name="P10" draw:layer="layout" svg:width="20.612cm" svg:height="8.182cm" svg:x="0.74cm" svg:y="2.564cm">
          <draw:text-box>
            <text:p text:style-name="P2"><text:span text:style-name="T46">“</text:span><text:span text:style-name="T46">In </text:span><text:span text:style-name="T46">mathematics, </text:span><text:span text:style-name="T46">a binary </text:span><text:span text:style-name="T46">relation on a </text:span><text:span text:style-name="T46">set A is a </text:span><text:span text:style-name="T46">collection of </text:span><text:span text:style-name="T46">ordered pairs </text:span><text:span text:style-name="T46">of elements </text:span><text:span text:style-name="T46">of A. In other </text:span><text:span text:style-name="T46">words, it is a </text:span><text:span text:style-name="T46">subset of the </text:span><text:span text:style-name="T46">Cartesian </text:span><text:span text:style-name="T46">product </text:span></text:p>
            <text:p text:style-name="P2"><text:span text:style-name="T46">A</text:span><text:span text:style-name="T49">2</text:span><text:span text:style-name="T46"> = A × A. </text:span></text:p>
            <text:p text:style-name="P2"><text:span text:style-name="T46"/></text:p>
            <text:p text:style-name="P2"><text:span text:style-name="T46">More </text:span><text:span text:style-name="T46">generally, a </text:span><text:span text:style-name="T46">binary </text:span><text:span text:style-name="T46">relation </text:span><text:span text:style-name="T46">between two </text:span><text:span text:style-name="T46">sets A and B </text:span><text:span text:style-name="T46">is a subset of </text:span><text:span text:style-name="T46">A × B.”</text:span></text:p>
            <text:p text:style-name="P2"><text:span text:style-name="T46"/></text:p>
            <text:p text:style-name="P14"><text:span text:style-name="T37">From </text:span><text:span text:style-name="T37">https://en.wikipedia.</text:span><text:span text:style-name="T37">org/wiki/Binary_relati</text:span><text:span text:style-name="T37">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frame presentation:style-name="pr16" draw:text-style-name="P10" draw:layer="layout" svg:width="20.612cm" svg:height="2.751cm" svg:x="0.739cm" svg:y="12.594cm">
          <draw:text-box>
            <text:p text:style-name="P2"><text:span text:style-name="T14">In other </text:span><text:span text:style-name="T14">words, a </text:span><text:span text:style-name="T14">binary </text:span><text:span text:style-name="T14">relation </text:span><text:span text:style-name="T13">R : </text:span><text:span text:style-name="T13">A → B</text:span><text:span text:style-name="T14"> has a </text:span><text:span text:style-name="T15">subset of</text:span><text:span text:style-name="T14"> </text:span><text:span text:style-name="T14">the </text:span><text:span text:style-name="T15">cartesian </text:span><text:span text:style-name="T15">product A x </text:span><text:span text:style-name="T15">B</text:span><text:span text:style-name="T16"> as its </text:span><text:span text:style-name="T15">rule</text:span><text:span text:style-name="T16">.</text:span></text:p>
          </draw:text-box>
        </draw:frame>
        <presentation:notes draw:style-name="dp2">
          <draw:page-thumbnail draw:style-name="gr2" draw:layer="layout" svg:width="13.968cm" svg:height="10.476cm" svg:x="3.81cm" svg:y="2.123cm" draw:page-number="13" presentation:class="page"/>
          <draw:frame presentation:style-name="pr2" draw:text-style-name="P4" draw:layer="layout" svg:width="17.271cm" svg:height="12.572cm" svg:x="2.159cm" svg:y="13.271cm" presentation:class="notes" presentation:placeholder="true">
            <draw:text-box/>
          </draw:frame>
        </presentation:notes>
      </draw:page>
      <draw:page draw:name="page1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17" draw:text-style-name="P10" draw:layer="layout" svg:width="20.612cm" svg:height="12.325cm" svg:x="0.74cm" svg:y="2.564cm">
          <draw:text-box>
            <text:p text:style-name="P2"><text:span text:style-name="T46">Let’s say we </text:span><text:span text:style-name="T46">have</text:span></text:p>
            <text:p text:style-name="P2"><text:span text:style-name="T46">A = { 1, 2 }</text:span><text:span text:style-name="T46"><text:tab/></text:span><text:span text:style-name="T46"><text:tab/></text:span><text:span text:style-name="T46">and</text:span><text:span text:style-name="T46"><text:tab/></text:span><text:span text:style-name="T46">B = { a, </text:span><text:span text:style-name="T46">b, c },</text:span></text:p>
            <text:p text:style-name="P2"><text:span text:style-name="T46">and a </text:span><text:span text:style-name="T46">relation R : A </text:span><text:span text:style-name="T46">→ B</text:span></text:p>
            <text:p text:style-name="P2"><text:span text:style-name="T46"/></text:p>
            <text:p text:style-name="P2"><text:span text:style-name="T46">The Rule can </text:span><text:span text:style-name="T46">be the </text:span><text:span text:style-name="T46">entirety of A </text:span><text:span text:style-name="T46">x B:</text:span></text:p>
            <text:p text:style-name="P2"><text:span text:style-name="T46"/></text:p>
            <text:p text:style-name="P7"><text:span text:style-name="T46">{ (1, a), (1, b), </text:span><text:span text:style-name="T46">(1, c), (2, a), </text:span><text:span text:style-name="T46">(2, b), (2, c) }</text:span></text:p>
            <text:p text:style-name="P2"><text:span text:style-name="T46"/></text:p>
            <text:p text:style-name="P2"><text:span text:style-name="T46">Or it can just </text:span><text:span text:style-name="T46">be a </text:span><text:span text:style-name="T45">subset</text:span><text:span text:style-name="T46"> </text:span><text:span text:style-name="T46">of A x B:</text:span></text:p>
            <text:p text:style-name="P2"><text:span text:style-name="T46"/></text:p>
            <text:p text:style-name="P7"><text:span text:style-name="T46">{ (1, a), (1, c), </text:span><text:span text:style-name="T46">(2, b) }</text:span></text:p>
            <text:p text:style-name="P2"><text:span text:style-name="T46"/></text:p>
            <text:p text:style-name="P2"><text:span text:style-name="T46">And this </text:span><text:span text:style-name="T46">would fit the </text:span><text:span text:style-name="T46">definition of </text:span><text:span text:style-name="T46">a binary </text:span><text:span text:style-name="T46">relati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draw:page-thumbnail draw:style-name="gr2" draw:layer="layout" svg:width="13.968cm" svg:height="10.476cm" svg:x="3.81cm" svg:y="2.123cm" draw:page-number="14" presentation:class="page"/>
          <draw:frame presentation:style-name="pr2" draw:text-style-name="P4" draw:layer="layout" svg:width="17.271cm" svg:height="12.572cm" svg:x="2.159cm" svg:y="13.271cm" presentation:class="notes" presentation:placeholder="true">
            <draw:text-box/>
          </draw:frame>
        </presentation:notes>
      </draw:page>
      <draw:page draw:name="page1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18" draw:text-style-name="P10" draw:layer="layout" svg:width="20.612cm" svg:height="5.689cm" svg:x="0.74cm" svg:y="2.564cm">
          <draw:text-box>
            <text:p text:style-name="P7"><text:span text:style-name="T46">A = { 1, 2 }</text:span><text:span text:style-name="T46"><text:tab/></text:span><text:span text:style-name="T46"><text:tab/></text:span><text:span text:style-name="T46">and</text:span><text:span text:style-name="T46"><text:tab/></text:span><text:span text:style-name="T46">B = { a, </text:span><text:span text:style-name="T46">b, c },</text:span><text:span text:style-name="T46"><text:tab/></text:span><text:span text:style-name="T46"><text:tab/></text:span><text:span text:style-name="T46">R : </text:span><text:span text:style-name="T46">A → B</text:span></text:p>
            <text:p text:style-name="P2"><text:span text:style-name="T46"/></text:p>
            <text:p text:style-name="P2"><text:span text:style-name="T46">If the rule is </text:span><text:span text:style-name="T46">all of A x B, </text:span></text:p>
            <text:p text:style-name="P2"><text:span text:style-name="T46">{ (1, a), (1, b), </text:span><text:span text:style-name="T46">(1, c), (2, a), </text:span><text:span text:style-name="T46">(2, b), (2, c) }, </text:span></text:p>
            <text:p text:style-name="P2"><text:span text:style-name="T46">it the relation </text:span><text:span text:style-name="T46">will look like </text:span><text:span text:style-name="T46">this:</text:span></text:p>
            <text:p text:style-name="P2"><text:span text:style-name="T46"/></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4" draw:text-style-name="P21" draw:layer="layout" svg:width="2.67cm" svg:height="4.617cm" svg:x="4.999cm" svg:y="8.506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15" draw:text-style-name="P23" draw:layer="layout" svg:width="2.422cm" svg:height="4.918cm" svg:x="14.982cm" svg:y="8.10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frame draw:style-name="gr7" draw:text-style-name="P17" draw:layer="layout" svg:width="2.72cm" svg:height="0.963cm" svg:x="4.998cm" svg:y="13.123cm">
          <draw:text-box>
            <text:p><text:span text:style-name="T39">A</text:span></text:p>
          </draw:text-box>
        </draw:frame>
        <draw:frame draw:style-name="gr7" draw:text-style-name="P19" draw:layer="layout" svg:width="2.471cm" svg:height="0.963cm" svg:x="14.907cm" svg:y="13.05cm">
          <draw:text-box>
            <text:p><text:span text:style-name="T40">B</text:span></text:p>
          </draw:text-box>
        </draw:frame>
        <draw:line draw:style-name="gr9" draw:text-style-name="P20" draw:layer="layout" svg:x1="6.852cm" svg:y1="10.24cm" svg:x2="15.821cm" svg:y2="9.446cm">
          <text:p/>
        </draw:line>
        <draw:line draw:style-name="gr9" draw:text-style-name="P20" draw:layer="layout" svg:x1="6.852cm" svg:y1="10.24cm" svg:x2="15.874cm" svg:y2="10.584cm">
          <text:p/>
        </draw:line>
        <draw:line draw:style-name="gr9" draw:text-style-name="P20" draw:layer="layout" svg:x1="6.852cm" svg:y1="10.24cm" svg:x2="15.847cm" svg:y2="11.642cm">
          <text:p/>
        </draw:line>
        <draw:line draw:style-name="gr17" draw:text-style-name="P20" draw:layer="layout" svg:x1="6.719cm" svg:y1="11.324cm" svg:x2="15.874cm" svg:y2="9.763cm">
          <text:p/>
        </draw:line>
        <draw:line draw:style-name="gr17" draw:text-style-name="P20" draw:layer="layout" svg:x1="6.719cm" svg:y1="11.324cm" svg:x2="15.927cm" svg:y2="10.795cm">
          <text:p/>
        </draw:line>
        <draw:line draw:style-name="gr17" draw:text-style-name="P20" draw:layer="layout" svg:x1="6.719cm" svg:y1="11.324cm" svg:x2="15.953cm" svg:y2="11.88cm">
          <text:p/>
        </draw:line>
        <presentation:notes draw:style-name="dp2">
          <draw:page-thumbnail draw:style-name="gr2" draw:layer="layout" svg:width="13.968cm" svg:height="10.476cm" svg:x="3.81cm" svg:y="2.123cm" draw:page-number="15" presentation:class="page"/>
          <draw:frame presentation:style-name="pr2" draw:text-style-name="P4" draw:layer="layout" svg:width="17.271cm" svg:height="12.572cm" svg:x="2.159cm" svg:y="13.271cm" presentation:class="notes" presentation:placeholder="true">
            <draw:text-box/>
          </draw:frame>
        </presentation:notes>
      </draw:page>
      <draw:page draw:name="page1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19" draw:text-style-name="P10" draw:layer="layout" svg:width="20.612cm" svg:height="3.442cm" svg:x="0.74cm" svg:y="2.564cm">
          <draw:text-box>
            <text:p text:style-name="P2"><text:span text:style-name="T45">Practice:</text:span><text:span text:style-name="T46"> </text:span><text:span text:style-name="T46">Given A = { 1, </text:span><text:span text:style-name="T46">2 }, B = { a, b, </text:span><text:span text:style-name="T46">c }, and the </text:span><text:span text:style-name="T46">relation S </text:span><text:span text:style-name="T46">with the rule: </text:span><text:span text:style-name="T46">{ (1, a), (2, b), </text:span><text:span text:style-name="T46">(1, c) }, </text:span><text:span text:style-name="T46">diagram the </text:span><text:span text:style-name="T46">relati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draw:page-thumbnail draw:style-name="gr2" draw:layer="layout" svg:width="13.968cm" svg:height="10.476cm" svg:x="3.81cm" svg:y="2.123cm" draw:page-number="16" presentation:class="page"/>
          <draw:frame presentation:style-name="pr2" draw:text-style-name="P4" draw:layer="layout" svg:width="17.271cm" svg:height="12.572cm" svg:x="2.159cm" svg:y="13.271cm" presentation:class="notes" presentation:placeholder="true">
            <draw:text-box/>
          </draw:frame>
        </presentation:notes>
      </draw:page>
      <draw:page draw:name="page1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0" draw:text-style-name="P10" draw:layer="layout" svg:width="20.612cm" svg:height="3.442cm" svg:x="0.74cm" svg:y="2.564cm">
          <draw:text-box>
            <text:p text:style-name="P2"><text:span text:style-name="T45">Practice:</text:span><text:span text:style-name="T46"> </text:span><text:span text:style-name="T46">Given A = { 1, </text:span><text:span text:style-name="T46">2 }, B = { a, b, </text:span><text:span text:style-name="T46">c }, and the </text:span><text:span text:style-name="T46">relation S </text:span><text:span text:style-name="T46">with the rule: </text:span><text:span text:style-name="T46">{ (1, a), (2, b), </text:span><text:span text:style-name="T46">(1, c) }, </text:span><text:span text:style-name="T46">diagram the </text:span><text:span text:style-name="T46">relati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4" draw:text-style-name="P21" draw:layer="layout" svg:width="2.67cm" svg:height="4.617cm" svg:x="4.999cm" svg:y="8.506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15" draw:text-style-name="P23" draw:layer="layout" svg:width="2.422cm" svg:height="4.918cm" svg:x="14.982cm" svg:y="8.10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frame draw:style-name="gr7" draw:text-style-name="P17" draw:layer="layout" svg:width="2.72cm" svg:height="0.963cm" svg:x="4.998cm" svg:y="13.123cm">
          <draw:text-box>
            <text:p><text:span text:style-name="T39">A</text:span></text:p>
          </draw:text-box>
        </draw:frame>
        <draw:frame draw:style-name="gr7" draw:text-style-name="P19" draw:layer="layout" svg:width="2.471cm" svg:height="0.963cm" svg:x="14.907cm" svg:y="13.05cm">
          <draw:text-box>
            <text:p><text:span text:style-name="T40">B</text:span></text:p>
          </draw:text-box>
        </draw:frame>
        <draw:line draw:style-name="gr9" draw:text-style-name="P20" draw:layer="layout" svg:x1="6.852cm" svg:y1="10.24cm" svg:x2="15.821cm" svg:y2="9.446cm">
          <text:p/>
        </draw:line>
        <draw:line draw:style-name="gr9" draw:text-style-name="P20" draw:layer="layout" svg:x1="6.852cm" svg:y1="10.24cm" svg:x2="15.847cm" svg:y2="11.642cm">
          <text:p/>
        </draw:line>
        <draw:line draw:style-name="gr17" draw:text-style-name="P20" draw:layer="layout" svg:x1="6.719cm" svg:y1="11.324cm" svg:x2="15.822cm" svg:y2="10.583cm">
          <text:p/>
        </draw:line>
        <presentation:notes draw:style-name="dp2">
          <draw:page-thumbnail draw:style-name="gr2" draw:layer="layout" svg:width="13.968cm" svg:height="10.476cm" svg:x="3.81cm" svg:y="2.123cm" draw:page-number="17" presentation:class="page"/>
          <draw:frame presentation:style-name="pr2" draw:text-style-name="P4" draw:layer="layout" svg:width="17.271cm" svg:height="12.572cm" svg:x="2.159cm" svg:y="13.271cm" presentation:class="notes" presentation:placeholder="true">
            <draw:text-box/>
          </draw:frame>
        </presentation:notes>
      </draw:page>
      <draw:page draw:name="page18"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1" draw:text-style-name="P10" draw:layer="layout" svg:width="20.612cm" svg:height="3.442cm" svg:x="0.74cm" svg:y="2.564cm">
          <draw:text-box>
            <text:p text:style-name="P2"><text:span text:style-name="T46">If a binary </text:span><text:span text:style-name="T46">relation has </text:span><text:span text:style-name="T46">the same set </text:span><text:span text:style-name="T46">as the </text:span><text:span text:style-name="T46">domain and </text:span><text:span text:style-name="T46">codomain, </text:span><text:span text:style-name="T46">we can </text:span><text:span text:style-name="T46">diagram it </text:span><text:span text:style-name="T46">with the </text:span><text:span text:style-name="T46">arrow </text:span><text:span text:style-name="T46">diagram…</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4" draw:text-style-name="P21" draw:layer="layout" svg:width="2.67cm" svg:height="4.617cm" svg:x="1.109cm" svg:y="5.993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type="rectangle" draw:enhanced-path="M 0 0 L 21600 0 21600 21600 0 21600 0 0 Z N"/>
        </draw:custom-shape>
        <draw:custom-shape draw:style-name="gr15" draw:text-style-name="P23" draw:layer="layout" svg:width="2.422cm" svg:height="4.918cm" svg:x="6.092cm" svg:y="5.962cm">
          <text:p text:style-name="P7"><text:span text:style-name="T43">• </text:span><text:span text:style-name="T43">1</text:span></text:p>
          <text:p text:style-name="P7"><text:span text:style-name="T43"/></text:p>
          <text:p text:style-name="P7"><text:span text:style-name="T43">• </text:span><text:span text:style-name="T43">2</text:span></text:p>
          <text:p text:style-name="P7"><text:span text:style-name="T43"/></text:p>
          <text:p text:style-name="P7"><text:span text:style-name="T43">• </text:span><text:span text:style-name="T43">3</text:span></text:p>
          <draw:enhanced-geometry svg:viewBox="0 0 21600 21600" draw:type="rectangle" draw:enhanced-path="M 0 0 L 21600 0 21600 21600 0 21600 0 0 Z N"/>
        </draw:custom-shape>
        <draw:frame draw:style-name="gr7" draw:text-style-name="P17" draw:layer="layout" svg:width="2.72cm" svg:height="0.963cm" svg:x="1.059cm" svg:y="10.61cm">
          <draw:text-box>
            <text:p><text:span text:style-name="T39">A</text:span></text:p>
          </draw:text-box>
        </draw:frame>
        <draw:frame draw:style-name="gr7" draw:text-style-name="P19" draw:layer="layout" svg:width="2.471cm" svg:height="0.963cm" svg:x="6.092cm" svg:y="10.88cm">
          <draw:text-box>
            <text:p><text:span text:style-name="T40">A</text:span></text:p>
          </draw:text-box>
        </draw:frame>
        <draw:line draw:style-name="gr9" draw:text-style-name="P20" draw:layer="layout" svg:x1="2.989cm" svg:y1="7.224cm" svg:x2="6.958cm" svg:y2="8.414cm">
          <text:p/>
        </draw:line>
        <draw:line draw:style-name="gr17" draw:text-style-name="P20" draw:layer="layout" svg:x1="2.935cm" svg:y1="8.307cm" svg:x2="6.905cm" svg:y2="9.552cm">
          <text:p/>
        </draw:line>
        <draw:line draw:style-name="gr18" draw:text-style-name="P20" draw:layer="layout" svg:x1="2.91cm" svg:y1="9.42cm" svg:x2="6.932cm" svg:y2="7.25cm">
          <text:p/>
        </draw:line>
        <presentation:notes draw:style-name="dp2">
          <draw:page-thumbnail draw:style-name="gr2" draw:layer="layout" svg:width="13.968cm" svg:height="10.476cm" svg:x="3.81cm" svg:y="2.123cm" draw:page-number="18" presentation:class="page"/>
          <draw:frame presentation:style-name="pr2" draw:text-style-name="P4" draw:layer="layout" svg:width="17.271cm" svg:height="12.572cm" svg:x="2.159cm" svg:y="13.271cm" presentation:class="notes" presentation:placeholder="true">
            <draw:text-box/>
          </draw:frame>
        </presentation:notes>
      </draw:page>
      <draw:page draw:name="page1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2" draw:text-style-name="P10" draw:layer="layout" svg:width="20.612cm" svg:height="3.442cm" svg:x="0.74cm" svg:y="2.564cm">
          <draw:text-box>
            <text:p text:style-name="P2"><text:span text:style-name="T46">If a binary </text:span><text:span text:style-name="T46">relation has </text:span><text:span text:style-name="T46">the same set </text:span><text:span text:style-name="T46">as the </text:span><text:span text:style-name="T46">domain and </text:span><text:span text:style-name="T46">codomain, </text:span><text:span text:style-name="T46">we can </text:span><text:span text:style-name="T46">diagram it </text:span><text:span text:style-name="T46">with the </text:span><text:span text:style-name="T46">arrow </text:span><text:span text:style-name="T46">diagram…</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14" draw:text-style-name="P21" draw:layer="layout" svg:width="2.67cm" svg:height="4.617cm" svg:x="1.109cm" svg:y="5.993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type="rectangle" draw:enhanced-path="M 0 0 L 21600 0 21600 21600 0 21600 0 0 Z N"/>
        </draw:custom-shape>
        <draw:custom-shape draw:style-name="gr15" draw:text-style-name="P23" draw:layer="layout" svg:width="2.422cm" svg:height="4.918cm" svg:x="6.092cm" svg:y="5.962cm">
          <text:p text:style-name="P7"><text:span text:style-name="T43">• </text:span><text:span text:style-name="T43">1</text:span></text:p>
          <text:p text:style-name="P7"><text:span text:style-name="T43"/></text:p>
          <text:p text:style-name="P7"><text:span text:style-name="T43">• </text:span><text:span text:style-name="T43">2</text:span></text:p>
          <text:p text:style-name="P7"><text:span text:style-name="T43"/></text:p>
          <text:p text:style-name="P7"><text:span text:style-name="T43">• </text:span><text:span text:style-name="T43">3</text:span></text:p>
          <draw:enhanced-geometry svg:viewBox="0 0 21600 21600" draw:type="rectangle" draw:enhanced-path="M 0 0 L 21600 0 21600 21600 0 21600 0 0 Z N"/>
        </draw:custom-shape>
        <draw:frame draw:style-name="gr7" draw:text-style-name="P17" draw:layer="layout" svg:width="2.72cm" svg:height="0.963cm" svg:x="1.059cm" svg:y="10.61cm">
          <draw:text-box>
            <text:p><text:span text:style-name="T39">A</text:span></text:p>
          </draw:text-box>
        </draw:frame>
        <draw:frame draw:style-name="gr7" draw:text-style-name="P19" draw:layer="layout" svg:width="2.471cm" svg:height="0.963cm" svg:x="6.092cm" svg:y="10.88cm">
          <draw:text-box>
            <text:p><text:span text:style-name="T40">A</text:span></text:p>
          </draw:text-box>
        </draw:frame>
        <draw:line draw:style-name="gr9" draw:text-style-name="P20" draw:layer="layout" svg:x1="2.989cm" svg:y1="7.224cm" svg:x2="6.958cm" svg:y2="8.414cm">
          <text:p/>
        </draw:line>
        <draw:line draw:style-name="gr17" draw:text-style-name="P20" draw:layer="layout" svg:x1="14.404cm" svg:y1="12.92cm" svg:x2="17.711cm" svg:y2="12.839cm">
          <text:p/>
        </draw:line>
        <draw:line draw:style-name="gr18" draw:text-style-name="P20" draw:layer="layout" svg:x1="2.91cm" svg:y1="9.42cm" svg:x2="6.932cm" svg:y2="7.25cm">
          <text:p/>
        </draw:line>
        <draw:frame presentation:style-name="pr23" draw:text-style-name="P10" draw:layer="layout" svg:width="10.954cm" svg:height="0.949cm" svg:x="10.292cm" svg:y="7.271cm">
          <draw:text-box>
            <text:p text:style-name="P2"><text:span text:style-name="T46">Or with a </text:span><text:span text:style-name="T46">graph like </text:span><text:span text:style-name="T46">this:</text:span></text:p>
          </draw:text-box>
        </draw:frame>
        <draw:frame draw:style-name="gr7" draw:text-style-name="P24" draw:layer="layout" svg:width="1.521cm" svg:height="0.963cm" svg:x="15.479cm" svg:y="8.67cm">
          <draw:text-box>
            <text:p>1</text:p>
          </draw:text-box>
        </draw:frame>
        <draw:frame draw:style-name="gr7" draw:text-style-name="P24" draw:layer="layout" svg:width="1.405cm" svg:height="0.963cm" svg:x="12.999cm" svg:y="12.92cm">
          <draw:text-box>
            <text:p>2</text:p>
          </draw:text-box>
        </draw:frame>
        <draw:frame draw:style-name="gr19" draw:text-style-name="P24" draw:layer="layout" svg:width="0.862cm" svg:height="0.963cm" svg:x="18.058cm" svg:y="12.888cm">
          <draw:text-box>
            <text:p>3</text:p>
          </draw:text-box>
        </draw:frame>
        <draw:custom-shape draw:style-name="gr20" draw:text-style-name="P25" draw:layer="layout" svg:width="0.397cm" svg:height="0.38cm" svg:x="15.545cm" svg:y="9.5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4.024cm" svg:y="12.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7.712cm" svg:y="12.6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0" draw:layer="layout" svg:x1="15.682cm" svg:y1="9.843cm" svg:x2="14.404cm" svg:y2="12.625cm">
          <text:p/>
        </draw:line>
        <draw:line draw:style-name="gr17" draw:text-style-name="P20" draw:layer="layout" svg:x1="2.91cm" svg:y1="8.287cm" svg:x2="6.88cm" svg:y2="9.532cm">
          <text:p/>
        </draw:line>
        <draw:line draw:style-name="gr18" draw:text-style-name="P20" draw:layer="layout" svg:x1="17.901cm" svg:y1="12.678cm" svg:x2="15.942cm" svg:y2="9.912cm">
          <text:p/>
        </draw:line>
        <draw:frame draw:style-name="gr22" draw:text-style-name="P26" draw:layer="layout" svg:width="10.901cm" svg:height="1.445cm" svg:x="10.372cm" svg:y="13.894cm">
          <draw:text-box>
            <text:p><text:span text:style-name="T50">Diagramming like </text:span><text:span text:style-name="T50">this will come in </text:span><text:span text:style-name="T50">handy later with </text:span><text:span text:style-name="T50">more complex </text:span><text:span text:style-name="T50">relations.</text:span></text:p>
          </draw:text-box>
        </draw:frame>
        <presentation:notes draw:style-name="dp2">
          <draw:page-thumbnail draw:style-name="gr2" draw:layer="layout" svg:width="13.968cm" svg:height="10.476cm" svg:x="3.81cm" svg:y="2.123cm" draw:page-number="19" presentation:class="page"/>
          <draw:frame presentation:style-name="pr2" draw:text-style-name="P4" draw:layer="layout" svg:width="17.271cm" svg:height="12.572cm" svg:x="2.159cm" svg:y="13.271cm" presentation:class="notes" presentation:placeholder="true">
            <draw:text-box/>
          </draw:frame>
        </presentation:notes>
      </draw:page>
      <draw:page draw:name="page2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4" draw:text-style-name="P10" draw:layer="layout" svg:width="20.612cm" svg:height="4.741cm" svg:x="0.74cm" svg:y="2.564cm">
          <draw:text-box>
            <text:p text:style-name="P2"><text:span text:style-name="T45">Practice:</text:span><text:span text:style-name="T46"> </text:span><text:span text:style-name="T46">Finish </text:span><text:span text:style-name="T46">drawing the </text:span><text:span text:style-name="T46">diagram for </text:span><text:span text:style-name="T46">the following </text:span><text:span text:style-name="T46">relation.</text:span></text:p>
            <text:p text:style-name="P2"><text:span text:style-name="T46">A = { 1, 2, 3 }</text:span></text:p>
            <text:p text:style-name="P2"><text:span text:style-name="T46">R : A → A</text:span></text:p>
            <text:p text:style-name="P2"><text:span text:style-name="T46">Rule: { (1,1), </text:span><text:span text:style-name="T46">(1,2), (1,3), </text:span><text:span text:style-name="T46">(2,3), (3,2)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frame draw:style-name="gr7" draw:text-style-name="P24" draw:layer="layout" svg:width="1.521cm" svg:height="0.963cm" svg:x="10.005cm" svg:y="8.448cm">
          <draw:text-box>
            <text:p>1</text:p>
          </draw:text-box>
        </draw:frame>
        <draw:frame draw:style-name="gr7" draw:text-style-name="P24" draw:layer="layout" svg:width="1.405cm" svg:height="0.963cm" svg:x="7.681cm" svg:y="12.867cm">
          <draw:text-box>
            <text:p>2</text:p>
          </draw:text-box>
        </draw:frame>
        <draw:frame draw:style-name="gr19" draw:text-style-name="P24" draw:layer="layout" svg:width="0.862cm" svg:height="0.963cm" svg:x="12.74cm" svg:y="12.835cm">
          <draw:text-box>
            <text:p>3</text:p>
          </draw:text-box>
        </draw:frame>
        <draw:custom-shape draw:style-name="gr21" draw:text-style-name="P25" draw:layer="layout" svg:width="0.397cm" svg:height="0.38cm" svg:x="10.227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8.706cm" svg:y="12.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2.394cm" svg:y="12.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0" draw:layer="layout" svg:x1="10.364cm" svg:y1="9.79cm" svg:x2="9.086cm" svg:y2="12.572cm">
          <text:p/>
        </draw:line>
        <draw:path draw:style-name="gr23" draw:text-style-name="P20" draw:layer="layout" svg:width="1.612cm" svg:height="1.776cm" draw:transform="rotate (1.73293741430517) translate (10.3545447835295cm 9.61864930260073cm)" svg:viewBox="0 0 1613 1777" svg:d="M333 18c337-26 712-53 997 137 353 235 289 694 255 1060-36 393-483 582-842 560-370-23-672-332-720-681l-23-353 17-103">
          <text:p/>
        </draw:path>
        <draw:path draw:style-name="gr23" draw:text-style-name="P20" draw:layer="layout" svg:width="0.548cm" svg:height="0.502cm" draw:transform="rotate (2.5535912285929) translate (11.3367589333116cm 9.80136166224078cm)" svg:viewBox="0 0 549 503" svg:d="M0 29c170-24 341-63 497 31 140 83-53 274-11 396l17 47">
          <text:p/>
        </draw:path>
        <presentation:notes draw:style-name="dp2">
          <draw:page-thumbnail draw:style-name="gr2" draw:layer="layout" svg:width="13.968cm" svg:height="10.476cm" svg:x="3.81cm" svg:y="2.123cm" draw:page-number="20" presentation:class="page"/>
          <draw:frame presentation:style-name="pr2" draw:text-style-name="P4" draw:layer="layout" svg:width="17.271cm" svg:height="12.572cm" svg:x="2.159cm" svg:y="13.271cm" presentation:class="notes" presentation:placeholder="true">
            <draw:text-box/>
          </draw:frame>
        </presentation:notes>
      </draw:page>
      <draw:page draw:name="page2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5" draw:text-style-name="P10" draw:layer="layout" svg:width="20.612cm" svg:height="4.741cm" svg:x="0.74cm" svg:y="2.564cm">
          <draw:text-box>
            <text:p text:style-name="P2"><text:span text:style-name="T45">Practice:</text:span><text:span text:style-name="T46"> </text:span><text:span text:style-name="T46">Finish </text:span><text:span text:style-name="T46">drawing the </text:span><text:span text:style-name="T46">diagram for </text:span><text:span text:style-name="T46">the following </text:span><text:span text:style-name="T46">relation.</text:span></text:p>
            <text:p text:style-name="P2"><text:span text:style-name="T46">A = { 1, 2, 3 }</text:span></text:p>
            <text:p text:style-name="P2"><text:span text:style-name="T46">R : A → A</text:span></text:p>
            <text:p text:style-name="P2"><text:span text:style-name="T46">Rule: { (1,1), </text:span><text:span text:style-name="T46">(1,2), (1,3), </text:span><text:span text:style-name="T46">(2,3), (3,2)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frame draw:style-name="gr7" draw:text-style-name="P24" draw:layer="layout" svg:width="1.521cm" svg:height="0.963cm" svg:x="10.005cm" svg:y="8.448cm">
          <draw:text-box>
            <text:p>1</text:p>
          </draw:text-box>
        </draw:frame>
        <draw:frame draw:style-name="gr7" draw:text-style-name="P24" draw:layer="layout" svg:width="1.405cm" svg:height="0.963cm" svg:x="7.681cm" svg:y="12.867cm">
          <draw:text-box>
            <text:p>2</text:p>
          </draw:text-box>
        </draw:frame>
        <draw:frame draw:style-name="gr19" draw:text-style-name="P24" draw:layer="layout" svg:width="0.862cm" svg:height="0.963cm" svg:x="12.74cm" svg:y="12.835cm">
          <draw:text-box>
            <text:p>3</text:p>
          </draw:text-box>
        </draw:frame>
        <draw:custom-shape draw:style-name="gr21" draw:text-style-name="P25" draw:layer="layout" svg:width="0.397cm" svg:height="0.38cm" svg:x="10.227cm" svg:y="9.4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8.706cm" svg:y="12.6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25" draw:layer="layout" svg:width="0.397cm" svg:height="0.38cm" svg:x="12.394cm" svg:y="12.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9" draw:text-style-name="P20" draw:layer="layout" svg:x1="10.364cm" svg:y1="9.79cm" svg:x2="9.086cm" svg:y2="12.572cm">
          <text:p/>
        </draw:line>
        <draw:path draw:style-name="gr23" draw:text-style-name="P20" draw:layer="layout" svg:width="1.612cm" svg:height="1.776cm" draw:transform="rotate (1.73293741430517) translate (10.3545447835295cm 9.61864930260073cm)" svg:viewBox="0 0 1613 1777" svg:d="M333 18c337-26 712-53 997 137 353 235 289 694 255 1060-36 393-483 582-842 560-370-23-672-332-720-681l-23-353 17-103">
          <text:p/>
        </draw:path>
        <draw:path draw:style-name="gr23" draw:text-style-name="P20" draw:layer="layout" svg:width="0.548cm" svg:height="0.502cm" draw:transform="rotate (2.5535912285929) translate (11.3367589333116cm 9.80136166224078cm)" svg:viewBox="0 0 549 503" svg:d="M0 29c170-24 341-63 497 31 140 83-53 274-11 396l17 47">
          <text:p/>
        </draw:path>
        <draw:line draw:style-name="gr9" draw:text-style-name="P20" draw:layer="layout" svg:x1="10.624cm" svg:y1="9.859cm" svg:x2="12.394cm" svg:y2="12.587cm">
          <text:p/>
        </draw:line>
        <draw:path draw:style-name="gr24" draw:text-style-name="P20" draw:layer="layout" svg:width="2.887cm" svg:height="1.083cm" draw:transform="rotate (0.321664181142555) translate (9.18301569937415cm 12.7300211929937cm)" svg:viewBox="0 0 2888 1084" svg:d="M0 95c168 19 313-101 475-95 132 5 265 8 395 30 143 23 290 34 430 80 147 48 299 93 445 148 131 49 269 80 392 156s265 137 361 248c109 126 239 482 350 357 112-126-34-525-178-453-149 75 232 322 159 472-60 123-266-36-396-69-378-98 38-5 104-3l152 37 110 12">
          <text:p/>
        </draw:path>
        <draw:path draw:style-name="gr25" draw:text-style-name="P20" draw:layer="layout" svg:width="2.927cm" svg:height="1.093cm" draw:transform="rotate (-2.81992847244724) translate (12.412cm 13.049cm)" svg:viewBox="0 0 2928 1094" svg:d="M0 0c167 47 333-8 502 53 151 55 317 60 471 107 166 51 333 106 503 130 158 22 304 78 453 125 130 42 267 70 379 152 122 88 221 222 373 251 180 33 292 444 191-38-13-60-356-494-61-122 93 118 175 332 64 415-105 79-249-89-376-125-54-16-445-175-118-65 123 42 249 65 373 98l68 23">
          <text:p/>
        </draw:path>
        <draw:frame draw:style-name="gr26" draw:text-style-name="P26" draw:layer="layout" svg:width="6.394cm" svg:height="1.361cm" svg:x="12.281cm" svg:y="8.28cm">
          <draw:text-box>
            <text:p><text:span text:style-name="T51">If a value points to </text:span><text:span text:style-name="T51">itself, it looks like a </text:span><text:span text:style-name="T51">loop.</text:span></text:p>
          </draw:text-box>
        </draw:frame>
        <presentation:notes draw:style-name="dp2">
          <draw:page-thumbnail draw:style-name="gr2" draw:layer="layout" svg:width="13.968cm" svg:height="10.476cm" svg:x="3.81cm" svg:y="2.123cm" draw:page-number="21" presentation:class="page"/>
          <draw:frame presentation:style-name="pr2" draw:text-style-name="P4" draw:layer="layout" svg:width="17.271cm" svg:height="12.572cm" svg:x="2.159cm" svg:y="13.271cm" presentation:class="notes" presentation:placeholder="true">
            <draw:text-box/>
          </draw:frame>
        </presentation:notes>
      </draw:page>
      <draw:page draw:name="page22"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6" draw:text-style-name="P10" draw:layer="layout" svg:width="20.612cm" svg:height="3.793cm" svg:x="0.74cm" svg:y="2.564cm">
          <draw:text-box>
            <text:p text:style-name="P2"><text:span text:style-name="T41">Remember </text:span><text:span text:style-name="T41">that a </text:span><text:span text:style-name="T41">function </text:span><text:span text:style-name="T41">must map </text:span><text:span text:style-name="T41">each value </text:span><text:span text:style-name="T41">from the set </text:span><text:span text:style-name="T41">A to </text:span><text:span text:style-name="T52">one and </text:span><text:span text:style-name="T52">only one</text:span><text:span text:style-name="T53"> </text:span><text:span text:style-name="T53">value from </text:span><text:span text:style-name="T53">the set B.</text:span></text:p>
            <text:p text:style-name="P2"><text:span text:style-name="T53"/></text:p>
            <text:p text:style-name="P2"><text:span text:style-name="T53">A relation </text:span><text:span text:style-name="T53">doesn’t have </text:span><text:span text:style-name="T53">this </text:span><text:span text:style-name="T53">restricti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frame draw:style-name="gr7" draw:text-style-name="P19" draw:layer="layout" svg:width="2.471cm" svg:height="0.963cm" svg:x="18.705cm" svg:y="13.584cm">
          <draw:text-box>
            <text:p><text:span text:style-name="T40">B</text:span></text:p>
          </draw:text-box>
        </draw:frame>
        <draw:g>
          <draw:custom-shape draw:style-name="gr14" draw:text-style-name="P21" draw:layer="layout" svg:width="2.67cm" svg:height="4.617cm" svg:x="14.019cm" svg:y="8.845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15" draw:text-style-name="P23" draw:layer="layout" svg:width="2.422cm" svg:height="4.918cm" svg:x="18.754cm" svg:y="8.66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frame draw:style-name="gr7" draw:text-style-name="P17" draw:layer="layout" svg:width="2.72cm" svg:height="0.963cm" svg:x="14.018cm" svg:y="13.462cm">
            <draw:text-box>
              <text:p><text:span text:style-name="T39">A</text:span></text:p>
            </draw:text-box>
          </draw:frame>
          <draw:line draw:style-name="gr9" draw:text-style-name="P20" draw:layer="layout" svg:x1="15.765cm" svg:y1="10.627cm" svg:x2="19.593cm" svg:y2="10.006cm">
            <text:p/>
          </draw:line>
          <draw:line draw:style-name="gr9" draw:text-style-name="P20" draw:layer="layout" svg:x1="15.765cm" svg:y1="10.627cm" svg:x2="19.619cm" svg:y2="12.202cm">
            <text:p/>
          </draw:line>
          <draw:line draw:style-name="gr17" draw:text-style-name="P20" draw:layer="layout" svg:x1="15.787cm" svg:y1="11.664cm" svg:x2="19.594cm" svg:y2="11.143cm">
            <text:p/>
          </draw:line>
        </draw:g>
        <draw:frame draw:style-name="gr7" draw:text-style-name="P27" draw:layer="layout" svg:width="7.386cm" svg:height="0.963cm" svg:x="13.847cm" svg:y="7.545cm">
          <draw:text-box>
            <text:p><text:span text:style-name="T54">Valid relation</text:span></text:p>
          </draw:text-box>
        </draw:frame>
        <draw:frame draw:style-name="gr7" draw:text-style-name="P28" draw:layer="layout" svg:width="7.386cm" svg:height="0.963cm" svg:x="14.018cm" svg:y="14.425cm">
          <draw:text-box>
            <text:p><text:span text:style-name="T40">Invalid function</text:span></text:p>
          </draw:text-box>
        </draw:frame>
        <presentation:notes draw:style-name="dp2">
          <draw:page-thumbnail draw:style-name="gr2" draw:layer="layout" svg:width="13.968cm" svg:height="10.476cm" svg:x="3.81cm" svg:y="2.123cm" draw:page-number="22" presentation:class="page"/>
          <draw:frame presentation:style-name="pr2" draw:text-style-name="P4" draw:layer="layout" svg:width="17.271cm" svg:height="12.572cm" svg:x="2.159cm" svg:y="13.271cm" presentation:class="notes" presentation:placeholder="true">
            <draw:text-box/>
          </draw:frame>
        </presentation:notes>
      </draw:page>
      <draw:page draw:name="page2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7" draw:text-style-name="P10" draw:layer="layout" svg:width="20.612cm" svg:height="0.713cm" svg:x="0.74cm" svg:y="2.564cm">
          <draw:text-box>
            <text:p text:style-name="P2"><text:span text:style-name="T55">Practice: </text:span><text:span text:style-name="T56">Identify </text:span><text:span text:style-name="T56">whether the </text:span><text:span text:style-name="T56">following </text:span><text:span text:style-name="T56">relations are also </text:span><text:span text:style-name="T56">functions.</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29"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47cm" svg:y1="10.76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presentation:notes draw:style-name="dp2">
          <draw:page-thumbnail draw:style-name="gr2" draw:layer="layout" svg:width="13.968cm" svg:height="10.476cm" svg:x="3.81cm" svg:y="2.123cm" draw:page-number="23" presentation:class="page"/>
          <draw:frame presentation:style-name="pr2" draw:text-style-name="P4" draw:layer="layout" svg:width="17.271cm" svg:height="12.572cm" svg:x="2.159cm" svg:y="13.271cm" presentation:class="notes" presentation:placeholder="true">
            <draw:text-box/>
          </draw:frame>
        </presentation:notes>
      </draw:page>
      <draw:page draw:name="page2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8" draw:text-style-name="P10" draw:layer="layout" svg:width="20.612cm" svg:height="0.713cm" svg:x="0.74cm" svg:y="2.564cm">
          <draw:text-box>
            <text:p text:style-name="P2"><text:span text:style-name="T55">Practice: </text:span><text:span text:style-name="T56">Identify </text:span><text:span text:style-name="T56">whether the </text:span><text:span text:style-name="T56">following </text:span><text:span text:style-name="T56">relations are also </text:span><text:span text:style-name="T56">functions.</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8cm" svg:y1="10.977cm" svg:x2="7.756cm" svg:y2="10.603cm">
          <text:p/>
        </draw:lin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7cm" svg:y1="10.964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3" draw:text-style-name="P30" draw:layer="layout" svg:width="18.499cm" svg:height="6.615cm" svg:x="1.433cm" svg:y="8.202cm">
          <text:p/>
          <draw:enhanced-geometry svg:viewBox="0 0 21600 21600" draw:type="rectangle" draw:enhanced-path="M 0 0 L 21600 0 21600 21600 0 21600 0 0 Z N"/>
        </draw:custom-shape>
        <draw:custom-shape draw:style-name="gr34" draw:text-style-name="P30" draw:layer="layout" svg:width="8.798cm" svg:height="5.886cm" svg:x="11.377cm" svg:y="3.264cm">
          <text:p/>
          <draw:enhanced-geometry svg:viewBox="0 0 21600 21600" draw:type="rectangle" draw:enhanced-path="M 0 0 L 21600 0 21600 21600 0 21600 0 0 Z N"/>
        </draw:custom-shape>
        <draw:rect draw:style-name="gr35" draw:text-style-name="P31" draw:layer="layout" svg:width="7.937cm" svg:height="8.158cm" svg:x="12.347cm" svg:y="4.189cm" draw:corner-radius="0.5cm">
          <text:p text:style-name="P7"><text:span text:style-name="T58">This is a valid </text:span><text:span text:style-name="T58">function;</text:span></text:p>
          <text:p text:style-name="P7"><text:span text:style-name="T58">each input from A </text:span><text:span text:style-name="T58">maps</text:span></text:p>
          <text:p text:style-name="P7"><text:span text:style-name="T58">to one and only </text:span><text:span text:style-name="T58">one</text:span><text:span text:style-name="T58"><text:line-break/></text:span><text:span text:style-name="T58">output in B.</text:span></text:p>
          <text:p text:style-name="P7"><text:span text:style-name="T58"/></text:p>
          <text:p text:style-name="P7"><text:span text:style-name="T58">It is OK that the </text:span><text:span text:style-name="T58">output</text:span><text:span text:style-name="T58"><text:line-break/></text:span><text:span text:style-name="T58">“b” doesn’t have </text:span><text:span text:style-name="T58">anything</text:span><text:span text:style-name="T58"><text:line-break/></text:span><text:span text:style-name="T58">mapped to it.</text:span></text:p>
        </draw:rect>
        <presentation:notes draw:style-name="dp2">
          <draw:page-thumbnail draw:style-name="gr2" draw:layer="layout" svg:width="13.968cm" svg:height="10.476cm" svg:x="3.81cm" svg:y="2.123cm" draw:page-number="24" presentation:class="page"/>
          <draw:frame presentation:style-name="pr2" draw:text-style-name="P4" draw:layer="layout" svg:width="17.271cm" svg:height="12.572cm" svg:x="2.159cm" svg:y="13.271cm" presentation:class="notes" presentation:placeholder="true">
            <draw:text-box/>
          </draw:frame>
        </presentation:notes>
      </draw:page>
      <draw:page draw:name="page2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29" draw:text-style-name="P10" draw:layer="layout" svg:width="20.612cm" svg:height="0.713cm" svg:x="0.74cm" svg:y="2.564cm">
          <draw:text-box>
            <text:p text:style-name="P2"><text:span text:style-name="T55">Practice: </text:span><text:span text:style-name="T56">Identify </text:span><text:span text:style-name="T56">whether the </text:span><text:span text:style-name="T56">following </text:span><text:span text:style-name="T56">relations are also </text:span><text:span text:style-name="T56">functions.</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8cm" svg:y1="10.977cm" svg:x2="7.756cm" svg:y2="10.603cm">
          <text:p/>
        </draw:lin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7cm" svg:y1="10.964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3" draw:text-style-name="P30" draw:layer="layout" svg:width="18.499cm" svg:height="6.615cm" svg:x="1.433cm" svg:y="8.202cm">
          <text:p/>
          <draw:enhanced-geometry svg:viewBox="0 0 21600 21600" draw:type="rectangle" draw:enhanced-path="M 0 0 L 21600 0 21600 21600 0 21600 0 0 Z N"/>
        </draw:custom-shape>
        <draw:custom-shape draw:style-name="gr34" draw:text-style-name="P30" draw:layer="layout" svg:width="8.798cm" svg:height="5.886cm" svg:x="2.006cm" svg:y="3.308cm">
          <text:p/>
          <draw:enhanced-geometry svg:viewBox="0 0 21600 21600" draw:type="rectangle" draw:enhanced-path="M 0 0 L 21600 0 21600 21600 0 21600 0 0 Z N"/>
        </draw:custom-shape>
        <draw:rect draw:style-name="gr35" draw:text-style-name="P31" draw:layer="layout" svg:width="7.584cm" svg:height="6.439cm" svg:x="2.757cm" svg:y="4.299cm" draw:corner-radius="0.5cm">
          <text:p text:style-name="P7"><text:span text:style-name="T58">This is </text:span><text:span text:style-name="T59">not</text:span><text:span text:style-name="T60"> a </text:span><text:span text:style-name="T60">function</text:span><text:span text:style-name="T60"><text:line-break/></text:span><text:span text:style-name="T60">because the input</text:span><text:span text:style-name="T60"><text:line-break/></text:span><text:span text:style-name="T60">value “2” maps to</text:span><text:span text:style-name="T60"><text:line-break/></text:span><text:span text:style-name="T60">two different </text:span><text:span text:style-name="T60">outputs,</text:span><text:span text:style-name="T60"><text:line-break/></text:span><text:span text:style-name="T60">“b” and “c”.</text:span></text:p>
        </draw:rect>
        <presentation:notes draw:style-name="dp2">
          <draw:page-thumbnail draw:style-name="gr2" draw:layer="layout" svg:width="13.968cm" svg:height="10.476cm" svg:x="3.81cm" svg:y="2.123cm" draw:page-number="25" presentation:class="page"/>
          <draw:frame presentation:style-name="pr2" draw:text-style-name="P4" draw:layer="layout" svg:width="17.271cm" svg:height="12.572cm" svg:x="2.159cm" svg:y="13.271cm" presentation:class="notes" presentation:placeholder="true">
            <draw:text-box/>
          </draw:frame>
        </presentation:notes>
      </draw:page>
      <draw:page draw:name="page26"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0" draw:text-style-name="P10" draw:layer="layout" svg:width="20.612cm" svg:height="0.713cm" svg:x="0.74cm" svg:y="2.564cm">
          <draw:text-box>
            <text:p text:style-name="P2"><text:span text:style-name="T55">Practice: </text:span><text:span text:style-name="T56">Identify </text:span><text:span text:style-name="T56">whether the </text:span><text:span text:style-name="T56">following </text:span><text:span text:style-name="T56">relations are also </text:span><text:span text:style-name="T56">functions.</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69cm" svg:y1="10.716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6" draw:text-style-name="P30" draw:layer="layout" svg:width="18.499cm" svg:height="5.226cm" svg:x="1.697cm" svg:y="3.417cm">
          <text:p/>
          <draw:enhanced-geometry svg:viewBox="0 0 21600 21600" draw:type="rectangle" draw:enhanced-path="M 0 0 L 21600 0 21600 21600 0 21600 0 0 Z N"/>
        </draw:custom-shape>
        <draw:custom-shape draw:style-name="gr34" draw:text-style-name="P30" draw:layer="layout" svg:width="8.798cm" svg:height="5.886cm" svg:x="10.451cm" svg:y="8.731cm">
          <text:p/>
          <draw:enhanced-geometry svg:viewBox="0 0 21600 21600" draw:type="rectangle" draw:enhanced-path="M 0 0 L 21600 0 21600 21600 0 21600 0 0 Z N"/>
        </draw:custom-shape>
        <draw:rect draw:style-name="gr35" draw:text-style-name="P31" draw:layer="layout" svg:width="7.672cm" svg:height="4.807cm" svg:x="11.267cm" svg:y="9.195cm" draw:corner-radius="0.5cm">
          <text:p text:style-name="P7"><text:span text:style-name="T58">This is a valid </text:span><text:span text:style-name="T58">function.</text:span></text:p>
        </draw:rect>
        <presentation:notes draw:style-name="dp2">
          <draw:page-thumbnail draw:style-name="gr2" draw:layer="layout" svg:width="13.968cm" svg:height="10.476cm" svg:x="3.81cm" svg:y="2.123cm" draw:page-number="26" presentation:class="page"/>
          <draw:frame presentation:style-name="pr2" draw:text-style-name="P4" draw:layer="layout" svg:width="17.271cm" svg:height="12.572cm" svg:x="2.159cm" svg:y="13.271cm" presentation:class="notes" presentation:placeholder="true">
            <draw:text-box/>
          </draw:frame>
        </presentation:notes>
      </draw:page>
      <draw:page draw:name="page2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2. </text:span><text:span text:style-name="T5">Binary </text:span><text:span text:style-name="T5">Relation</text:span><text:span text:style-name="T5">s</text:span></text:p>
          </draw:text-box>
        </draw:frame>
        <draw:frame draw:style-name="gr16" draw:text-style-name="P13" draw:layer="layout" svg:width="5.744cm" svg:height="11.464cm" svg:x="21.858cm" svg:y="2.403cm">
          <draw:text-box>
            <text:p text:style-name="P7"><text:span text:style-name="T8">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1" draw:text-style-name="P10" draw:layer="layout" svg:width="20.612cm" svg:height="0.713cm" svg:x="0.74cm" svg:y="2.564cm">
          <draw:text-box>
            <text:p text:style-name="P2"><text:span text:style-name="T55">Practice: </text:span><text:span text:style-name="T56">Identify </text:span><text:span text:style-name="T56">whether the </text:span><text:span text:style-name="T56">following </text:span><text:span text:style-name="T56">relations are also </text:span><text:span text:style-name="T56">functions.</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27" draw:text-style-name="P21" draw:layer="layout" svg:width="1.349cm" svg:height="2.532cm" svg:x="13.685cm" svg:y="4.554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16.745cm" svg:y="4.28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659cm" svg:y1="5.256cm" svg:x2="17.217cm" svg:y2="4.882cm">
          <text:p/>
        </draw:line>
        <draw:line draw:style-name="gr17" draw:text-style-name="P20" draw:layer="layout" svg:x1="14.748cm" svg:y1="6.38cm" svg:x2="17.261cm" svg:y2="7.131cm">
          <text:p/>
        </draw:line>
        <draw:custom-shape draw:style-name="gr27" draw:text-style-name="P21" draw:layer="layout" svg:width="1.349cm" svg:height="2.532cm" svg:x="4.316cm" svg:y="4.54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6cm" svg:y="4.27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9cm" svg:y1="5.247cm" svg:x2="7.848cm" svg:y2="4.873cm">
          <text:p/>
        </draw:line>
        <draw:line draw:style-name="gr9" draw:text-style-name="P20" draw:layer="layout" svg:x1="5.379cm" svg:y1="6.371cm" svg:x2="7.892cm" svg:y2="7.122cm">
          <text:p/>
        </draw:line>
        <draw:custom-shape draw:style-name="gr27" draw:text-style-name="P21" draw:layer="layout" svg:width="1.349cm" svg:height="2.532cm" svg:x="4.315cm" svg:y="4.532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375cm" svg:y="4.26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289cm" svg:y1="5.234cm" svg:x2="7.847cm" svg:y2="4.86cm">
          <text:p/>
        </draw:line>
        <draw:line draw:style-name="gr17" draw:text-style-name="P20" draw:layer="layout" svg:x1="5.378cm" svg:y1="6.358cm" svg:x2="7.891cm" svg:y2="7.109cm">
          <text:p/>
        </draw:line>
        <draw:custom-shape draw:style-name="gr30" draw:text-style-name="P29" draw:layer="layout" svg:width="1.213cm" svg:height="1.146cm" svg:x="2.556cm" svg:y="3.8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817cm" svg:y="3.861cm">
          <text:p text:style-name="P7"><text:span text:style-name="T5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748cm" svg:y1="6.38cm" svg:x2="17.219cm" svg:y2="6.042cm">
          <text:p/>
        </draw:line>
        <draw:custom-shape draw:style-name="gr31" draw:text-style-name="P21" draw:layer="layout" svg:width="1.349cm" svg:height="4.278cm" svg:x="13.593cm" svg:y="9.525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28" draw:text-style-name="P23" draw:layer="layout" svg:width="1.597cm" svg:height="3.505cm" svg:x="16.653cm" svg:y="10.0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14.567cm" svg:y1="10.986cm" svg:x2="16.999cm" svg:y2="10.694cm">
          <text:p/>
        </draw:line>
        <draw:line draw:style-name="gr18" draw:text-style-name="P20" draw:layer="layout" svg:x1="14.684cm" svg:y1="13.406cm" svg:x2="17.169cm" svg:y2="12.861cm">
          <text:p/>
        </draw:line>
        <draw:custom-shape draw:style-name="gr27" draw:text-style-name="P21" draw:layer="layout" svg:width="1.349cm" svg:height="2.532cm" svg:x="4.224cm" svg:y="10.275cm">
          <text:p text:style-name="P7"><text:span text:style-name="T43">1 •</text:span></text:p>
          <text:p text:style-name="P7"><text:span text:style-name="T43"/></text:p>
          <text:p text:style-name="P7"><text:span text:style-name="T43">2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4cm" svg:y="10.007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8cm" svg:y1="10.977cm" svg:x2="7.756cm" svg:y2="10.603cm">
          <text:p/>
        </draw:line>
        <draw:custom-shape draw:style-name="gr32" draw:text-style-name="P21" draw:layer="layout" svg:width="1.349cm" svg:height="3.144cm" svg:x="4.223cm" svg:y="10.262cm">
          <text:p text:style-name="P7"><text:span text:style-name="T43">1 •</text:span></text:p>
          <text:p text:style-name="P7"><text:span text:style-name="T43"/></text:p>
          <text:p text:style-name="P7"><text:span text:style-name="T43">2 •</text:span></text:p>
          <text:p text:style-name="P7"><text:span text:style-name="T43"/></text:p>
          <text:p text:style-name="P7"><text:span text:style-name="T43">3 •</text:span></text:p>
          <draw:enhanced-geometry svg:viewBox="0 0 21600 21600" draw:mirror-horizontal="false" draw:mirror-vertical="false" draw:type="rectangle" draw:enhanced-path="M 0 0 L 21600 0 21600 21600 0 21600 0 0 Z N"/>
        </draw:custom-shape>
        <draw:custom-shape draw:style-name="gr28" draw:text-style-name="P23" draw:layer="layout" svg:width="1.597cm" svg:height="3.505cm" svg:x="7.283cm" svg:y="9.994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mirror-horizontal="false" draw:mirror-vertical="false" draw:type="rectangle" draw:enhanced-path="M 0 0 L 21600 0 21600 21600 0 21600 0 0 Z N"/>
        </draw:custom-shape>
        <draw:line draw:style-name="gr9" draw:text-style-name="P20" draw:layer="layout" svg:x1="5.197cm" svg:y1="10.964cm" svg:x2="7.755cm" svg:y2="10.59cm">
          <text:p/>
        </draw:line>
        <draw:line draw:style-name="gr17" draw:text-style-name="P20" draw:layer="layout" svg:x1="5.313cm" svg:y1="11.884cm" svg:x2="7.799cm" svg:y2="12.839cm">
          <text:p/>
        </draw:line>
        <draw:custom-shape draw:style-name="gr30" draw:text-style-name="P29" draw:layer="layout" svg:width="1.213cm" svg:height="1.146cm" svg:x="2.376cm" svg:y="9.898cm">
          <text:p text:style-name="P7"><text:span text:style-name="T57">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29" draw:layer="layout" svg:width="1.213cm" svg:height="1.146cm" svg:x="11.593cm" svg:y="9.877cm">
          <text:p text:style-name="P7"><text:span text:style-name="T57">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20" draw:layer="layout" svg:x1="14.656cm" svg:y1="12.11cm" svg:x2="17.127cm" svg:y2="11.772cm">
          <text:p/>
        </draw:line>
        <draw:line draw:style-name="gr18" draw:text-style-name="P20" draw:layer="layout" svg:x1="5.313cm" svg:y1="12.899cm" svg:x2="7.629cm" svg:y2="11.752cm">
          <text:p/>
        </draw:line>
        <draw:custom-shape draw:style-name="gr36" draw:text-style-name="P30" draw:layer="layout" svg:width="18.499cm" svg:height="5.226cm" svg:x="1.697cm" svg:y="3.417cm">
          <text:p/>
          <draw:enhanced-geometry svg:viewBox="0 0 21600 21600" draw:type="rectangle" draw:enhanced-path="M 0 0 L 21600 0 21600 21600 0 21600 0 0 Z N"/>
        </draw:custom-shape>
        <draw:custom-shape draw:style-name="gr34" draw:text-style-name="P30" draw:layer="layout" svg:width="8.798cm" svg:height="5.886cm" svg:x="1.653cm" svg:y="8.731cm">
          <text:p/>
          <draw:enhanced-geometry svg:viewBox="0 0 21600 21600" draw:type="rectangle" draw:enhanced-path="M 0 0 L 21600 0 21600 21600 0 21600 0 0 Z N"/>
        </draw:custom-shape>
        <draw:rect draw:style-name="gr35" draw:text-style-name="P31" draw:layer="layout" svg:width="8.974cm" svg:height="9.172cm" svg:x="1.675cm" svg:y="4.741cm" draw:corner-radius="0.5cm">
          <text:p text:style-name="P7"><text:span text:style-name="T58">This is </text:span><text:span text:style-name="T59">not</text:span><text:span text:style-name="T60"> a valid </text:span><text:span text:style-name="T60">function</text:span><text:span text:style-name="T60"><text:line-break/></text:span><text:span text:style-name="T60">because the input </text:span><text:span text:style-name="T60">value</text:span><text:span text:style-name="T60"><text:line-break/></text:span><text:span text:style-name="T60">“1” is not being</text:span><text:span text:style-name="T60"><text:line-break/></text:span><text:span text:style-name="T60">mapped to </text:span><text:span text:style-name="T60">anything.</text:span><text:span text:style-name="T60"><text:line-break/></text:span><text:span text:style-name="T60"><text:line-break/></text:span><text:span text:style-name="T61">While there can be </text:span><text:span text:style-name="T61">elements</text:span><text:span text:style-name="T61"><text:line-break/></text:span><text:span text:style-name="T61">in the codomain not </text:span><text:span text:style-name="T61">mapped </text:span><text:span text:style-name="T62">to</text:span><text:span text:style-name="T63">,</text:span><text:span text:style-name="T63"><text:line-break/></text:span><text:span text:style-name="T63">everything in the </text:span><text:span text:style-name="T63">domain must</text:span><text:span text:style-name="T63"><text:line-break/></text:span><text:span text:style-name="T63">be mapped </text:span><text:span text:style-name="T62">to </text:span><text:span text:style-name="T62">something</text:span><text:span text:style-name="T63">.</text:span></text:p>
        </draw:rect>
        <presentation:notes draw:style-name="dp2">
          <draw:page-thumbnail draw:style-name="gr2" draw:layer="layout" svg:width="13.968cm" svg:height="10.476cm" svg:x="3.81cm" svg:y="2.123cm" draw:page-number="27" presentation:class="page"/>
          <draw:frame presentation:style-name="pr2" draw:text-style-name="P4" draw:layer="layout" svg:width="17.271cm" svg:height="12.572cm" svg:x="2.159cm" svg:y="13.271cm" presentation:class="notes" presentation:placeholder="true">
            <draw:text-box/>
          </draw:frame>
        </presentation:notes>
      </draw:page>
      <draw:page draw:name="page28" draw:style-name="dp3" draw:master-page-name="Bubbles" presentation:presentation-page-layout-name="AL1T0">
        <office:forms form:automatic-focus="false" form:apply-design-mode="false"/>
        <draw:frame presentation:style-name="pr7" draw:text-style-name="P12" draw:layer="layout" svg:width="22.292cm" svg:height="3.108cm" svg:x="3.284cm" svg:y="6.659cm" presentation:class="title" presentation:user-transformed="true">
          <draw:text-box>
            <text:p text:style-name="P7"><text:span text:style-name="T7">3. </text:span><text:span text:style-name="T7">Inve</text:span><text:span text:style-name="T7">rses</text:span></text:p>
          </draw:text-box>
        </draw:frame>
        <presentation:notes draw:style-name="dp2">
          <draw:page-thumbnail draw:style-name="gr2" draw:layer="layout" svg:width="13.968cm" svg:height="10.476cm" svg:x="3.81cm" svg:y="2.123cm" draw:page-number="28" presentation:class="page"/>
          <draw:frame presentation:style-name="pr2" draw:text-style-name="P4" draw:layer="layout" svg:width="17.271cm" svg:height="12.572cm" svg:x="2.159cm" svg:y="13.271cm" presentation:class="notes" presentation:placeholder="true">
            <draw:text-box/>
          </draw:frame>
        </presentation:notes>
      </draw:page>
      <draw:page draw:name="page2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2" draw:text-style-name="P10" draw:layer="layout" svg:width="19.628cm" svg:height="9.105cm" svg:x="1.264cm" svg:y="3.088cm">
          <draw:text-box>
            <text:p text:style-name="P2"><text:span text:style-name="T65">We can also </text:span><text:span text:style-name="T65">take the </text:span><text:span text:style-name="T65">inverse of a </text:span><text:span text:style-name="T65">function or a </text:span><text:span text:style-name="T65">relation.</text:span></text:p>
            <text:p text:style-name="P2"><text:span text:style-name="T11"/></text:p>
            <text:p text:style-name="P2"><text:span text:style-name="T11">Given some </text:span><text:span text:style-name="T11">relation </text:span><text:span text:style-name="T11"><text:tab/></text:span><text:span text:style-name="T13">R : </text:span><text:span text:style-name="T13">A → B, </text:span></text:p>
            <text:p text:style-name="P2"><text:span text:style-name="T11">the inverse </text:span><text:span text:style-name="T11">is </text:span><text:span text:style-name="T11"><text:tab/></text:span><text:span text:style-name="T11"><text:tab/></text:span><text:span text:style-name="T11"><text:tab/></text:span><text:span text:style-name="T13">R </text:span><text:span text:style-name="T66">-1</text:span><text:span text:style-name="T13"> : B → A</text:span></text:p>
            <text:p text:style-name="P2"><text:span text:style-name="T13"/></text:p>
            <text:p text:style-name="P2"><text:span text:style-name="T14">We also </text:span><text:span text:style-name="T14">reverse the </text:span><text:span text:style-name="T14">mappings, </text:span><text:span text:style-name="T14">so a map </text:span><text:span text:style-name="T14">from <text:s/>input </text:span><text:span text:style-name="T13">x</text:span><text:span text:style-name="T14"> <text:s/>to output </text:span><text:span text:style-name="T13">y</text:span><text:span text:style-name="T14"> <text:s/>(x, y) </text:span></text:p>
            <text:p text:style-name="P2"><text:span text:style-name="T14"/></text:p>
            <text:p text:style-name="P2"><text:span text:style-name="T14">would </text:span><text:span text:style-name="T14">become (y, </text:span><text:span text:style-name="T14">x) in the </text:span><text:span text:style-name="T14">inverse.</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draw:page-thumbnail draw:style-name="gr2" draw:layer="layout" svg:width="13.968cm" svg:height="10.476cm" svg:x="3.81cm" svg:y="2.123cm" draw:page-number="29" presentation:class="page"/>
          <draw:frame presentation:style-name="pr2" draw:text-style-name="P4" draw:layer="layout" svg:width="17.271cm" svg:height="12.572cm" svg:x="2.159cm" svg:y="13.271cm" presentation:class="notes" presentation:placeholder="true">
            <draw:text-box/>
          </draw:frame>
        </presentation:notes>
      </draw:page>
      <draw:page draw:name="page3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3" draw:text-style-name="P10" draw:layer="layout" svg:width="19.628cm" svg:height="0.903cm" svg:x="1.264cm" svg:y="3.088cm">
          <draw:text-box>
            <text:p text:style-name="P2"><text:span text:style-name="T67">For example, </text:span><text:span text:style-name="T67">say we have…</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g>
          <draw:custom-shape draw:style-name="gr31" draw:text-style-name="P21" draw:layer="layout" svg:width="1.349cm" svg:height="4.278cm" svg:x="3.385cm" svg:y="8.335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6.445cm" svg:y="8.82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4.41cm" svg:y1="9.966cm" svg:x2="6.791cm" svg:y2="9.504cm">
            <text:p/>
          </draw:line>
          <draw:line draw:style-name="gr17" draw:text-style-name="P20" draw:layer="layout" svg:x1="4.448cm" svg:y1="11.058cm" svg:x2="6.857cm" svg:y2="10.782cm">
            <text:p/>
          </draw:line>
          <draw:frame draw:style-name="gr7" draw:text-style-name="P17" draw:layer="layout" svg:width="1.4cm" svg:height="0.963cm" svg:x="3.385cm" svg:y="12.613cm">
            <draw:text-box>
              <text:p><text:span text:style-name="T39">A</text:span></text:p>
            </draw:text-box>
          </draw:frame>
          <draw:frame draw:style-name="gr7" draw:text-style-name="P19" draw:layer="layout" svg:width="1.559cm" svg:height="0.963cm" svg:x="6.467cm" svg:y="12.623cm">
            <draw:text-box>
              <text:p><text:span text:style-name="T40">B</text:span></text:p>
            </draw:text-box>
          </draw:frame>
          <draw:line draw:style-name="gr9" draw:text-style-name="P20" draw:layer="layout" svg:x1="4.385cm" svg:y1="9.961cm" svg:x2="6.967cm" svg:y2="10.452cm">
            <text:p/>
          </draw:line>
          <draw:line draw:style-name="gr17" draw:text-style-name="P20" draw:layer="layout" svg:x1="4.448cm" svg:y1="11.058cm" svg:x2="6.945cm" svg:y2="11.664cm">
            <text:p/>
          </draw:line>
        </draw:g>
        <draw:frame draw:style-name="gr37" draw:text-style-name="P32" draw:layer="layout" svg:width="8.869cm" svg:height="2.868cm" svg:x="1.23cm" svg:y="4.255cm">
          <draw:text-box>
            <text:p text:style-name="P2"><text:span text:style-name="T26">R : A → B</text:span></text:p>
            <text:p text:style-name="P2"><text:span text:style-name="T27">A = { 1, 2 }</text:span><text:span text:style-name="T27"><text:tab/></text:span><text:span text:style-name="T27"><text:tab/></text:span><text:span text:style-name="T27">B = </text:span><text:span text:style-name="T27">{ a, b, c }</text:span></text:p>
            <text:p text:style-name="P2"><text:span text:style-name="T27">Rule: { (1, a), (1, b), </text:span><text:span text:style-name="T27">(2, b), (2, c) }</text:span></text:p>
          </draw:text-box>
        </draw:frame>
        <presentation:notes draw:style-name="dp2">
          <draw:page-thumbnail draw:style-name="gr2" draw:layer="layout" svg:width="13.968cm" svg:height="10.476cm" svg:x="3.81cm" svg:y="2.123cm" draw:page-number="30" presentation:class="page"/>
          <draw:frame presentation:style-name="pr2" draw:text-style-name="P4" draw:layer="layout" svg:width="17.271cm" svg:height="12.572cm" svg:x="2.159cm" svg:y="13.271cm" presentation:class="notes" presentation:placeholder="true">
            <draw:text-box/>
          </draw:frame>
        </presentation:notes>
      </draw:page>
      <draw:page draw:name="page31"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4" draw:text-style-name="P10" draw:layer="layout" svg:width="19.628cm" svg:height="0.903cm" svg:x="1.264cm" svg:y="3.088cm">
          <draw:text-box>
            <text:p text:style-name="P2"><text:span text:style-name="T67">For example, </text:span><text:span text:style-name="T67">say we have…</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g>
          <draw:custom-shape draw:style-name="gr31" draw:text-style-name="P21" draw:layer="layout" svg:width="1.349cm" svg:height="4.278cm" svg:x="3.385cm" svg:y="8.335cm">
            <text:p text:style-name="P7"><text:span text:style-name="T43">1 •</text:span></text:p>
            <text:p text:style-name="P7"><text:span text:style-name="T43"/></text:p>
            <text:p text:style-name="P7"><text:span text:style-name="T43">2 •</text:span></text:p>
            <draw:enhanced-geometry svg:viewBox="0 0 21600 21600" draw:type="rectangle" draw:enhanced-path="M 0 0 L 21600 0 21600 21600 0 21600 0 0 Z N"/>
          </draw:custom-shape>
          <draw:custom-shape draw:style-name="gr28" draw:text-style-name="P23" draw:layer="layout" svg:width="1.597cm" svg:height="3.505cm" svg:x="6.445cm" svg:y="8.82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draw:enhanced-geometry svg:viewBox="0 0 21600 21600" draw:type="rectangle" draw:enhanced-path="M 0 0 L 21600 0 21600 21600 0 21600 0 0 Z N"/>
          </draw:custom-shape>
          <draw:line draw:style-name="gr9" draw:text-style-name="P20" draw:layer="layout" svg:x1="4.41cm" svg:y1="9.966cm" svg:x2="6.791cm" svg:y2="9.504cm">
            <text:p/>
          </draw:line>
          <draw:line draw:style-name="gr17" draw:text-style-name="P20" draw:layer="layout" svg:x1="4.448cm" svg:y1="11.058cm" svg:x2="6.857cm" svg:y2="10.782cm">
            <text:p/>
          </draw:line>
          <draw:frame draw:style-name="gr7" draw:text-style-name="P17" draw:layer="layout" svg:width="1.4cm" svg:height="0.963cm" svg:x="3.385cm" svg:y="12.613cm">
            <draw:text-box>
              <text:p><text:span text:style-name="T39">A</text:span></text:p>
            </draw:text-box>
          </draw:frame>
          <draw:frame draw:style-name="gr7" draw:text-style-name="P19" draw:layer="layout" svg:width="1.559cm" svg:height="0.963cm" svg:x="6.467cm" svg:y="12.623cm">
            <draw:text-box>
              <text:p><text:span text:style-name="T40">B</text:span></text:p>
            </draw:text-box>
          </draw:frame>
          <draw:line draw:style-name="gr9" draw:text-style-name="P20" draw:layer="layout" svg:x1="4.385cm" svg:y1="9.961cm" svg:x2="6.967cm" svg:y2="10.452cm">
            <text:p/>
          </draw:line>
          <draw:line draw:style-name="gr17" draw:text-style-name="P20" draw:layer="layout" svg:x1="4.448cm" svg:y1="11.058cm" svg:x2="6.945cm" svg:y2="11.664cm">
            <text:p/>
          </draw:line>
        </draw:g>
        <draw:frame draw:style-name="gr37" draw:text-style-name="P32" draw:layer="layout" svg:width="8.869cm" svg:height="2.868cm" svg:x="1.23cm" svg:y="4.255cm">
          <draw:text-box>
            <text:p text:style-name="P2"><text:span text:style-name="T26">R : A → B</text:span></text:p>
            <text:p text:style-name="P2"><text:span text:style-name="T27">A = { 1, 2 }</text:span><text:span text:style-name="T27"><text:tab/></text:span><text:span text:style-name="T27"><text:tab/></text:span><text:span text:style-name="T27">B = </text:span><text:span text:style-name="T27">{ a, b, c }</text:span></text:p>
            <text:p text:style-name="P2"><text:span text:style-name="T27">Rule: { (1, a), (1, b), </text:span><text:span text:style-name="T27">(2, b), (2, c) }</text:span></text:p>
          </draw:text-box>
        </draw:frame>
        <draw:frame presentation:style-name="pr35" draw:text-style-name="P33" draw:layer="layout" svg:width="8.29cm" svg:height="0.873cm" svg:x="12.259cm" svg:y="3.618cm">
          <draw:text-box>
            <text:p text:style-name="P14"><text:span text:style-name="T67">Its inverse will </text:span><text:span text:style-name="T67">be...</text:span></text:p>
          </draw:text-box>
        </draw:frame>
        <draw:frame draw:style-name="gr38" draw:text-style-name="P34" draw:layer="layout" svg:width="10.699cm" svg:height="2.868cm" svg:x="10.627cm" svg:y="4.542cm">
          <draw:text-box>
            <text:p text:style-name="P2"><text:span text:style-name="T24">R </text:span><text:span text:style-name="T68">-1</text:span><text:span text:style-name="T24">: B → A</text:span></text:p>
            <text:p text:style-name="P2"><text:span text:style-name="T29">A = { 1, 2 }</text:span><text:span text:style-name="T29"><text:tab/></text:span><text:span text:style-name="T29"><text:tab/></text:span><text:span text:style-name="T29">B = { a, b, c }</text:span></text:p>
            <text:p text:style-name="P2"><text:span text:style-name="T29">Rule: { (a, 1), (b, </text:span><text:span text:style-name="T29">1), (b, 2), (c, 2) }</text:span></text:p>
          </draw:text-box>
        </draw:frame>
        <draw:g>
          <draw:custom-shape draw:style-name="gr31" draw:text-style-name="P21" draw:layer="layout" svg:width="1.349cm" svg:height="4.278cm" svg:x="13.594cm" svg:y="8.732cm">
            <text:p text:style-name="P7"><text:span text:style-name="T43">a •</text:span></text:p>
            <text:p text:style-name="P7"><text:span text:style-name="T43"/></text:p>
            <text:p text:style-name="P7"><text:span text:style-name="T43">b •</text:span></text:p>
            <text:p text:style-name="P7"><text:span text:style-name="T43"/></text:p>
            <text:p text:style-name="P7"><text:span text:style-name="T43">c •</text:span></text:p>
            <draw:enhanced-geometry svg:viewBox="0 0 21600 21600" draw:type="rectangle" draw:enhanced-path="M 0 0 L 21600 0 21600 21600 0 21600 0 0 Z N"/>
          </draw:custom-shape>
          <draw:custom-shape draw:style-name="gr28" draw:text-style-name="P23" draw:layer="layout" svg:width="1.597cm" svg:height="3.505cm" svg:x="17.646cm" svg:y="9.222cm">
            <text:p text:style-name="P7"><text:span text:style-name="T43">• </text:span><text:span text:style-name="T43">1</text:span></text:p>
            <text:p text:style-name="P7"><text:span text:style-name="T43"/></text:p>
            <text:p text:style-name="P7"><text:span text:style-name="T43">• </text:span><text:span text:style-name="T43">2</text:span></text:p>
            <draw:enhanced-geometry svg:viewBox="0 0 21600 21600" draw:type="rectangle" draw:enhanced-path="M 0 0 L 21600 0 21600 21600 0 21600 0 0 Z N"/>
          </draw:custom-shape>
          <draw:frame draw:style-name="gr7" draw:text-style-name="P17" draw:layer="layout" svg:width="1.4cm" svg:height="0.963cm" svg:x="13.594cm" svg:y="13.01cm">
            <draw:text-box>
              <text:p><text:span text:style-name="T39">B</text:span></text:p>
            </draw:text-box>
          </draw:frame>
          <draw:frame draw:style-name="gr7" draw:text-style-name="P19" draw:layer="layout" svg:width="1.559cm" svg:height="0.963cm" svg:x="17.714cm" svg:y="12.976cm">
            <draw:text-box>
              <text:p><text:span text:style-name="T40">A</text:span></text:p>
            </draw:text-box>
          </draw:frame>
          <draw:line draw:style-name="gr9" draw:text-style-name="P20" draw:layer="layout" svg:x1="14.66cm" svg:y1="9.762cm" svg:x2="18.102cm" svg:y2="10.274cm">
            <text:p/>
          </draw:line>
          <draw:line draw:style-name="gr9" draw:text-style-name="P20" draw:layer="layout" svg:x1="14.657cm" svg:y1="10.872cm" svg:x2="18.036cm" svg:y2="10.495cm">
            <text:p/>
          </draw:line>
          <draw:line draw:style-name="gr17" draw:text-style-name="P20" draw:layer="layout" svg:x1="14.657cm" svg:y1="10.872cm" svg:x2="18.102cm" svg:y2="11.531cm">
            <text:p/>
          </draw:line>
          <draw:line draw:style-name="gr17" draw:text-style-name="P20" draw:layer="layout" svg:x1="14.61cm" svg:y1="11.96cm" svg:x2="18.014cm" svg:y2="11.707cm">
            <text:p/>
          </draw:line>
        </draw:g>
        <presentation:notes draw:style-name="dp2">
          <draw:page-thumbnail draw:style-name="gr2" draw:layer="layout" svg:width="13.968cm" svg:height="10.476cm" svg:x="3.81cm" svg:y="2.123cm" draw:page-number="31" presentation:class="page"/>
          <draw:frame presentation:style-name="pr2" draw:text-style-name="P4" draw:layer="layout" svg:width="17.271cm" svg:height="12.572cm" svg:x="2.159cm" svg:y="13.271cm" presentation:class="notes" presentation:placeholder="true">
            <draw:text-box/>
          </draw:frame>
        </presentation:notes>
      </draw:page>
      <draw:page draw:name="page32"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6" draw:text-style-name="P10" draw:layer="layout" svg:width="19.628cm" svg:height="0.903cm" svg:x="1.264cm" svg:y="3.088cm">
          <draw:text-box>
            <text:p text:style-name="P2"><text:span text:style-name="T36">Note that the </text:span><text:span text:style-name="T36">inverse of a </text:span><text:span text:style-name="T36">function will not </text:span><text:span text:style-name="T36">always be a </text:span><text:span text:style-name="T36">functi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31" draw:text-style-name="P21" draw:layer="layout" svg:width="1.349cm" svg:height="4.278cm" svg:x="3.737cm" svg:y="6.416cm">
          <text:p text:style-name="P7"><text:span text:style-name="T43">2 •</text:span></text:p>
          <text:p text:style-name="P7"><text:span text:style-name="T43"/></text:p>
          <text:p text:style-name="P7"><text:span text:style-name="T43">3 •</text:span></text:p>
          <text:p text:style-name="P7"><text:span text:style-name="T43"/></text:p>
          <text:p text:style-name="P7"><text:span text:style-name="T43">4 •</text:span></text:p>
          <draw:enhanced-geometry svg:viewBox="0 0 21600 21600" draw:type="rectangle" draw:enhanced-path="M 0 0 L 21600 0 21600 21600 0 21600 0 0 Z N"/>
        </draw:custom-shape>
        <draw:custom-shape draw:style-name="gr39" draw:text-style-name="P23" draw:layer="layout" svg:width="1.597cm" svg:height="4.344cm" svg:x="6.797cm" svg:y="6.416cm">
          <text:p text:style-name="P7"><text:span text:style-name="T43">• </text:span><text:span text:style-name="T43">a</text:span></text:p>
          <text:p text:style-name="P7"><text:span text:style-name="T43"/></text:p>
          <text:p text:style-name="P7"><text:span text:style-name="T43">• </text:span><text:span text:style-name="T43">b</text:span></text:p>
          <text:p text:style-name="P7"><text:span text:style-name="T43"/></text:p>
          <text:p text:style-name="P7"><text:span text:style-name="T43">• </text:span><text:span text:style-name="T43">c</text:span></text:p>
          <text:p text:style-name="P7"><text:span text:style-name="T43"/></text:p>
          <text:p text:style-name="P7"><text:span text:style-name="T43">• </text:span><text:span text:style-name="T43">d</text:span></text:p>
          <draw:enhanced-geometry svg:viewBox="0 0 21600 21600" draw:type="rectangle" draw:enhanced-path="M 0 0 L 21600 0 21600 21600 0 21600 0 0 Z N"/>
        </draw:custom-shape>
        <draw:line draw:style-name="gr9" draw:text-style-name="P20" draw:layer="layout" svg:x1="4.762cm" svg:y1="7.453cm" svg:x2="7.254cm" svg:y2="8.07cm">
          <text:p/>
        </draw:line>
        <draw:line draw:style-name="gr18" draw:text-style-name="P20" draw:layer="layout" svg:x1="4.872cm" svg:y1="9.724cm" svg:x2="7.232cm" svg:y2="10.297cm">
          <text:p/>
        </draw:line>
        <draw:line draw:style-name="gr17" draw:text-style-name="P20" draw:layer="layout" svg:x1="4.8cm" svg:y1="8.663cm" svg:x2="7.298cm" svg:y2="9.084cm">
          <text:p/>
        </draw:line>
        <draw:custom-shape draw:style-name="gr40" draw:text-style-name="P21" draw:layer="layout" svg:width="1.349cm" svg:height="4.477cm" svg:x="13.351cm" svg:y="6.504cm">
          <text:p text:style-name="P7"><text:span text:style-name="T43">a •</text:span></text:p>
          <text:p text:style-name="P7"><text:span text:style-name="T43"/></text:p>
          <text:p text:style-name="P7"><text:span text:style-name="T43">b •</text:span></text:p>
          <text:p text:style-name="P7"><text:span text:style-name="T43"/></text:p>
          <text:p text:style-name="P7"><text:span text:style-name="T43">c •</text:span></text:p>
          <text:p text:style-name="P7"><text:span text:style-name="T43"/></text:p>
          <text:p text:style-name="P7"><text:span text:style-name="T43">d •</text:span></text:p>
          <draw:enhanced-geometry svg:viewBox="0 0 21600 21600" draw:type="rectangle" draw:enhanced-path="M 0 0 L 21600 0 21600 21600 0 21600 0 0 Z N"/>
        </draw:custom-shape>
        <draw:custom-shape draw:style-name="gr41" draw:text-style-name="P23" draw:layer="layout" svg:width="1.597cm" svg:height="4.427cm" svg:x="16.411cm" svg:y="6.598cm">
          <text:p text:style-name="P7"><text:span text:style-name="T43">• </text:span><text:span text:style-name="T43">2</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4</text:span></text:p>
          <draw:enhanced-geometry svg:viewBox="0 0 21600 21600" draw:type="rectangle" draw:enhanced-path="M 0 0 L 21600 0 21600 21600 0 21600 0 0 Z N"/>
        </draw:custom-shape>
        <draw:line draw:style-name="gr9" draw:text-style-name="P20" draw:layer="layout" svg:x1="14.418cm" svg:y1="8.247cm" svg:x2="16.845cm" svg:y2="7.739cm">
          <text:p/>
        </draw:line>
        <draw:line draw:style-name="gr17" draw:text-style-name="P20" draw:layer="layout" svg:x1="14.354cm" svg:y1="9.305cm" svg:x2="16.911cm" svg:y2="8.842cm">
          <text:p/>
        </draw:line>
        <draw:line draw:style-name="gr18" draw:text-style-name="P20" draw:layer="layout" svg:x1="14.376cm" svg:y1="10.43cm" svg:x2="16.889cm" svg:y2="9.944cm">
          <text:p/>
        </draw:line>
        <draw:frame draw:style-name="gr7" draw:text-style-name="P27" draw:layer="layout" svg:width="4.762cm" svg:height="0.963cm" svg:x="3.682cm" svg:y="5.385cm">
          <draw:text-box>
            <text:p><text:span text:style-name="T54">Valid function</text:span></text:p>
          </draw:text-box>
        </draw:frame>
        <draw:frame draw:style-name="gr7" draw:text-style-name="P28" draw:layer="layout" svg:width="4.744cm" svg:height="0.963cm" svg:x="13.336cm" svg:y="5.429cm">
          <draw:text-box>
            <text:p><text:span text:style-name="T69">Invalid function</text:span></text:p>
          </draw:text-box>
        </draw:frame>
        <draw:frame draw:style-name="gr7" draw:text-style-name="P35" draw:layer="layout" svg:width="4.917cm" svg:height="0.963cm" svg:x="3.77cm" svg:y="11.238cm">
          <draw:text-box>
            <text:p><text:span text:style-name="T70">f</text:span></text:p>
          </draw:text-box>
        </draw:frame>
        <draw:frame draw:style-name="gr7" draw:text-style-name="P35" draw:layer="layout" svg:width="4.917cm" svg:height="0.963cm" svg:x="13.472cm" svg:y="11.328cm">
          <draw:text-box>
            <text:p><text:span text:style-name="T70">f </text:span><text:span text:style-name="T71">-1</text:span></text:p>
          </draw:text-box>
        </draw:frame>
        <presentation:notes draw:style-name="dp2">
          <draw:page-thumbnail draw:style-name="gr2" draw:layer="layout" svg:width="13.968cm" svg:height="10.476cm" svg:x="3.81cm" svg:y="2.123cm" draw:page-number="32" presentation:class="page"/>
          <draw:frame presentation:style-name="pr2" draw:text-style-name="P4" draw:layer="layout" svg:width="17.271cm" svg:height="12.572cm" svg:x="2.159cm" svg:y="13.271cm" presentation:class="notes" presentation:placeholder="true">
            <draw:text-box/>
          </draw:frame>
        </presentation:notes>
      </draw:page>
      <draw:page draw:name="page33"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7" draw:text-style-name="P10" draw:layer="layout" svg:width="19.628cm" svg:height="0.903cm" svg:x="1.264cm" svg:y="3.088cm">
          <draw:text-box>
            <text:p text:style-name="P2"><text:span text:style-name="T36">Note that the </text:span><text:span text:style-name="T36">inverse of a </text:span><text:span text:style-name="T36">function will not </text:span><text:span text:style-name="T36">always be a </text:span><text:span text:style-name="T36">function...</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31" draw:text-style-name="P21" draw:layer="layout" svg:width="1.349cm" svg:height="4.278cm" svg:x="3.737cm" svg:y="6.416cm">
          <text:p text:style-name="P7"><text:span text:style-name="T43">2</text:span><text:span text:style-name="T43"> </text:span><text:span text:style-name="T43">•</text:span></text:p>
          <text:p text:style-name="P7"><text:span text:style-name="T43"/></text:p>
          <text:p text:style-name="P7"><text:span text:style-name="T43">3</text:span><text:span text:style-name="T43"> </text:span><text:span text:style-name="T43">•</text:span></text:p>
          <text:p text:style-name="P7"><text:span text:style-name="T43"/></text:p>
          <text:p text:style-name="P7"><text:span text:style-name="T43">4</text:span><text:span text:style-name="T43"> </text:span><text:span text:style-name="T43">•</text:span></text:p>
          <draw:enhanced-geometry svg:viewBox="0 0 21600 21600" draw:type="rectangle" draw:enhanced-path="M 0 0 L 21600 0 21600 21600 0 21600 0 0 Z N"/>
        </draw:custom-shape>
        <draw:custom-shape draw:style-name="gr39" draw:text-style-name="P23" draw:layer="layout" svg:width="1.597cm" svg:height="4.344cm" svg:x="6.797cm" svg:y="6.416cm">
          <text:p text:style-name="P7"><text:span text:style-name="T43">•</text:span><text:span text:style-name="T43"> </text:span><text:span text:style-name="T43">a</text:span></text:p>
          <text:p text:style-name="P7"><text:span text:style-name="T43"/></text:p>
          <text:p text:style-name="P7"><text:span text:style-name="T43">•</text:span><text:span text:style-name="T43"> </text:span><text:span text:style-name="T43">b</text:span></text:p>
          <text:p text:style-name="P7"><text:span text:style-name="T43"/></text:p>
          <text:p text:style-name="P7"><text:span text:style-name="T43">•</text:span><text:span text:style-name="T43"> </text:span><text:span text:style-name="T43">c</text:span></text:p>
          <text:p text:style-name="P7"><text:span text:style-name="T43"/></text:p>
          <text:p text:style-name="P7"><text:span text:style-name="T43">•</text:span><text:span text:style-name="T43"> </text:span><text:span text:style-name="T43">d</text:span></text:p>
          <draw:enhanced-geometry svg:viewBox="0 0 21600 21600" draw:type="rectangle" draw:enhanced-path="M 0 0 L 21600 0 21600 21600 0 21600 0 0 Z N"/>
        </draw:custom-shape>
        <draw:line draw:style-name="gr9" draw:text-style-name="P20" draw:layer="layout" svg:x1="4.762cm" svg:y1="7.453cm" svg:x2="7.254cm" svg:y2="8.07cm">
          <text:p/>
        </draw:line>
        <draw:line draw:style-name="gr18" draw:text-style-name="P20" draw:layer="layout" svg:x1="4.872cm" svg:y1="9.724cm" svg:x2="7.232cm" svg:y2="10.297cm">
          <text:p/>
        </draw:line>
        <draw:line draw:style-name="gr17" draw:text-style-name="P20" draw:layer="layout" svg:x1="4.8cm" svg:y1="8.663cm" svg:x2="7.298cm" svg:y2="9.084cm">
          <text:p/>
        </draw:line>
        <draw:custom-shape draw:style-name="gr40" draw:text-style-name="P21" draw:layer="layout" svg:width="1.349cm" svg:height="4.477cm" svg:x="13.351cm" svg:y="6.504cm">
          <text:p text:style-name="P7"><text:span text:style-name="T43">a •</text:span></text:p>
          <text:p text:style-name="P7"><text:span text:style-name="T43"/></text:p>
          <text:p text:style-name="P7"><text:span text:style-name="T43">b •</text:span></text:p>
          <text:p text:style-name="P7"><text:span text:style-name="T43"/></text:p>
          <text:p text:style-name="P7"><text:span text:style-name="T43">c •</text:span></text:p>
          <text:p text:style-name="P7"><text:span text:style-name="T43"/></text:p>
          <text:p text:style-name="P7"><text:span text:style-name="T43">d •</text:span></text:p>
          <draw:enhanced-geometry svg:viewBox="0 0 21600 21600" draw:type="rectangle" draw:enhanced-path="M 0 0 L 21600 0 21600 21600 0 21600 0 0 Z N"/>
        </draw:custom-shape>
        <draw:custom-shape draw:style-name="gr41" draw:text-style-name="P23" draw:layer="layout" svg:width="1.597cm" svg:height="4.427cm" svg:x="16.411cm" svg:y="6.598cm">
          <text:p text:style-name="P7"><text:span text:style-name="T43">• </text:span><text:span text:style-name="T43">2</text:span></text:p>
          <text:p text:style-name="P7"><text:span text:style-name="T43"/></text:p>
          <text:p text:style-name="P7"><text:span text:style-name="T43">• </text:span><text:span text:style-name="T43">3</text:span></text:p>
          <text:p text:style-name="P7"><text:span text:style-name="T43"/></text:p>
          <text:p text:style-name="P7"><text:span text:style-name="T43">• </text:span><text:span text:style-name="T43">4</text:span></text:p>
          <draw:enhanced-geometry svg:viewBox="0 0 21600 21600" draw:type="rectangle" draw:enhanced-path="M 0 0 L 21600 0 21600 21600 0 21600 0 0 Z N"/>
        </draw:custom-shape>
        <draw:line draw:style-name="gr9" draw:text-style-name="P20" draw:layer="layout" svg:x1="14.418cm" svg:y1="8.247cm" svg:x2="16.845cm" svg:y2="7.739cm">
          <text:p/>
        </draw:line>
        <draw:line draw:style-name="gr17" draw:text-style-name="P20" draw:layer="layout" svg:x1="14.354cm" svg:y1="9.305cm" svg:x2="16.911cm" svg:y2="8.842cm">
          <text:p/>
        </draw:line>
        <draw:line draw:style-name="gr18" draw:text-style-name="P20" draw:layer="layout" svg:x1="14.376cm" svg:y1="10.43cm" svg:x2="16.889cm" svg:y2="9.944cm">
          <text:p/>
        </draw:line>
        <draw:frame draw:style-name="gr7" draw:text-style-name="P27" draw:layer="layout" svg:width="4.762cm" svg:height="0.963cm" svg:x="3.682cm" svg:y="5.385cm">
          <draw:text-box>
            <text:p><text:span text:style-name="T54">Valid function</text:span></text:p>
          </draw:text-box>
        </draw:frame>
        <draw:frame draw:style-name="gr7" draw:text-style-name="P28" draw:layer="layout" svg:width="4.744cm" svg:height="0.963cm" svg:x="13.336cm" svg:y="5.429cm">
          <draw:text-box>
            <text:p><text:span text:style-name="T69">Invalid function</text:span></text:p>
          </draw:text-box>
        </draw:frame>
        <draw:frame draw:style-name="gr7" draw:text-style-name="P35" draw:layer="layout" svg:width="4.917cm" svg:height="0.963cm" svg:x="3.77cm" svg:y="11.238cm">
          <draw:text-box>
            <text:p><text:span text:style-name="T70">f</text:span></text:p>
          </draw:text-box>
        </draw:frame>
        <draw:frame draw:style-name="gr7" draw:text-style-name="P35" draw:layer="layout" svg:width="4.917cm" svg:height="0.963cm" svg:x="13.472cm" svg:y="11.328cm">
          <draw:text-box>
            <text:p><text:span text:style-name="T70">f </text:span><text:span text:style-name="T71">-1</text:span></text:p>
          </draw:text-box>
        </draw:frame>
        <draw:rect draw:style-name="gr42" draw:text-style-name="P31" draw:layer="layout" svg:width="8.974cm" svg:height="2.822cm" svg:x="11.422cm" svg:y="12.37cm" draw:corner-radius="0.5cm">
          <text:p text:style-name="P7"><text:span text:style-name="T72">This is </text:span><text:span text:style-name="T73">not</text:span><text:span text:style-name="T74"> a valid </text:span><text:span text:style-name="T74">function because</text:span></text:p>
          <text:p text:style-name="P7"><text:span text:style-name="T74">the input value “a” is </text:span><text:span text:style-name="T74">not being </text:span></text:p>
          <text:p text:style-name="P7"><text:span text:style-name="T74">mapped to anything.</text:span></text:p>
        </draw:rect>
        <presentation:notes draw:style-name="dp2">
          <office:forms form:automatic-focus="false" form:apply-design-mode="false"/>
          <draw:page-thumbnail draw:style-name="gr2" draw:layer="layout" svg:width="13.968cm" svg:height="10.476cm" svg:x="3.81cm" svg:y="2.123cm" draw:page-number="33" presentation:class="page"/>
          <draw:frame presentation:style-name="pr2" draw:text-style-name="P4" draw:layer="layout" svg:width="17.271cm" svg:height="12.572cm" svg:x="2.159cm" svg:y="13.271cm" presentation:class="notes" presentation:placeholder="true">
            <draw:text-box/>
          </draw:frame>
        </presentation:notes>
      </draw:page>
      <draw:page draw:name="page34"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8" draw:text-style-name="P37" draw:layer="layout" svg:width="19.628cm" svg:height="2.849cm" svg:x="1.264cm" svg:y="3.088cm">
          <draw:text-box>
            <text:p text:style-name="P36"><text:span text:style-name="T75">Practice:</text:span><text:span text:style-name="T76"> Diagram </text:span><text:span text:style-name="T76">the following </text:span><text:span text:style-name="T76">relation and its </text:span><text:span text:style-name="T76">inverse.</text:span></text:p>
            <text:p text:style-name="P36"><text:span text:style-name="T76"/></text:p>
            <text:p text:style-name="P36"><text:span text:style-name="T76">Relation: R : A → </text:span><text:span text:style-name="T76">B</text:span><text:span text:style-name="T76"><text:tab/></text:span><text:span text:style-name="T76"><text:tab/></text:span><text:span text:style-name="T76">A = { 1, 2, </text:span><text:span text:style-name="T76">3 }</text:span><text:span text:style-name="T76"><text:tab/></text:span><text:span text:style-name="T76"><text:tab/></text:span><text:span text:style-name="T76">B = { x, y, </text:span><text:span text:style-name="T76">z }</text:span></text:p>
            <text:p text:style-name="P36"><text:span text:style-name="T76">Rule: { (1, x), (1, </text:span><text:span text:style-name="T76">y), (1, z), (2, x), (2, </text:span><text:span text:style-name="T76">y), (3, z)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presentation:notes draw:style-name="dp2">
          <office:forms form:automatic-focus="false" form:apply-design-mode="false"/>
          <draw:page-thumbnail draw:style-name="gr2" draw:layer="layout" svg:width="13.968cm" svg:height="10.476cm" svg:x="3.81cm" svg:y="2.123cm" draw:page-number="34" presentation:class="page"/>
          <draw:frame presentation:style-name="pr2" draw:text-style-name="P4" draw:layer="layout" svg:width="17.271cm" svg:height="12.572cm" svg:x="2.159cm" svg:y="13.271cm" presentation:class="notes" presentation:placeholder="true">
            <draw:text-box/>
          </draw:frame>
        </presentation:notes>
      </draw:page>
      <draw:page draw:name="page35"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3. </text:span><text:span text:style-name="T5">Inverses</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39" draw:text-style-name="P37" draw:layer="layout" svg:width="19.628cm" svg:height="2.849cm" svg:x="1.264cm" svg:y="3.088cm">
          <draw:text-box>
            <text:p text:style-name="P36"><text:span text:style-name="T75">Practice:</text:span><text:span text:style-name="T76"> Diagram </text:span><text:span text:style-name="T76">the following </text:span><text:span text:style-name="T76">relation and its </text:span><text:span text:style-name="T76">inverse.</text:span></text:p>
            <text:p text:style-name="P36"><text:span text:style-name="T76"/></text:p>
            <text:p text:style-name="P36"><text:span text:style-name="T76">Relation: R : A → </text:span><text:span text:style-name="T76">B</text:span><text:span text:style-name="T76"><text:tab/></text:span><text:span text:style-name="T76"><text:tab/></text:span><text:span text:style-name="T76">A = { 1, 2, </text:span><text:span text:style-name="T76">3 }</text:span><text:span text:style-name="T76"><text:tab/></text:span><text:span text:style-name="T76"><text:tab/></text:span><text:span text:style-name="T76">B = { x, y, </text:span><text:span text:style-name="T76">z }</text:span></text:p>
            <text:p text:style-name="P36"><text:span text:style-name="T76">Rule: { (1, x), (1, </text:span><text:span text:style-name="T76">y), (1, z), (2, x), (2, </text:span><text:span text:style-name="T76">y), (3, z)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43" draw:text-style-name="P21" draw:layer="layout" svg:width="1.349cm" svg:height="5.803cm" svg:x="1.29cm" svg:y="6.344cm">
          <text:p text:style-name="P7"><text:span text:style-name="T43">1 </text:span><text:span text:style-name="T43">•</text:span></text:p>
          <text:p text:style-name="P7"><text:span text:style-name="T43"/></text:p>
          <text:p text:style-name="P7"><text:span text:style-name="T43"/></text:p>
          <text:p text:style-name="P7"><text:span text:style-name="T43">2 </text:span><text:span text:style-name="T43">•</text:span></text:p>
          <text:p text:style-name="P7"><text:span text:style-name="T43"/></text:p>
          <text:p text:style-name="P7"><text:span text:style-name="T43"/></text:p>
          <text:p text:style-name="P7"><text:span text:style-name="T43">3 </text:span><text:span text:style-name="T43">•</text:span></text:p>
          <draw:enhanced-geometry svg:viewBox="0 0 21600 21600" draw:type="rectangle" draw:enhanced-path="M 0 0 L 21600 0 21600 21600 0 21600 0 0 Z N"/>
        </draw:custom-shape>
        <draw:custom-shape draw:style-name="gr44" draw:text-style-name="P23" draw:layer="layout" svg:width="1.597cm" svg:height="5.893cm" svg:x="4.35cm" svg:y="6.344cm">
          <text:p text:style-name="P7"><text:span text:style-name="T43">• </text:span><text:span text:style-name="T43">x</text:span></text:p>
          <text:p text:style-name="P7"><text:span text:style-name="T43"/></text:p>
          <text:p text:style-name="P7"><text:span text:style-name="T43"/></text:p>
          <text:p text:style-name="P7"><text:span text:style-name="T43">• </text:span><text:span text:style-name="T43">y</text:span></text:p>
          <text:p text:style-name="P7"><text:span text:style-name="T43"/></text:p>
          <text:p text:style-name="P7"><text:span text:style-name="T43"/></text:p>
          <text:p text:style-name="P7"><text:span text:style-name="T43">• </text:span><text:span text:style-name="T43">z</text:span></text:p>
          <draw:enhanced-geometry svg:viewBox="0 0 21600 21600" draw:type="rectangle" draw:enhanced-path="M 0 0 L 21600 0 21600 21600 0 21600 0 0 Z N"/>
        </draw:custom-shape>
        <draw:line draw:style-name="gr9" draw:text-style-name="P20" draw:layer="layout" svg:x1="2.315cm" svg:y1="7.607cm" svg:x2="4.828cm" svg:y2="7.651cm">
          <text:p/>
        </draw:line>
        <draw:frame draw:style-name="gr7" draw:text-style-name="P35" draw:layer="layout" svg:width="4.917cm" svg:height="0.963cm" svg:x="1.146cm" svg:y="12.517cm">
          <draw:text-box>
            <text:p><text:span text:style-name="T70">R</text:span></text:p>
          </draw:text-box>
        </draw:frame>
        <draw:custom-shape draw:style-name="gr43" draw:text-style-name="P21" draw:layer="layout" svg:width="1.349cm" svg:height="5.803cm" svg:x="16.35cm" svg:y="6.24cm">
          <text:p text:style-name="P7"><text:span text:style-name="T43">x •</text:span></text:p>
          <text:p text:style-name="P7"><text:span text:style-name="T43"/></text:p>
          <text:p text:style-name="P7"><text:span text:style-name="T43"/></text:p>
          <text:p text:style-name="P7"><text:span text:style-name="T43">y •</text:span></text:p>
          <text:p text:style-name="P7"><text:span text:style-name="T43"/></text:p>
          <text:p text:style-name="P7"><text:span text:style-name="T43"/></text:p>
          <text:p text:style-name="P7"><text:span text:style-name="T43">z •</text:span></text:p>
          <draw:enhanced-geometry svg:viewBox="0 0 21600 21600" draw:type="rectangle" draw:enhanced-path="M 0 0 L 21600 0 21600 21600 0 21600 0 0 Z N"/>
        </draw:custom-shape>
        <draw:custom-shape draw:style-name="gr44" draw:text-style-name="P23" draw:layer="layout" svg:width="1.597cm" svg:height="5.893cm" svg:x="19.41cm" svg:y="6.24cm">
          <text:p text:style-name="P7"><text:span text:style-name="T43">• </text:span><text:span text:style-name="T43">1</text:span></text:p>
          <text:p text:style-name="P7"><text:span text:style-name="T43"/></text:p>
          <text:p text:style-name="P7"><text:span text:style-name="T43"/></text:p>
          <text:p text:style-name="P7"><text:span text:style-name="T43">• </text:span><text:span text:style-name="T43">2</text:span></text:p>
          <text:p text:style-name="P7"><text:span text:style-name="T43"/></text:p>
          <text:p text:style-name="P7"><text:span text:style-name="T43"/></text:p>
          <text:p text:style-name="P7"><text:span text:style-name="T43">• </text:span><text:span text:style-name="T43">3</text:span></text:p>
          <draw:enhanced-geometry svg:viewBox="0 0 21600 21600" draw:type="rectangle" draw:enhanced-path="M 0 0 L 21600 0 21600 21600 0 21600 0 0 Z N"/>
        </draw:custom-shape>
        <draw:line draw:style-name="gr9" draw:text-style-name="P20" draw:layer="layout" svg:x1="17.442cm" svg:y1="7.463cm" svg:x2="19.887cm" svg:y2="7.497cm">
          <text:p/>
        </draw:line>
        <draw:line draw:style-name="gr18" draw:text-style-name="P20" draw:layer="layout" svg:x1="17.352cm" svg:y1="10.792cm" svg:x2="19.821cm" svg:y2="10.914cm">
          <text:p/>
        </draw:line>
        <draw:line draw:style-name="gr17" draw:text-style-name="P20" draw:layer="layout" svg:x1="17.324cm" svg:y1="9.158cm" svg:x2="19.887cm" svg:y2="7.497cm">
          <text:p/>
        </draw:line>
        <draw:frame draw:style-name="gr7" draw:text-style-name="P35" draw:layer="layout" svg:width="4.917cm" svg:height="0.963cm" svg:x="16.206cm" svg:y="12.417cm">
          <draw:text-box>
            <text:p><text:span text:style-name="T70">R </text:span><text:span text:style-name="T71">-1</text:span></text:p>
          </draw:text-box>
        </draw:frame>
        <draw:line draw:style-name="gr9" draw:text-style-name="P20" draw:layer="layout" svg:x1="2.315cm" svg:y1="7.607cm" svg:x2="4.939cm" svg:y2="9.15cm">
          <text:p/>
        </draw:line>
        <draw:line draw:style-name="gr9" draw:text-style-name="P20" draw:layer="layout" svg:x1="2.293cm" svg:y1="7.607cm" svg:x2="4.939cm" svg:y2="10.848cm">
          <text:p/>
        </draw:line>
        <draw:line draw:style-name="gr17" draw:text-style-name="P20" draw:layer="layout" svg:x1="2.352cm" svg:y1="9.26cm" svg:x2="4.872cm" svg:y2="7.805cm">
          <text:p/>
        </draw:line>
        <draw:line draw:style-name="gr17" draw:text-style-name="P20" draw:layer="layout" svg:x1="2.352cm" svg:y1="9.26cm" svg:x2="4.828cm" svg:y2="9.283cm">
          <text:p/>
        </draw:line>
        <draw:line draw:style-name="gr18" draw:text-style-name="P20" draw:layer="layout" svg:x1="2.359cm" svg:y1="10.87cm" svg:x2="4.872cm" svg:y2="10.98cm">
          <text:p/>
        </draw:line>
        <draw:line draw:style-name="gr17" draw:text-style-name="P20" draw:layer="layout" svg:x1="17.299cm" svg:y1="9.184cm" svg:x2="19.843cm" svg:y2="9.172cm">
          <text:p/>
        </draw:line>
        <draw:frame draw:style-name="gr45" draw:text-style-name="P38" draw:layer="layout" svg:width="16.538cm" svg:height="1.676cm" svg:x="4.718cm" svg:y="13.581cm">
          <draw:text-box>
            <text:p text:style-name="P36"><text:span text:style-name="T76">Relation: R </text:span><text:span text:style-name="T77">-1</text:span><text:span text:style-name="T76"> : A → </text:span><text:span text:style-name="T76">B</text:span><text:span text:style-name="T76"><text:tab/></text:span><text:span text:style-name="T76"><text:tab/></text:span><text:span text:style-name="T76">A = { 1, 2, </text:span><text:span text:style-name="T76">3 }</text:span><text:span text:style-name="T76"><text:tab/></text:span><text:span text:style-name="T76"><text:tab/></text:span><text:span text:style-name="T76">B = { x, y, </text:span><text:span text:style-name="T76">z }</text:span></text:p>
            <text:p text:style-name="P36"><text:span text:style-name="T76">Rule: { (x, 1), (y, </text:span><text:span text:style-name="T76">1), (z, 1), (x, 2), (y, </text:span><text:span text:style-name="T76">2), (z, 3) }</text:span></text:p>
          </draw:text-box>
        </draw:frame>
        <draw:line draw:style-name="gr9" draw:text-style-name="P20" draw:layer="layout" svg:x1="17.417cm" svg:y1="7.474cm" svg:x2="19.976cm" svg:y2="9.106cm">
          <text:p/>
        </draw:line>
        <draw:line draw:style-name="gr18" draw:text-style-name="P20" draw:layer="layout" svg:x1="17.327cm" svg:y1="10.831cm" svg:x2="19.91cm" svg:y2="7.673cm">
          <text:p/>
        </draw:line>
        <presentation:notes draw:style-name="dp2">
          <office:forms form:automatic-focus="false" form:apply-design-mode="false"/>
          <draw:page-thumbnail draw:style-name="gr2" draw:layer="layout" svg:width="13.968cm" svg:height="10.476cm" svg:x="3.81cm" svg:y="2.123cm" draw:page-number="35" presentation:class="page"/>
          <draw:frame presentation:style-name="pr2" draw:text-style-name="P4" draw:layer="layout" svg:width="17.271cm" svg:height="12.572cm" svg:x="2.159cm" svg:y="13.271cm" presentation:class="notes" presentation:placeholder="true">
            <draw:text-box/>
          </draw:frame>
        </presentation:notes>
      </draw:page>
      <draw:page draw:name="page36" draw:style-name="dp3" draw:master-page-name="Bubbles" presentation:presentation-page-layout-name="AL1T0">
        <office:forms form:automatic-focus="false" form:apply-design-mode="false"/>
        <draw:frame presentation:style-name="pr7" draw:text-style-name="P12" draw:layer="layout" svg:width="22.292cm" svg:height="3.108cm" svg:x="3.284cm" svg:y="6.658cm" presentation:class="title" presentation:user-transformed="true">
          <draw:text-box>
            <text:p text:style-name="P7"><text:span text:style-name="T78">4. </text:span><text:span text:style-name="T78">Addit</text:span><text:span text:style-name="T78">ional </text:span><text:span text:style-name="T78">Notat</text:span><text:span text:style-name="T78">ion</text:span></text:p>
          </draw:text-box>
        </draw:frame>
        <presentation:notes draw:style-name="dp2">
          <office:forms form:automatic-focus="false" form:apply-design-mode="false"/>
          <draw:page-thumbnail draw:style-name="gr2" draw:layer="layout" svg:width="13.968cm" svg:height="10.476cm" svg:x="3.81cm" svg:y="2.123cm" draw:page-number="36" presentation:class="page"/>
          <draw:frame presentation:style-name="pr2" draw:text-style-name="P4" draw:layer="layout" svg:width="17.271cm" svg:height="12.572cm" svg:x="2.159cm" svg:y="13.271cm" presentation:class="notes" presentation:placeholder="true">
            <draw:text-box/>
          </draw:frame>
        </presentation:notes>
      </draw:page>
      <draw:page draw:name="page37"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4. </text:span><text:span text:style-name="T5">Addition</text:span><text:span text:style-name="T5">al </text:span><text:span text:style-name="T5">Notation</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40" draw:text-style-name="P37" draw:layer="layout" svg:width="19.628cm" svg:height="10.465cm" svg:x="1.264cm" svg:y="3.794cm">
          <draw:text-box>
            <text:p text:style-name="P36"><text:span text:style-name="T79">For a function </text:span><text:span text:style-name="T80">f : A → B</text:span><text:span text:style-name="T79">, </text:span><text:span text:style-name="T79">writing out </text:span><text:span text:style-name="T81">(x, </text:span><text:span text:style-name="T81">y) ∈ f</text:span><text:span text:style-name="T82"> </text:span><text:span text:style-name="T79"><text:s/>means</text:span></text:p>
            <text:p text:style-name="P36"><text:span text:style-name="T79">The input </text:span><text:span text:style-name="T81">x</text:span><text:span text:style-name="T80"> </text:span><text:span text:style-name="T80">(from A) </text:span><text:span text:style-name="T79">is </text:span><text:span text:style-name="T79">mapped to the </text:span><text:span text:style-name="T79">output</text:span><text:span text:style-name="T80"> </text:span><text:span text:style-name="T81">y</text:span><text:span text:style-name="T80"> (from </text:span><text:span text:style-name="T80">B) </text:span><text:span text:style-name="T79">in the rules </text:span><text:span text:style-name="T79">of the function</text:span><text:span text:style-name="T80"> </text:span><text:span text:style-name="T80">f.</text:span></text:p>
            <text:p text:style-name="P36"><text:span text:style-name="T79"/></text:p>
            <text:p text:style-name="P39"><text:span text:style-name="T79">The value x is </text:span><text:span text:style-name="T79">from A, so </text:span></text:p>
            <text:p text:style-name="P39"><text:span text:style-name="T82">x </text:span><text:span text:style-name="T81">∈</text:span><text:span text:style-name="T82"> A</text:span></text:p>
            <text:p text:style-name="P39"><text:span text:style-name="T79"/></text:p>
            <text:p text:style-name="P39"><text:span text:style-name="T79">The value y is </text:span><text:span text:style-name="T79">from B, so </text:span></text:p>
            <text:p text:style-name="P39"><text:span text:style-name="T82">y </text:span><text:span text:style-name="T81">∈</text:span><text:span text:style-name="T82"> B</text:span></text:p>
            <text:p text:style-name="P39"><text:span text:style-name="T79"/></text:p>
            <text:p text:style-name="P39"><text:span text:style-name="T79">And the </text:span><text:span text:style-name="T79">mapping from </text:span><text:span text:style-name="T79">x to y exists </text:span><text:span text:style-name="T79">for the </text:span><text:span text:style-name="T79">function, so </text:span><text:span text:style-name="T81">(x, </text:span><text:span text:style-name="T81">y) ∈ f</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custom-shape draw:style-name="gr30" draw:text-style-name="P29" draw:layer="layout" svg:width="1.213cm" svg:height="1.146cm" svg:x="0.484cm" svg:y="2.559cm">
          <text:p text:style-name="P7"><text:span text:style-name="T5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office:forms form:automatic-focus="false" form:apply-design-mode="false"/>
          <draw:page-thumbnail draw:style-name="gr2" draw:layer="layout" svg:width="13.968cm" svg:height="10.476cm" svg:x="3.81cm" svg:y="2.123cm" draw:page-number="37" presentation:class="page"/>
          <draw:frame presentation:style-name="pr2" draw:text-style-name="P4" draw:layer="layout" svg:width="17.271cm" svg:height="12.572cm" svg:x="2.159cm" svg:y="13.271cm" presentation:class="notes" presentation:placeholder="true">
            <draw:text-box/>
          </draw:frame>
        </presentation:notes>
      </draw:page>
      <draw:page draw:name="page38" draw:style-name="dp3" draw:master-page-name="Bubbles" presentation:presentation-page-layout-name="AL1T0">
        <office:forms form:automatic-focus="false" form:apply-design-mode="false"/>
        <draw:frame presentation:style-name="pr7" draw:text-style-name="P12" draw:layer="layout" svg:width="22.292cm" svg:height="3.108cm" svg:x="3.284cm" svg:y="6.658cm" presentation:class="title" presentation:user-transformed="true">
          <draw:text-box>
            <text:p text:style-name="P7"><text:span text:style-name="T78">5. </text:span><text:span text:style-name="T78">More </text:span><text:span text:style-name="T78">pract</text:span><text:span text:style-name="T78">ice</text:span></text:p>
          </draw:text-box>
        </draw:frame>
        <presentation:notes draw:style-name="dp2">
          <office:forms form:automatic-focus="false" form:apply-design-mode="false"/>
          <draw:page-thumbnail draw:style-name="gr2" draw:layer="layout" svg:width="13.968cm" svg:height="10.476cm" svg:x="3.81cm" svg:y="2.123cm" draw:page-number="38" presentation:class="page"/>
          <draw:frame presentation:style-name="pr2" draw:text-style-name="P4" draw:layer="layout" svg:width="17.271cm" svg:height="12.572cm" svg:x="2.159cm" svg:y="13.271cm" presentation:class="notes" presentation:placeholder="true">
            <draw:text-box/>
          </draw:frame>
        </presentation:notes>
      </draw:page>
      <draw:page draw:name="page39"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 More </text:span><text:span text:style-name="T5">practice</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41" draw:text-style-name="P37" draw:layer="layout" svg:width="19.628cm" svg:height="7.849cm" svg:x="1.264cm" svg:y="3.088cm">
          <draw:text-box>
            <text:p text:style-name="P36"><text:span text:style-name="T82">Practice:</text:span><text:span text:style-name="T79"> </text:span><text:span text:style-name="T79"><text:tab/></text:span><text:span text:style-name="T79">Diagram the </text:span><text:span text:style-name="T79">relation R : A </text:span><text:span text:style-name="T79">→ B</text:span></text:p>
            <text:p text:style-name="P36"><text:span text:style-name="T79"><text:tab/></text:span><text:span text:style-name="T79">Where A = </text:span></text:p>
            <text:p text:style-name="P36"><text:span text:style-name="T79"><text:tab/></text:span><text:span text:style-name="T79">and B = </text:span><text:span text:style-name="T79">{ 0, </text:span><text:span text:style-name="T79">1, 2, 3, 4, 5, 6, 7 </text:span><text:span text:style-name="T79">}</text:span></text:p>
            <text:p text:style-name="P36"><text:span text:style-name="T79">With the rule </text:span><text:span text:style-name="T79">(S, n) ∈ R</text:span></text:p>
            <text:p text:style-name="P36"><text:span text:style-name="T79"/></text:p>
            <text:p text:style-name="P36"><text:span text:style-name="T83">Hints: First, A </text:span><text:span text:style-name="T83">is the power-</text:span><text:span text:style-name="T83">set of { 1, 2, </text:span><text:span text:style-name="T83">3 }. This </text:span><text:span text:style-name="T83">means, </text:span><text:span text:style-name="T83">expanded </text:span><text:span text:style-name="T83">out, all its </text:span><text:span text:style-name="T83">elements are:</text:span></text:p>
            <text:p text:style-name="P36"><text:span text:style-name="T84"/></text:p>
            <text:p text:style-name="P39"><text:span text:style-name="T84">{ {}, {1}, {2}, {3}, </text:span><text:span text:style-name="T84">{1, 2}, {1, 3}, {2, </text:span><text:span text:style-name="T84">3}, {1, 2, 3}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frame draw:style-name="gr46" draw:text-style-name="P7" draw:layer="layout" svg:width="2.893cm" svg:height="0.685cm" svg:x="6.254cm" svg:y="4.106cm">
          <loext:p/>
          <draw:object xlink:href="./Object 1" xlink:type="simple" xlink:show="embed" xlink:actuate="onLoad"/>
          <draw:image xlink:href="./ObjectReplacements/Object 1" xlink:type="simple" xlink:show="embed" xlink:actuate="onLoad"/>
        </draw:frame>
        <presentation:notes draw:style-name="dp2">
          <office:forms form:automatic-focus="false" form:apply-design-mode="false"/>
          <draw:page-thumbnail draw:style-name="gr2" draw:layer="layout" svg:width="13.968cm" svg:height="10.476cm" svg:x="3.81cm" svg:y="2.123cm" draw:page-number="39" presentation:class="page"/>
          <draw:frame presentation:style-name="pr2" draw:text-style-name="P4" draw:layer="layout" svg:width="17.271cm" svg:height="12.572cm" svg:x="2.159cm" svg:y="13.271cm" presentation:class="notes" presentation:placeholder="true">
            <draw:text-box/>
          </draw:frame>
        </presentation:notes>
      </draw:page>
      <draw:page draw:name="page40" draw:style-name="dp5" draw:master-page-name="Bubbles" presentation:presentation-page-layout-name="AL1T0">
        <office:forms form:automatic-focus="false" form:apply-design-mode="false"/>
        <draw:frame presentation:style-name="pr4" draw:text-style-name="P9" draw:layer="layout" svg:width="25.199cm" svg:height="1.971cm" svg:x="0.376cm" svg:y="0.224cm" presentation:class="title" presentation:user-transformed="true">
          <draw:text-box>
            <text:p text:style-name="P2"><text:span text:style-name="T5">5. </text:span><text:span text:style-name="T5">M</text:span><text:span text:style-name="T5">o</text:span><text:span text:style-name="T5">re </text:span><text:span text:style-name="T5">pr</text:span><text:span text:style-name="T5">ac</text:span><text:span text:style-name="T5">ti</text:span><text:span text:style-name="T5">ce</text:span></text:p>
          </draw:text-box>
        </draw:frame>
        <draw:frame draw:style-name="gr16" draw:text-style-name="P13" draw:layer="layout" svg:width="5.744cm" svg:height="11.464cm" svg:x="21.858cm" svg:y="2.403cm">
          <draw:text-box>
            <text:p text:style-name="P7"><text:span text:style-name="T64">Notes</text:span></text:p>
            <text:p text:style-name="P7"><text:span text:style-name="T8"/></text:p>
            <text:p text:style-name="P2"><text:span text:style-name="T9">Domain:</text:span><text:span text:style-name="T10"> Set of all </text:span><text:span text:style-name="T10">possible inputs</text:span></text:p>
            <text:p text:style-name="P2"><text:span text:style-name="T8"/></text:p>
            <text:p text:style-name="P2"><text:span text:style-name="T9">Codomain:</text:span><text:span text:style-name="T10"> Set of all </text:span><text:span text:style-name="T10">possible outputs.</text:span></text:p>
            <text:p text:style-name="P2"><text:span text:style-name="T10"/></text:p>
            <text:p text:style-name="P2"><text:span text:style-name="T19">f : A → B</text:span></text:p>
            <text:p text:style-name="P2"><text:span text:style-name="T10">function f, with</text:span></text:p>
            <text:p text:style-name="P2"><text:span text:style-name="T10">input from set A, &amp;</text:span></text:p>
            <text:p text:style-name="P2"><text:span text:style-name="T10">output from set B.</text:span></text:p>
            <text:p text:style-name="P2"><text:span text:style-name="T10"/></text:p>
            <text:p text:style-name="P2"><text:span text:style-name="T19">R : A → B</text:span></text:p>
            <text:p text:style-name="P2"><text:span text:style-name="T47">A relation </text:span><text:span text:style-name="T48">R</text:span><text:span text:style-name="T47"> has a </text:span><text:span text:style-name="T47">subset of </text:span><text:span text:style-name="T48">A x B</text:span><text:span text:style-name="T47"> as </text:span><text:span text:style-name="T47">its rule.</text:span></text:p>
          </draw:text-box>
        </draw:frame>
        <draw:frame presentation:style-name="pr42" draw:text-style-name="P37" draw:layer="layout" svg:width="19.628cm" svg:height="6.105cm" svg:x="1.264cm" svg:y="3.088cm">
          <draw:text-box>
            <text:p text:style-name="P36"><text:span text:style-name="T82">Practice:</text:span><text:span text:style-name="T79"> </text:span><text:span text:style-name="T79"><text:tab/></text:span><text:span text:style-name="T79">Diagram the </text:span><text:span text:style-name="T79">relation R : A </text:span><text:span text:style-name="T79">→ B</text:span></text:p>
            <text:p text:style-name="P36"><text:span text:style-name="T79"><text:tab/></text:span><text:span text:style-name="T79">Where A =</text:span><text:span text:style-name="T79"><text:tab/></text:span><text:span text:style-name="T79"><text:tab/></text:span><text:span text:style-name="T79"><text:tab/></text:span><text:span text:style-name="T79"> </text:span><text:span text:style-name="T84"><text:s text:c="2"/>= </text:span><text:span text:style-name="T85">{ {}, </text:span><text:span text:style-name="T85">{1}, {2}, {3}, {1, 2}, {1, </text:span><text:span text:style-name="T85">3}, {2, 3}, {1, 2, 3} }</text:span><text:span text:style-name="T79"> </text:span></text:p>
            <text:p text:style-name="P36"><text:span text:style-name="T79"><text:tab/></text:span><text:span text:style-name="T79">and B = </text:span><text:span text:style-name="T79">{ 0, </text:span><text:span text:style-name="T79">1, 2, 3, 4, 5, 6, 7 </text:span><text:span text:style-name="T79">}</text:span></text:p>
            <text:p text:style-name="P36"><text:span text:style-name="T79">With the rule </text:span><text:span text:style-name="T79">(S, n) ∈ R</text:span></text:p>
            <text:p text:style-name="P36"><text:span text:style-name="T79"/></text:p>
            <text:p text:style-name="P36"><text:span text:style-name="T83">Hints: Second, </text:span><text:span text:style-name="T83">the rule </text:span><text:span text:style-name="T83">(S, n) </text:span><text:span text:style-name="T83">∈ R</text:span><text:span text:style-name="T84"> </text:span><text:span text:style-name="T83">means </text:span><text:span text:style-name="T83">that the </text:span><text:span text:style-name="T83">relation exists </text:span><text:span text:style-name="T83">if </text:span></text:p>
          </draw:text-box>
        </draw:frame>
        <draw:frame draw:style-name="gr4" draw:text-style-name="P15" draw:layer="layout" svg:width="1.831cm" svg:height="1.205cm" svg:x="26.194cm" svg:y="14.851cm">
          <draw:text-box>
            <text:p text:style-name="P14"><text:span text:style-name="T18">(</text:span><text:span text:style-name="T18"><text:page-number>&lt;number&gt;</text:page-number></text:span><text:span text:style-name="T18">/</text:span><text:span text:style-name="T18"><text:page-count>41</text:page-count></text:span><text:span text:style-name="T18">)</text:span></text:p>
          </draw:text-box>
        </draw:frame>
        <draw:frame draw:style-name="gr46" draw:text-style-name="P7" draw:layer="layout" svg:width="2.893cm" svg:height="0.685cm" svg:x="6.254cm" svg:y="4.106cm">
          <loext:p/>
          <draw:object xlink:href="./Object 2" xlink:type="simple" xlink:show="embed" xlink:actuate="onLoad"/>
          <draw:image xlink:href="./ObjectReplacements/Object 2" xlink:type="simple" xlink:show="embed" xlink:actuate="onLoad"/>
        </draw:frame>
        <presentation:notes draw:style-name="dp2">
          <office:forms form:automatic-focus="false" form:apply-design-mode="false"/>
          <draw:page-thumbnail draw:style-name="gr2" draw:layer="layout" svg:width="13.968cm" svg:height="10.476cm" svg:x="3.81cm" svg:y="2.123cm" draw:page-number="40" presentation:class="page"/>
          <draw:frame presentation:style-name="pr2" draw:text-style-name="P4" draw:layer="layout" svg:width="17.271cm" svg:height="12.572cm" svg:x="2.159cm" svg:y="13.271cm" presentation:class="notes" presentation:placeholder="true">
            <draw:text-box/>
          </draw:frame>
        </presentation:notes>
      </draw:page>
      <draw:page draw:name="page41" draw:style-name="dp4" draw:master-page-name="Bubbles" presentation:presentation-page-layout-name="AL1T0">
        <office:forms form:automatic-focus="false" form:apply-design-mode="false"/>
        <draw:frame presentation:style-name="pr4" draw:text-style-name="P40" draw:layer="layout" svg:width="26.335cm" svg:height="1.971cm" svg:x="0.312cm" svg:y="0.151cm" presentation:class="title" presentation:user-transformed="true">
          <draw:text-box>
            <text:p text:style-name="P2"><text:span text:style-name="T5">Conclusi</text:span><text:span text:style-name="T5">on</text:span></text:p>
          </draw:text-box>
        </draw:frame>
        <draw:frame presentation:style-name="pr43" draw:text-style-name="P10" draw:layer="layout" svg:width="25.996cm" svg:height="11.921cm" svg:x="1.263cm" svg:y="3.087cm">
          <draw:text-box>
            <text:p text:style-name="P2"><text:span text:style-name="T4">We did a </text:span><text:span text:style-name="T4">thing.</text:span></text:p>
            <text:p text:style-name="P2"><text:span text:style-name="T4"/></text:p>
            <text:p text:style-name="P2"><text:span text:style-name="T4">Next </text:span><text:span text:style-name="T4">time we </text:span><text:span text:style-name="T4">do more </text:span><text:span text:style-name="T4">things.</text:span></text:p>
          </draw:text-box>
        </draw:frame>
        <presentation:notes draw:style-name="dp2">
          <draw:page-thumbnail draw:style-name="gr2" draw:layer="layout" svg:width="13.968cm" svg:height="10.476cm" svg:x="3.81cm" svg:y="2.123cm" draw:page-number="41" presentation:class="page"/>
          <draw:frame presentation:style-name="pr2" draw:text-style-name="P4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Arial Unicode MS'" style:font-charset="x-symbol"/>
    <style:font-face style:name="Lohit Devanagari2" svg:font-family="'Lohit Devanagari'"/>
    <style:font-face style:name="OpenSymbol2" svg:font-family="OpenSymbol, 'Arial Unicode MS'"/>
    <style:font-face style:name="FreeSans2" svg:font-family="FreeSans" style:font-family-generic="swiss"/>
    <style:font-face style:name="Architects Daughter1" svg:font-family="'Architects Daughter'" style:font-pitch="variable"/>
    <style:font-face style:name="Ferrum" svg:font-family="Ferrum" style:font-pitch="variable"/>
    <style:font-face style:name="Liberation Sans3" svg:font-family="'Liberation Sans'" style:font-pitch="variable"/>
    <style:font-face style:name="Lohit Devanagari1" svg:font-family="'Lohit Devanagari'" style:font-pitch="variable"/>
    <style:font-face style:name="OpenSymbol1" svg:font-family="OpenSymbol, 'Arial Unicode MS'" style:font-pitch="variable"/>
    <style:font-face style:name="Ubuntu3" svg:font-family="Ubuntu" style:font-pitch="variable"/>
    <style:font-face style:name="Ubuntu2" svg:font-family="Ubuntu" style:font-adornments="Regular" style:font-pitch="variable"/>
    <style:font-face style:name="Architects Daughter" svg:font-family="'Architects Daughter'" style:font-family-generic="roman" style:font-pitch="variable"/>
    <style:font-face style:name="DejaVu Sans1" svg:font-family="'DejaVu Sans'" style:font-family-generic="roman" style:font-pitch="variable"/>
    <style:font-face style:name="Liberation Sans" svg:font-family="'Liberation Sans'" style:font-family-generic="roman" style:font-pitch="variable"/>
    <style:font-face style:name="Liberation Sans Narrow" svg:font-family="'Liberation Sans Narrow'"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OpenSymbol" svg:font-family="OpenSymbol, 'Arial Unicode MS'" style:font-family-generic="roman" style:font-pitch="variable"/>
    <style:font-face style:name="Ubuntu" svg:font-family="Ubuntu" style:font-family-generic="roman" style:font-pitch="variable"/>
    <style:font-face style:name="Ubuntu1" svg:font-family="Ubuntu" style:font-adornments="Regular" style:font-family-generic="roman" style:font-pitch="variable"/>
    <style:font-face style:name="FreeSans1" svg:font-family="FreeSans" style:font-family-generic="swiss" style:font-pitch="variable"/>
    <style:font-face style:name="Liberation Sans Narrow1" svg:font-family="'Liberation Sans Narrow'" style:font-family-generic="swiss" style:font-pitch="variable"/>
    <style:font-face style:name="Liberation Sans2" svg:font-family="'Liberation Sans', Arial" style:font-family-generic="swiss" style:font-pitch="variable"/>
    <style:font-face style:name="AR PL UKai CN" svg:font-family="'AR PL UKai CN'"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OpenSymbol4" svg:font-family="OpenSymbol, 'Arial Unicode MS'" style:font-family-generic="system" style:font-pitch="variable"/>
    <style:font-face style:name="WenQuanYi Micro Hei" svg:font-family="'WenQuanYi Micro Hei'" style:font-family-generic="system" style:font-pitch="variable"/>
  </office:font-face-decls>
  <office:styles>
    <draw:fill-image draw:name="Bitmap_20_2" draw:display-name="Bitmap 2" xlink:href="Pictures/1000020100000500000002D0EF1641FCB1F72DB2.png" xlink:type="simple" xlink:show="embed" xlink:actuate="onLoad"/>
    <draw:fill-image draw:name="Bitmap_20_3" draw:display-name="Bitmap 3" xlink:href="Pictures/1000020100000500000002D0FE2D0B1A4700F95D.png" xlink:type="simple" xlink:show="embed" xlink:actuate="onLoad"/>
    <draw:fill-image draw:name="Bitmap_20_5" draw:display-name="Bitmap 5" xlink:href="Pictures/1000020100000500000002D0240C3CB0A1FF2EEC.png" xlink:type="simple" xlink:show="embed" xlink:actuate="onLoad"/>
    <draw:fill-image draw:name="Bitmap_20_6" draw:display-name="Bitmap 6" xlink:href="Pictures/1000020100000500000002D037ADDE88F0AFB24C.png" xlink:type="simple" xlink:show="embed" xlink:actuate="onLoad"/>
    <draw:fill-image draw:name="background" xlink:href="Pictures/1000020100000500000002D0C05133351BEDB42D.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opacity="100%" draw:textarea-horizontal-align="center" draw:textarea-vertical-align="middle" fo:padding-top="0.125cm" fo:padding-bottom="0.125cm" fo:padding-left="0.25cm" fo:padding-right="0.25cm" draw:shadow="hidden" draw:shadow-offset-x="0.2cm" draw:shadow-offset-y="0.2cm" draw:shadow-color="#808080" draw:shadow-opacity="1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Ubuntu2" fo:font-family="Ubuntu" style:font-style-name="Regular"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102cm" svg:stroke-color="#000000" draw:marker-start-width="0.356cm" draw:marker-end-width="0.356cm"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style:font-name="Liberation Serif1" fo:font-family="'Liberation Serif', 'Times New Roman'" style:font-family-generic="roman" style:font-pitch="variable" fo:font-size="12pt" fo:language="en" fo:country="US" style:letter-kerning="true" style:font-name-asian="DejaVu Sans1" style:font-family-asian="'DejaVu Sans'" style:font-family-generic-asian="roman" style:font-pitch-asian="variable" style:font-size-asian="12pt" style:language-asian="hi" style:country-asian="IN"/>
    </style:style>
    <style:style style:name="Bullets" style:family="graphic">
      <style:paragraph-properties style:text-autospace="none"/>
      <style:text-properties style:font-name="OpenSymbol3" fo:font-family="OpenSymbol, 'Arial Unicode MS'" style:font-charset="x-symbol" style:font-name-asian="OpenSymbol3" style:font-family-asian="OpenSymbol, 'Arial Unicode MS'" style:font-charset-asian="x-symbol"/>
    </style:style>
    <style:style style:name="Numbering_20_Symbols" style:display-name="Numbering Symbols"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eader" style:family="graphic">
      <style:paragraph-properties style:text-autospace="none">
        <style:tab-stops>
          <style:tab-stop style:position="15.513cm" style:type="center"/>
          <style:tab-stop style:position="31.027cm" style:type="right"/>
        </style:tab-stops>
      </style:paragraph-properties>
    </style:style>
    <style:style style:name="Index" style:family="graphic">
      <style:paragraph-properties style:text-autospace="none"/>
      <style:text-properties style:font-name-asian="Lohit Devanagari2" style:font-family-asian="'Lohit Devanagari'"/>
    </style:style>
    <style:style style:name="Caption" style:family="graphic">
      <style:paragraph-properties fo:margin-top="0.374cm" fo:margin-bottom="0.374cm" style:text-autospace="none"/>
      <style:text-properties fo:font-style="italic" style:font-name-asian="Lohit Devanagari2" style:font-family-asian="'Lohit Devanagari'" style:font-size-asian="12pt" style:font-style-asian="italic" style:font-style-complex="italic"/>
    </style:style>
    <style:style style:name="List" style:family="graphic">
      <style:paragraph-properties fo:margin-top="0cm" fo:margin-bottom="0.436cm" fo:line-height="120%" style:text-autospace="none"/>
      <style:text-properties style:font-name-asian="Lohit Devanagari2" style:font-family-asian="'Lohit Devanagari'"/>
    </style:style>
    <style:style style:name="Text_20_Body" style:display-name="Text Body" style:family="graphic">
      <style:paragraph-properties fo:margin-top="0cm" fo:margin-bottom="0.436cm" fo:line-height="120%" style:text-autospace="none"/>
    </style:style>
    <style:style style:name="Heading_20_1" style:display-name="Heading 1" style:family="graphic">
      <style:paragraph-properties fo:margin-top="0.746cm" fo:margin-bottom="0.374cm" style:text-autospace="none"/>
      <style:text-properties style:font-name="Architects Daughter1" fo:font-family="'Architects Daughter'" style:font-pitch="variable" fo:font-size="13pt" fo:font-weight="bold" style:font-name-asian="FreeSans1" style:font-family-asian="FreeSans" style:font-family-generic-asian="swiss" style:font-pitch-asian="variable" style:font-size-asian="18pt" style:font-weight-asian="normal" style:font-weight-complex="bold"/>
    </style:style>
    <style:style style:name="Heading_20_2" style:display-name="Heading 2" style:family="graphic">
      <style:paragraph-properties fo:margin-top="0.623cm" fo:margin-bottom="0.374cm" style:text-autospace="none"/>
      <style:text-properties style:font-name="Liberation Sans Narrow1" fo:font-family="'Liberation Sans Narrow'" style:font-family-generic="swiss" style:font-pitch="variable" fo:font-size="14pt" fo:font-style="italic" fo:font-weight="bold" style:font-name-asian="FreeSans1" style:font-family-asian="FreeSans" style:font-family-generic-asian="swiss" style:font-pitch-asian="variable" style:font-size-asian="16pt" style:font-style-asian="italic" style:font-weight-asian="normal" style:font-style-complex="italic" style:font-weight-complex="bold"/>
    </style:style>
    <style:style style:name="Heading_20_3" style:display-name="Heading 3" style:family="graphic">
      <style:paragraph-properties fo:margin-top="0.436cm" fo:margin-bottom="0.374cm" style:text-autospace="none"/>
      <style:text-properties fo:color="#808080" style:font-name="Liberation Sans Narrow1" fo:font-family="'Liberation Sans Narrow'" style:font-family-generic="swiss" style:font-pitch="variable" fo:font-size="14pt" fo:font-weight="bold" style:font-name-asian="FreeSans1" style:font-family-asian="FreeSans" style:font-family-generic-asian="swiss" style:font-pitch-asian="variable" style:font-size-asian="14pt" style:font-weight-asian="normal" style:font-weight-complex="bold"/>
    </style:style>
    <style:style style:name="Heading_20_4" style:display-name="Heading 4" style:family="graphic">
      <style:paragraph-properties fo:margin-top="0.374cm" fo:margin-bottom="0.374cm" style:text-autospace="none"/>
      <style:text-properties fo:color="#808080" style:font-name="Liberation Sans Narrow1" fo:font-family="'Liberation Sans Narrow'" style:font-family-generic="swiss" style:font-pitch="variable" fo:font-size="13pt" fo:font-style="italic" fo:font-weight="bold" style:font-name-asian="FreeSans1" style:font-family-asian="FreeSans" style:font-family-generic-asian="swiss" style:font-pitch-asian="variable" style:font-size-asian="13pt" style:font-style-asian="italic" style:font-weight-asian="normal" style:font-style-complex="italic" style:font-weight-complex="bold"/>
    </style:style>
    <style:style style:name="Index_20_Link" style:display-name="Index Link" style:family="graphic">
      <style:paragraph-properties style:text-autospace="none"/>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2" style:display-name="Contents 2" style:family="graphic">
      <style:paragraph-properties fo:margin-left="0.88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Contents_20_1" style:display-name="Contents 1" style:family="graphic">
      <style:paragraph-properties fo:margin-left="0cm" fo:margin-right="0cm" fo:text-indent="0cm" style:text-autospace="none">
        <style:tab-stops>
          <style:tab-stop style:position="31.027cm" style:type="right" style:leader-style="dotted" style:leader-text="."/>
        </style:tab-stops>
      </style:paragraph-properties>
      <style:text-properties style:font-name-asian="FreeSans2" style:font-family-asian="FreeSans" style:font-family-generic-asian="swiss"/>
    </style:style>
    <style:style style:name="Footer" style:family="graphic">
      <style:paragraph-properties style:text-autospace="none">
        <style:tab-stops>
          <style:tab-stop style:position="15.513cm" style:type="center"/>
          <style:tab-stop style:position="31.027cm" style:type="right"/>
        </style:tab-stops>
      </style:paragraph-properties>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Quotations" style:family="graphic">
      <style:paragraph-properties fo:margin-left="1.764cm" fo:margin-right="1.764cm" fo:margin-top="0cm" fo:margin-bottom="0.88cm" fo:text-indent="0cm" style:text-autospace="none"/>
    </style:style>
    <style:style style:name="Bubbles-background" style:family="presentation">
      <style:graphic-properties draw:stroke="none" draw:fill="bitmap" draw:fill-image-name="Bitmap_20_2" style:repeat="stretch"/>
      <style:text-properties style:letter-kerning="true"/>
    </style:style>
    <style:style style:name="Bubbles-backgroundobjects" style:family="presentation">
      <style:graphic-properties draw:textarea-horizontal-align="justify" draw:shadow="hidden" draw:shadow-offset-x="0.2cm" draw:shadow-offset-y="0.2cm" draw:shadow-color="#808080"/>
      <style:text-properties style:letter-kerning="true"/>
    </style:style>
    <style:style style:name="Bubble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bbles-outline1" style:family="presentation">
      <style:graphic-properties draw:stroke="none" draw:fill="none" draw:auto-grow-height="false" draw:fit-to-size="shrink-to-fit">
        <text:list-style style:name="Bubbl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3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outline2" style:family="presentation" style:parent-style-name="Bubbles-outline1">
      <style:paragraph-properties fo:margin-left="0cm" fo:margin-right="0cm" fo:margin-top="0.3cm" fo:margin-bottom="0cm" fo:text-indent="0cm"/>
      <style:text-properties fo:font-size="21pt" style:font-size-asian="28pt" style:font-size-complex="28pt"/>
    </style:style>
    <style:style style:name="Bubbles-outline3" style:family="presentation" style:parent-style-name="Bubbles-outline2">
      <style:paragraph-properties fo:margin-left="0cm" fo:margin-right="0cm" fo:margin-top="0.224cm" fo:margin-bottom="0cm" fo:text-indent="0cm"/>
      <style:text-properties fo:font-size="18pt" style:font-size-asian="24pt" style:font-size-complex="24pt"/>
    </style:style>
    <style:style style:name="Bubbles-outline4" style:family="presentation" style:parent-style-name="Bubbles-outline3">
      <style:paragraph-properties fo:margin-left="0cm" fo:margin-right="0cm" fo:margin-top="0.149cm" fo:margin-bottom="0cm" fo:text-indent="0cm"/>
      <style:text-properties fo:font-size="15pt" style:font-size-asian="20pt" style:font-size-complex="20pt"/>
    </style:style>
    <style:style style:name="Bubbles-outline5" style:family="presentation" style:parent-style-name="Bubbles-outline4">
      <style:paragraph-properties fo:margin-left="0cm" fo:margin-right="0cm" fo:margin-top="0.074cm" fo:margin-bottom="0cm" fo:text-indent="0cm"/>
      <style:text-properties fo:font-size="15pt" style:font-size-asian="20pt" style:font-size-complex="20pt"/>
    </style:style>
    <style:style style:name="Bubbles-outline6" style:family="presentation" style:parent-style-name="Bubbles-outline5">
      <style:paragraph-properties fo:margin-left="0cm" fo:margin-right="0cm" fo:margin-top="0.074cm" fo:margin-bottom="0cm" fo:text-indent="0cm"/>
      <style:text-properties fo:font-size="15pt" style:font-size-asian="20pt" style:font-size-complex="20pt"/>
    </style:style>
    <style:style style:name="Bubbles-outline7" style:family="presentation" style:parent-style-name="Bubbles-outline6">
      <style:paragraph-properties fo:margin-left="0cm" fo:margin-right="0cm" fo:margin-top="0.074cm" fo:margin-bottom="0cm" fo:text-indent="0cm"/>
      <style:text-properties fo:font-size="15pt" style:font-size-asian="20pt" style:font-size-complex="20pt"/>
    </style:style>
    <style:style style:name="Bubbles-outline8" style:family="presentation" style:parent-style-name="Bubbles-outline7">
      <style:paragraph-properties fo:margin-left="0cm" fo:margin-right="0cm" fo:margin-top="0.074cm" fo:margin-bottom="0cm" fo:text-indent="0cm"/>
      <style:text-properties fo:font-size="15pt" style:font-size-asian="20pt" style:font-size-complex="20pt"/>
    </style:style>
    <style:style style:name="Bubbles-outline9" style:family="presentation" style:parent-style-name="Bubbles-outline8">
      <style:paragraph-properties fo:margin-left="0cm" fo:margin-right="0cm" fo:margin-top="0.074cm" fo:margin-bottom="0cm" fo:text-indent="0cm"/>
      <style:text-properties fo:font-size="15pt" style:font-size-asian="20pt" style:font-size-complex="20pt"/>
    </style:style>
    <style:style style:name="Bubbles-subtitle" style:family="presentation">
      <style:graphic-properties draw:stroke="none" draw:fill="none" draw:textarea-vertical-align="middle">
        <text:list-style style:name="Bubble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bbles-title" style:family="presentation">
      <style:graphic-properties draw:stroke="none" draw:fill="none" draw:textarea-vertical-align="middle">
        <text:list-style style:name="Bubble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itmap_20_2"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Bubbles-backgroundobjects">
      <style:graphic-properties draw:stroke="none" draw:fill="none" draw:fill-color="#ffffff" draw:auto-grow-height="false" fo:min-height="1.449cm"/>
    </style:style>
    <style:style style:name="Mpr2" style:family="presentation" style:parent-style-name="Bubbles-backgroundobjects">
      <style:graphic-properties draw:stroke="none" draw:fill="none" draw:fill-color="#ffffff" draw:auto-grow-height="false" fo:min-height="1.397cm"/>
    </style:style>
    <style:style style:name="Mpr3" style:family="presentation" style:parent-style-name="Bubbl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Bubbles" style:page-layout-name="PM1" draw:style-name="Mdp1">
      <office:forms form:automatic-focus="false" form:apply-design-mode="false"/>
      <draw:frame presentation:style-name="Bubbles-title" draw:layer="backgroundobjects" svg:width="25.199cm" svg:height="2.63cm" svg:x="1.4cm" svg:y="0.627cm" presentation:class="title" presentation:placeholder="true">
        <draw:text-box/>
      </draw:frame>
      <draw:frame presentation:style-name="Bubbles-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ubbles-title" draw:layer="backgroundobjects" svg:width="13.968cm" svg:height="10.476cm" svg:x="3.81cm" svg:y="2.123cm" presentation:class="page"/>
        <draw:frame presentation:style-name="Bubble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17T23:22:46.547061163</meta:creation-date>
    <dc:date>2018-03-20T20:06:42.786244210</dc:date>
    <meta:editing-duration>P1DT8H28M41S</meta:editing-duration>
    <meta:editing-cycles>1284</meta:editing-cycles>
    <meta:generator>LibreOffice/5.1.6.2$Linux_X86_64 LibreOffice_project/10m0$Build-2</meta:generator>
    <meta:document-statistic meta:object-count="596"/>
  </office:meta>
</office:document-meta>
</file>

<file path=Object 1/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

<file path=Object 2/content.xml><?xml version="1.0" encoding="utf-8"?>
<math xmlns="http://www.w3.org/1998/Math/MathML" display="block">
  <semantics>
    <mrow>
      <mi mathvariant="normal">℘</mi>
      <mrow>
        <mo fence="true" stretchy="false">(</mo>
        <mrow>
          <mrow>
            <mo stretchy="false">{</mo>
            <mn>1,</mn>
            <mn>2,</mn>
            <mn>3</mn>
            <mo stretchy="false">}</mo>
          </mrow>
        </mrow>
        <mo fence="true" stretchy="false">)</mo>
      </mrow>
    </mrow>
    <annotation encoding="StarMath 5.0">wp( \{ 1, 2, 3 \} )</annotation>
  </semantics>
</math>
</file>